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713in" svg:height="7.6441in" svg:x="3.6854in" svg:y="8.189in">
            <draw:object draw:notify-on-update-of-ranges="Sheet1.Q3:Sheet1.Z3 Sheet1.Q4:Sheet1.Z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90000000000001" calcext:value-type="float">
            <text:p>0.790000000000001</text:p>
          </table:table-cell>
          <table:table-cell office:value-type="float" office:value="0.750000000000001" calcext:value-type="float">
            <text:p>0.750000000000001</text:p>
          </table:table-cell>
          <table:table-cell office:value-type="float" office:value="0.710000000000001" calcext:value-type="float">
            <text:p>0.710000000000001</text:p>
          </table:table-cell>
          <table:table-cell office:value-type="float" office:value="0.670000000000001" calcext:value-type="float">
            <text:p>0.670000000000001</text:p>
          </table:table-cell>
          <table:table-cell office:value-type="float" office:value="0.630000000000001" calcext:value-type="float">
            <text:p>0.630000000000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sum</text:p>
          </table:table-cell>
          <table:table-cell table:number-columns-repeated="12"/>
          <table:table-cell table:formula="of:=[.F2]" office:value-type="float" office:value="0.99" calcext:value-type="float">
            <text:p>0.99</text:p>
          </table:table-cell>
          <table:table-cell table:formula="of:=[.G2]" office:value-type="float" office:value="0.95" calcext:value-type="float">
            <text:p>0.95</text:p>
          </table:table-cell>
          <table:table-cell table:formula="of:=[.H2]" office:value-type="float" office:value="0.91" calcext:value-type="float">
            <text:p>0.91</text:p>
          </table:table-cell>
          <table:table-cell table:formula="of:=[.I2]" office:value-type="float" office:value="0.87" calcext:value-type="float">
            <text:p>0.87</text:p>
          </table:table-cell>
          <table:table-cell table:formula="of:=[.J2]" office:value-type="float" office:value="0.83" calcext:value-type="float">
            <text:p>0.83</text:p>
          </table:table-cell>
          <table:table-cell table:formula="of:=[.K2]" office:value-type="float" office:value="0.790000000000001" calcext:value-type="float">
            <text:p>0.790000000000001</text:p>
          </table:table-cell>
          <table:table-cell table:formula="of:=[.L2]" office:value-type="float" office:value="0.750000000000001" calcext:value-type="float">
            <text:p>0.750000000000001</text:p>
          </table:table-cell>
          <table:table-cell table:formula="of:=[.M2]" office:value-type="float" office:value="0.710000000000001" calcext:value-type="float">
            <text:p>0.710000000000001</text:p>
          </table:table-cell>
          <table:table-cell table:formula="of:=[.N2]" office:value-type="float" office:value="0.670000000000001" calcext:value-type="float">
            <text:p>0.670000000000001</text:p>
          </table:table-cell>
          <table:table-cell table:formula="of:=[.O2]" office:value-type="float" office:value="0.630000000000001" calcext:value-type="float">
            <text:p>0.630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1-[.$A$2])/[.$A$2])^[.A4]" office:value-type="float" office:value="0.0101010101010101" calcext:value-type="float">
            <text:p>0.01010101010101</text:p>
          </table:table-cell>
          <table:table-cell office:value-type="float" office:value="0" calcext:value-type="float">
            <text:p>0</text:p>
          </table:table-cell>
          <table:table-cell table:formula="of:=SUMPRODUCT([.B4:.$B$43];[.C4:.$C$43])" office:value-type="float" office:value="0.000000000525767856351391" calcext:value-type="float">
            <text:p>5.25767856351391E-10</text:p>
          </table:table-cell>
          <table:table-cell/>
          <table:table-cell table:formula="of:=((1-[.F$2])/[.F$2])^[.$A4]*[.$C4]" office:value-type="float" office:value="0" calcext:value-type="float">
            <text:p>0</text:p>
          </table:table-cell>
          <table:table-cell table:formula="of:=((1-[.G$2])/[.G$2])^[.$A4]*[.$C4]" office:value-type="float" office:value="0" calcext:value-type="float">
            <text:p>0</text:p>
          </table:table-cell>
          <table:table-cell table:formula="of:=((1-[.H$2])/[.H$2])^[.$A4]*[.$C4]" office:value-type="float" office:value="0" calcext:value-type="float">
            <text:p>0</text:p>
          </table:table-cell>
          <table:table-cell table:formula="of:=((1-[.I$2])/[.I$2])^[.$A4]*[.$C4]" office:value-type="float" office:value="0" calcext:value-type="float">
            <text:p>0</text:p>
          </table:table-cell>
          <table:table-cell table:formula="of:=((1-[.J$2])/[.J$2])^[.$A4]*[.$C4]" office:value-type="float" office:value="0" calcext:value-type="float">
            <text:p>0</text:p>
          </table:table-cell>
          <table:table-cell table:formula="of:=((1-[.K$2])/[.K$2])^[.$A4]*[.$C4]" office:value-type="float" office:value="0" calcext:value-type="float">
            <text:p>0</text:p>
          </table:table-cell>
          <table:table-cell table:formula="of:=((1-[.L$2])/[.L$2])^[.$A4]*[.$C4]" office:value-type="float" office:value="0" calcext:value-type="float">
            <text:p>0</text:p>
          </table:table-cell>
          <table:table-cell table:formula="of:=((1-[.M$2])/[.M$2])^[.$A4]*[.$C4]" office:value-type="float" office:value="0" calcext:value-type="float">
            <text:p>0</text:p>
          </table:table-cell>
          <table:table-cell table:formula="of:=((1-[.N$2])/[.N$2])^[.$A4]*[.$C4]" office:value-type="float" office:value="0" calcext:value-type="float">
            <text:p>0</text:p>
          </table:table-cell>
          <table:table-cell table:formula="of:=((1-[.O$2])/[.O$2])^[.$A4]*[.$C4]" office:value-type="float" office:value="0" calcext:value-type="float">
            <text:p>0</text:p>
          </table:table-cell>
          <table:table-cell/>
          <table:table-cell table:formula="of:=SUMPRODUCT([.$C4:.$C$43];[.F4:.F$43])" office:value-type="float" office:value="0.00000000262883928230982" calcext:value-type="float">
            <text:p>2.62883928230982E-09</text:p>
          </table:table-cell>
          <table:table-cell table:formula="of:=SUMPRODUCT([.$C4:.$C$43];[.G4:.G$43])" office:value-type="float" office:value="0.0000100965309127506" calcext:value-type="float">
            <text:p>1.00965309127506E-05</text:p>
          </table:table-cell>
          <table:table-cell table:formula="of:=SUMPRODUCT([.$C4:.$C$43];[.H4:.H$43])" office:value-type="float" office:value="0.000236564571311434" calcext:value-type="float">
            <text:p>0.000236564571311</text:p>
          </table:table-cell>
          <table:table-cell table:formula="of:=SUMPRODUCT([.$C4:.$C$43];[.I4:.I$43])" office:value-type="float" office:value="0.00186248532961648" calcext:value-type="float">
            <text:p>0.001862485329616</text:p>
          </table:table-cell>
          <table:table-cell table:formula="of:=SUMPRODUCT([.$C4:.$C$43];[.J4:.J$43])" office:value-type="float" office:value="0.00901468854776216" calcext:value-type="float">
            <text:p>0.009014688547762</text:p>
          </table:table-cell>
          <table:table-cell table:formula="of:=SUMPRODUCT([.$C4:.$C$43];[.K4:.K$43])" office:value-type="float" office:value="0.0332259831243496" calcext:value-type="float">
            <text:p>0.03322598312435</text:p>
          </table:table-cell>
          <table:table-cell table:formula="of:=SUMPRODUCT([.$C4:.$C$43];[.L4:.L$43])" office:value-type="float" office:value="0.103305806604127" calcext:value-type="float">
            <text:p>0.103305806604127</text:p>
          </table:table-cell>
          <table:table-cell table:formula="of:=SUMPRODUCT([.$C4:.$C$43];[.M4:.M$43])" office:value-type="float" office:value="0.287478678168334" calcext:value-type="float">
            <text:p>0.287478678168334</text:p>
          </table:table-cell>
          <table:table-cell table:formula="of:=SUMPRODUCT([.$C4:.$C$43];[.N4:.N$43])" office:value-type="float" office:value="0.746347234644292" calcext:value-type="float">
            <text:p>0.746347234644292</text:p>
          </table:table-cell>
          <table:table-cell table:formula="of:=SUMPRODUCT([.$C4:.$C$43];[.O4:.O$43])" office:value-type="float" office:value="1.87977653081731" calcext:value-type="float">
            <text:p>1.879776530817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1-[.$A$2])/[.$A$2])^[.A5]" office:value-type="float" office:value="0.000102030405060708" calcext:value-type="float">
            <text:p>0.000102030405061</text:p>
          </table:table-cell>
          <table:table-cell office:value-type="float" office:value="0" calcext:value-type="float">
            <text:p>0</text:p>
          </table:table-cell>
          <table:table-cell table:formula="of:=SUMPRODUCT([.B5:.$B$43];[.C5:.$C$43])" office:value-type="float" office:value="0.000000000525767856351391" calcext:value-type="float">
            <text:p>5.25767856351391E-10</text:p>
          </table:table-cell>
          <table:table-cell/>
          <table:table-cell table:formula="of:=((1-[.F$2])/[.F$2])^[.$A5]*[.$C5]" office:value-type="float" office:value="0" calcext:value-type="float">
            <text:p>0</text:p>
          </table:table-cell>
          <table:table-cell table:formula="of:=((1-[.G$2])/[.G$2])^[.$A5]*[.$C5]" office:value-type="float" office:value="0" calcext:value-type="float">
            <text:p>0</text:p>
          </table:table-cell>
          <table:table-cell table:formula="of:=((1-[.H$2])/[.H$2])^[.$A5]*[.$C5]" office:value-type="float" office:value="0" calcext:value-type="float">
            <text:p>0</text:p>
          </table:table-cell>
          <table:table-cell table:formula="of:=((1-[.I$2])/[.I$2])^[.$A5]*[.$C5]" office:value-type="float" office:value="0" calcext:value-type="float">
            <text:p>0</text:p>
          </table:table-cell>
          <table:table-cell table:formula="of:=((1-[.J$2])/[.J$2])^[.$A5]*[.$C5]" office:value-type="float" office:value="0" calcext:value-type="float">
            <text:p>0</text:p>
          </table:table-cell>
          <table:table-cell table:formula="of:=((1-[.K$2])/[.K$2])^[.$A5]*[.$C5]" office:value-type="float" office:value="0" calcext:value-type="float">
            <text:p>0</text:p>
          </table:table-cell>
          <table:table-cell table:formula="of:=((1-[.L$2])/[.L$2])^[.$A5]*[.$C5]" office:value-type="float" office:value="0" calcext:value-type="float">
            <text:p>0</text:p>
          </table:table-cell>
          <table:table-cell table:formula="of:=((1-[.M$2])/[.M$2])^[.$A5]*[.$C5]" office:value-type="float" office:value="0" calcext:value-type="float">
            <text:p>0</text:p>
          </table:table-cell>
          <table:table-cell table:formula="of:=((1-[.N$2])/[.N$2])^[.$A5]*[.$C5]" office:value-type="float" office:value="0" calcext:value-type="float">
            <text:p>0</text:p>
          </table:table-cell>
          <table:table-cell table:formula="of:=((1-[.O$2])/[.O$2])^[.$A5]*[.$C5]" office:value-type="float" office:value="0" calcext:value-type="float">
            <text:p>0</text:p>
          </table:table-cell>
          <table:table-cell/>
          <table:table-cell table:formula="of:=SUMPRODUCT([.$C5:.$C$43];[.F5:.F$43])" office:value-type="float" office:value="0.00000000262883928230982" calcext:value-type="float">
            <text:p>2.62883928230982E-09</text:p>
          </table:table-cell>
          <table:table-cell table:formula="of:=SUMPRODUCT([.$C5:.$C$43];[.G5:.G$43])" office:value-type="float" office:value="0.0000100965309127506" calcext:value-type="float">
            <text:p>1.00965309127506E-05</text:p>
          </table:table-cell>
          <table:table-cell table:formula="of:=SUMPRODUCT([.$C5:.$C$43];[.H5:.H$43])" office:value-type="float" office:value="0.000236564571311434" calcext:value-type="float">
            <text:p>0.000236564571311</text:p>
          </table:table-cell>
          <table:table-cell table:formula="of:=SUMPRODUCT([.$C5:.$C$43];[.I5:.I$43])" office:value-type="float" office:value="0.00186248532961648" calcext:value-type="float">
            <text:p>0.001862485329616</text:p>
          </table:table-cell>
          <table:table-cell table:formula="of:=SUMPRODUCT([.$C5:.$C$43];[.J5:.J$43])" office:value-type="float" office:value="0.00901468854776216" calcext:value-type="float">
            <text:p>0.009014688547762</text:p>
          </table:table-cell>
          <table:table-cell table:formula="of:=SUMPRODUCT([.$C5:.$C$43];[.K5:.K$43])" office:value-type="float" office:value="0.0332259831243496" calcext:value-type="float">
            <text:p>0.03322598312435</text:p>
          </table:table-cell>
          <table:table-cell table:formula="of:=SUMPRODUCT([.$C5:.$C$43];[.L5:.L$43])" office:value-type="float" office:value="0.103305806604127" calcext:value-type="float">
            <text:p>0.103305806604127</text:p>
          </table:table-cell>
          <table:table-cell table:formula="of:=SUMPRODUCT([.$C5:.$C$43];[.M5:.M$43])" office:value-type="float" office:value="0.287478678168334" calcext:value-type="float">
            <text:p>0.287478678168334</text:p>
          </table:table-cell>
          <table:table-cell table:formula="of:=SUMPRODUCT([.$C5:.$C$43];[.N5:.N$43])" office:value-type="float" office:value="0.746347234644292" calcext:value-type="float">
            <text:p>0.746347234644292</text:p>
          </table:table-cell>
          <table:table-cell table:formula="of:=SUMPRODUCT([.$C5:.$C$43];[.O5:.O$43])" office:value-type="float" office:value="1.87977653081731" calcext:value-type="float">
            <text:p>1.87977653081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1-[.$A$2])/[.$A$2])^[.A6]" office:value-type="float" office:value="0.00000103061015212837" calcext:value-type="float">
            <text:p>1.03061015212837E-06</text:p>
          </table:table-cell>
          <table:table-cell office:value-type="float" office:value="0" calcext:value-type="float">
            <text:p>0</text:p>
          </table:table-cell>
          <table:table-cell table:formula="of:=SUMPRODUCT([.B6:.$B$43];[.C6:.$C$43])" office:value-type="float" office:value="0.000000000525767856351391" calcext:value-type="float">
            <text:p>5.25767856351391E-10</text:p>
          </table:table-cell>
          <table:table-cell/>
          <table:table-cell table:formula="of:=((1-[.F$2])/[.F$2])^[.$A6]*[.$C6]" office:value-type="float" office:value="0" calcext:value-type="float">
            <text:p>0</text:p>
          </table:table-cell>
          <table:table-cell table:formula="of:=((1-[.G$2])/[.G$2])^[.$A6]*[.$C6]" office:value-type="float" office:value="0" calcext:value-type="float">
            <text:p>0</text:p>
          </table:table-cell>
          <table:table-cell table:formula="of:=((1-[.H$2])/[.H$2])^[.$A6]*[.$C6]" office:value-type="float" office:value="0" calcext:value-type="float">
            <text:p>0</text:p>
          </table:table-cell>
          <table:table-cell table:formula="of:=((1-[.I$2])/[.I$2])^[.$A6]*[.$C6]" office:value-type="float" office:value="0" calcext:value-type="float">
            <text:p>0</text:p>
          </table:table-cell>
          <table:table-cell table:formula="of:=((1-[.J$2])/[.J$2])^[.$A6]*[.$C6]" office:value-type="float" office:value="0" calcext:value-type="float">
            <text:p>0</text:p>
          </table:table-cell>
          <table:table-cell table:formula="of:=((1-[.K$2])/[.K$2])^[.$A6]*[.$C6]" office:value-type="float" office:value="0" calcext:value-type="float">
            <text:p>0</text:p>
          </table:table-cell>
          <table:table-cell table:formula="of:=((1-[.L$2])/[.L$2])^[.$A6]*[.$C6]" office:value-type="float" office:value="0" calcext:value-type="float">
            <text:p>0</text:p>
          </table:table-cell>
          <table:table-cell table:formula="of:=((1-[.M$2])/[.M$2])^[.$A6]*[.$C6]" office:value-type="float" office:value="0" calcext:value-type="float">
            <text:p>0</text:p>
          </table:table-cell>
          <table:table-cell table:formula="of:=((1-[.N$2])/[.N$2])^[.$A6]*[.$C6]" office:value-type="float" office:value="0" calcext:value-type="float">
            <text:p>0</text:p>
          </table:table-cell>
          <table:table-cell table:formula="of:=((1-[.O$2])/[.O$2])^[.$A6]*[.$C6]" office:value-type="float" office:value="0" calcext:value-type="float">
            <text:p>0</text:p>
          </table:table-cell>
          <table:table-cell/>
          <table:table-cell table:formula="of:=SUMPRODUCT([.$C6:.$C$43];[.F6:.F$43])" office:value-type="float" office:value="0.00000000262883928230982" calcext:value-type="float">
            <text:p>2.62883928230982E-09</text:p>
          </table:table-cell>
          <table:table-cell table:formula="of:=SUMPRODUCT([.$C6:.$C$43];[.G6:.G$43])" office:value-type="float" office:value="0.0000100965309127506" calcext:value-type="float">
            <text:p>1.00965309127506E-05</text:p>
          </table:table-cell>
          <table:table-cell table:formula="of:=SUMPRODUCT([.$C6:.$C$43];[.H6:.H$43])" office:value-type="float" office:value="0.000236564571311434" calcext:value-type="float">
            <text:p>0.000236564571311</text:p>
          </table:table-cell>
          <table:table-cell table:formula="of:=SUMPRODUCT([.$C6:.$C$43];[.I6:.I$43])" office:value-type="float" office:value="0.00186248532961648" calcext:value-type="float">
            <text:p>0.001862485329616</text:p>
          </table:table-cell>
          <table:table-cell table:formula="of:=SUMPRODUCT([.$C6:.$C$43];[.J6:.J$43])" office:value-type="float" office:value="0.00901468854776216" calcext:value-type="float">
            <text:p>0.009014688547762</text:p>
          </table:table-cell>
          <table:table-cell table:formula="of:=SUMPRODUCT([.$C6:.$C$43];[.K6:.K$43])" office:value-type="float" office:value="0.0332259831243496" calcext:value-type="float">
            <text:p>0.03322598312435</text:p>
          </table:table-cell>
          <table:table-cell table:formula="of:=SUMPRODUCT([.$C6:.$C$43];[.L6:.L$43])" office:value-type="float" office:value="0.103305806604127" calcext:value-type="float">
            <text:p>0.103305806604127</text:p>
          </table:table-cell>
          <table:table-cell table:formula="of:=SUMPRODUCT([.$C6:.$C$43];[.M6:.M$43])" office:value-type="float" office:value="0.287478678168334" calcext:value-type="float">
            <text:p>0.287478678168334</text:p>
          </table:table-cell>
          <table:table-cell table:formula="of:=SUMPRODUCT([.$C6:.$C$43];[.N6:.N$43])" office:value-type="float" office:value="0.746347234644292" calcext:value-type="float">
            <text:p>0.746347234644292</text:p>
          </table:table-cell>
          <table:table-cell table:formula="of:=SUMPRODUCT([.$C6:.$C$43];[.O6:.O$43])" office:value-type="float" office:value="1.87977653081731" calcext:value-type="float">
            <text:p>1.87977653081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1-[.$A$2])/[.$A$2])^[.A7]" office:value-type="float" office:value="0.0000000104102035568522" calcext:value-type="float">
            <text:p>1.04102035568522E-08</text:p>
          </table:table-cell>
          <table:table-cell office:value-type="float" office:value="0" calcext:value-type="float">
            <text:p>0</text:p>
          </table:table-cell>
          <table:table-cell table:formula="of:=SUMPRODUCT([.B7:.$B$43];[.C7:.$C$43])" office:value-type="float" office:value="0.000000000525767856351391" calcext:value-type="float">
            <text:p>5.25767856351391E-10</text:p>
          </table:table-cell>
          <table:table-cell/>
          <table:table-cell table:formula="of:=((1-[.F$2])/[.F$2])^[.$A7]*[.$C7]" office:value-type="float" office:value="0" calcext:value-type="float">
            <text:p>0</text:p>
          </table:table-cell>
          <table:table-cell table:formula="of:=((1-[.G$2])/[.G$2])^[.$A7]*[.$C7]" office:value-type="float" office:value="0" calcext:value-type="float">
            <text:p>0</text:p>
          </table:table-cell>
          <table:table-cell table:formula="of:=((1-[.H$2])/[.H$2])^[.$A7]*[.$C7]" office:value-type="float" office:value="0" calcext:value-type="float">
            <text:p>0</text:p>
          </table:table-cell>
          <table:table-cell table:formula="of:=((1-[.I$2])/[.I$2])^[.$A7]*[.$C7]" office:value-type="float" office:value="0" calcext:value-type="float">
            <text:p>0</text:p>
          </table:table-cell>
          <table:table-cell table:formula="of:=((1-[.J$2])/[.J$2])^[.$A7]*[.$C7]" office:value-type="float" office:value="0" calcext:value-type="float">
            <text:p>0</text:p>
          </table:table-cell>
          <table:table-cell table:formula="of:=((1-[.K$2])/[.K$2])^[.$A7]*[.$C7]" office:value-type="float" office:value="0" calcext:value-type="float">
            <text:p>0</text:p>
          </table:table-cell>
          <table:table-cell table:formula="of:=((1-[.L$2])/[.L$2])^[.$A7]*[.$C7]" office:value-type="float" office:value="0" calcext:value-type="float">
            <text:p>0</text:p>
          </table:table-cell>
          <table:table-cell table:formula="of:=((1-[.M$2])/[.M$2])^[.$A7]*[.$C7]" office:value-type="float" office:value="0" calcext:value-type="float">
            <text:p>0</text:p>
          </table:table-cell>
          <table:table-cell table:formula="of:=((1-[.N$2])/[.N$2])^[.$A7]*[.$C7]" office:value-type="float" office:value="0" calcext:value-type="float">
            <text:p>0</text:p>
          </table:table-cell>
          <table:table-cell table:formula="of:=((1-[.O$2])/[.O$2])^[.$A7]*[.$C7]" office:value-type="float" office:value="0" calcext:value-type="float">
            <text:p>0</text:p>
          </table:table-cell>
          <table:table-cell/>
          <table:table-cell table:formula="of:=SUMPRODUCT([.$C7:.$C$43];[.F7:.F$43])" office:value-type="float" office:value="0.00000000262883928230982" calcext:value-type="float">
            <text:p>2.62883928230982E-09</text:p>
          </table:table-cell>
          <table:table-cell table:formula="of:=SUMPRODUCT([.$C7:.$C$43];[.G7:.G$43])" office:value-type="float" office:value="0.0000100965309127506" calcext:value-type="float">
            <text:p>1.00965309127506E-05</text:p>
          </table:table-cell>
          <table:table-cell table:formula="of:=SUMPRODUCT([.$C7:.$C$43];[.H7:.H$43])" office:value-type="float" office:value="0.000236564571311434" calcext:value-type="float">
            <text:p>0.000236564571311</text:p>
          </table:table-cell>
          <table:table-cell table:formula="of:=SUMPRODUCT([.$C7:.$C$43];[.I7:.I$43])" office:value-type="float" office:value="0.00186248532961648" calcext:value-type="float">
            <text:p>0.001862485329616</text:p>
          </table:table-cell>
          <table:table-cell table:formula="of:=SUMPRODUCT([.$C7:.$C$43];[.J7:.J$43])" office:value-type="float" office:value="0.00901468854776216" calcext:value-type="float">
            <text:p>0.009014688547762</text:p>
          </table:table-cell>
          <table:table-cell table:formula="of:=SUMPRODUCT([.$C7:.$C$43];[.K7:.K$43])" office:value-type="float" office:value="0.0332259831243496" calcext:value-type="float">
            <text:p>0.03322598312435</text:p>
          </table:table-cell>
          <table:table-cell table:formula="of:=SUMPRODUCT([.$C7:.$C$43];[.L7:.L$43])" office:value-type="float" office:value="0.103305806604127" calcext:value-type="float">
            <text:p>0.103305806604127</text:p>
          </table:table-cell>
          <table:table-cell table:formula="of:=SUMPRODUCT([.$C7:.$C$43];[.M7:.M$43])" office:value-type="float" office:value="0.287478678168334" calcext:value-type="float">
            <text:p>0.287478678168334</text:p>
          </table:table-cell>
          <table:table-cell table:formula="of:=SUMPRODUCT([.$C7:.$C$43];[.N7:.N$43])" office:value-type="float" office:value="0.746347234644292" calcext:value-type="float">
            <text:p>0.746347234644292</text:p>
          </table:table-cell>
          <table:table-cell table:formula="of:=SUMPRODUCT([.$C7:.$C$43];[.O7:.O$43])" office:value-type="float" office:value="1.87977653081731" calcext:value-type="float">
            <text:p>1.879776530817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1-[.$A$2])/[.$A$2])^[.A8]" office:value-type="float" office:value="0.000000000105153571281336" calcext:value-type="float">
            <text:p>1.05153571281336E-10</text:p>
          </table:table-cell>
          <table:table-cell office:value-type="float" office:value="5" calcext:value-type="float">
            <text:p>5</text:p>
          </table:table-cell>
          <table:table-cell table:formula="of:=SUMPRODUCT([.B8:.$B$43];[.C8:.$C$43])" office:value-type="float" office:value="0.000000000525767856351391" calcext:value-type="float">
            <text:p>5.25767856351391E-10</text:p>
          </table:table-cell>
          <table:table-cell/>
          <table:table-cell table:formula="of:=((1-[.F$2])/[.F$2])^[.$A8]*[.$C8]" office:value-type="float" office:value="0.000000000525767856406678" calcext:value-type="float">
            <text:p>5.25767856406678E-10</text:p>
          </table:table-cell>
          <table:table-cell table:formula="of:=((1-[.G$2])/[.G$2])^[.$A8]*[.$C8]" office:value-type="float" office:value="0.00000201930536703095" calcext:value-type="float">
            <text:p>2.01930536703095E-06</text:p>
          </table:table-cell>
          <table:table-cell table:formula="of:=((1-[.H$2])/[.H$2])^[.$A8]*[.$C8]" office:value-type="float" office:value="0.0000473124665641519" calcext:value-type="float">
            <text:p>4.73124665641519E-05</text:p>
          </table:table-cell>
          <table:table-cell table:formula="of:=((1-[.I$2])/[.I$2])^[.$A8]*[.$C8]" office:value-type="float" office:value="0.000372469317177274" calcext:value-type="float">
            <text:p>0.000372469317177</text:p>
          </table:table-cell>
          <table:table-cell table:formula="of:=((1-[.J$2])/[.J$2])^[.$A8]*[.$C8]" office:value-type="float" office:value="0.00180228782676206" calcext:value-type="float">
            <text:p>0.001802287826762</text:p>
          </table:table-cell>
          <table:table-cell table:formula="of:=((1-[.K$2])/[.K$2])^[.$A8]*[.$C8]" office:value-type="float" office:value="0.00663637657295982" calcext:value-type="float">
            <text:p>0.00663637657296</text:p>
          </table:table-cell>
          <table:table-cell table:formula="of:=((1-[.L$2])/[.L$2])^[.$A8]*[.$C8]" office:value-type="float" office:value="0.0205761316872424" calcext:value-type="float">
            <text:p>0.020576131687243</text:p>
          </table:table-cell>
          <table:table-cell table:formula="of:=((1-[.M$2])/[.M$2])^[.$A8]*[.$C8]" office:value-type="float" office:value="0.0568418560218834" calcext:value-type="float">
            <text:p>0.056841856021883</text:p>
          </table:table-cell>
          <table:table-cell table:formula="of:=((1-[.N$2])/[.N$2])^[.$A8]*[.$C8]" office:value-type="float" office:value="0.144932468839717" calcext:value-type="float">
            <text:p>0.144932468839717</text:p>
          </table:table-cell>
          <table:table-cell table:formula="of:=((1-[.O$2])/[.O$2])^[.$A8]*[.$C8]" office:value-type="float" office:value="0.349362170755933" calcext:value-type="float">
            <text:p>0.349362170755933</text:p>
          </table:table-cell>
          <table:table-cell/>
          <table:table-cell table:formula="of:=SUMPRODUCT([.$C8:.$C$43];[.F8:.F$43])" office:value-type="float" office:value="0.00000000262883928230982" calcext:value-type="float">
            <text:p>2.62883928230982E-09</text:p>
          </table:table-cell>
          <table:table-cell table:formula="of:=SUMPRODUCT([.$C8:.$C$43];[.G8:.G$43])" office:value-type="float" office:value="0.0000100965309127506" calcext:value-type="float">
            <text:p>1.00965309127506E-05</text:p>
          </table:table-cell>
          <table:table-cell table:formula="of:=SUMPRODUCT([.$C8:.$C$43];[.H8:.H$43])" office:value-type="float" office:value="0.000236564571311434" calcext:value-type="float">
            <text:p>0.000236564571311</text:p>
          </table:table-cell>
          <table:table-cell table:formula="of:=SUMPRODUCT([.$C8:.$C$43];[.I8:.I$43])" office:value-type="float" office:value="0.00186248532961648" calcext:value-type="float">
            <text:p>0.001862485329616</text:p>
          </table:table-cell>
          <table:table-cell table:formula="of:=SUMPRODUCT([.$C8:.$C$43];[.J8:.J$43])" office:value-type="float" office:value="0.00901468854776216" calcext:value-type="float">
            <text:p>0.009014688547762</text:p>
          </table:table-cell>
          <table:table-cell table:formula="of:=SUMPRODUCT([.$C8:.$C$43];[.K8:.K$43])" office:value-type="float" office:value="0.0332259831243496" calcext:value-type="float">
            <text:p>0.03322598312435</text:p>
          </table:table-cell>
          <table:table-cell table:formula="of:=SUMPRODUCT([.$C8:.$C$43];[.L8:.L$43])" office:value-type="float" office:value="0.103305806604127" calcext:value-type="float">
            <text:p>0.103305806604127</text:p>
          </table:table-cell>
          <table:table-cell table:formula="of:=SUMPRODUCT([.$C8:.$C$43];[.M8:.M$43])" office:value-type="float" office:value="0.287478678168334" calcext:value-type="float">
            <text:p>0.287478678168334</text:p>
          </table:table-cell>
          <table:table-cell table:formula="of:=SUMPRODUCT([.$C8:.$C$43];[.N8:.N$43])" office:value-type="float" office:value="0.746347234644292" calcext:value-type="float">
            <text:p>0.746347234644292</text:p>
          </table:table-cell>
          <table:table-cell table:formula="of:=SUMPRODUCT([.$C8:.$C$43];[.O8:.O$43])" office:value-type="float" office:value="1.87977653081731" calcext:value-type="float">
            <text:p>1.87977653081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1-[.$A$2])/[.$A$2])^[.A9]" office:value-type="float" office:value="0.00000000000106215728567006" calcext:value-type="float">
            <text:p>1.06215728567006E-12</text:p>
          </table:table-cell>
          <table:table-cell office:value-type="float" office:value="0" calcext:value-type="float">
            <text:p>0</text:p>
          </table:table-cell>
          <table:table-cell table:formula="of:=SUMPRODUCT([.B9:.$B$43];[.C9:.$C$43])" office:value-type="float" office:value="-5.5286367760281E-020" calcext:value-type="float">
            <text:p>-5.5286367760281E-20</text:p>
          </table:table-cell>
          <table:table-cell/>
          <table:table-cell table:formula="of:=((1-[.F$2])/[.F$2])^[.$A9]*[.$C9]" office:value-type="float" office:value="0" calcext:value-type="float">
            <text:p>0</text:p>
          </table:table-cell>
          <table:table-cell table:formula="of:=((1-[.G$2])/[.G$2])^[.$A9]*[.$C9]" office:value-type="float" office:value="0" calcext:value-type="float">
            <text:p>0</text:p>
          </table:table-cell>
          <table:table-cell table:formula="of:=((1-[.H$2])/[.H$2])^[.$A9]*[.$C9]" office:value-type="float" office:value="0" calcext:value-type="float">
            <text:p>0</text:p>
          </table:table-cell>
          <table:table-cell table:formula="of:=((1-[.I$2])/[.I$2])^[.$A9]*[.$C9]" office:value-type="float" office:value="0" calcext:value-type="float">
            <text:p>0</text:p>
          </table:table-cell>
          <table:table-cell table:formula="of:=((1-[.J$2])/[.J$2])^[.$A9]*[.$C9]" office:value-type="float" office:value="0" calcext:value-type="float">
            <text:p>0</text:p>
          </table:table-cell>
          <table:table-cell table:formula="of:=((1-[.K$2])/[.K$2])^[.$A9]*[.$C9]" office:value-type="float" office:value="0" calcext:value-type="float">
            <text:p>0</text:p>
          </table:table-cell>
          <table:table-cell table:formula="of:=((1-[.L$2])/[.L$2])^[.$A9]*[.$C9]" office:value-type="float" office:value="0" calcext:value-type="float">
            <text:p>0</text:p>
          </table:table-cell>
          <table:table-cell table:formula="of:=((1-[.M$2])/[.M$2])^[.$A9]*[.$C9]" office:value-type="float" office:value="0" calcext:value-type="float">
            <text:p>0</text:p>
          </table:table-cell>
          <table:table-cell table:formula="of:=((1-[.N$2])/[.N$2])^[.$A9]*[.$C9]" office:value-type="float" office:value="0" calcext:value-type="float">
            <text:p>0</text:p>
          </table:table-cell>
          <table:table-cell table:formula="of:=((1-[.O$2])/[.O$2])^[.$A9]*[.$C9]" office:value-type="float" office:value="0" calcext:value-type="float">
            <text:p>0</text:p>
          </table:table-cell>
          <table:table-cell/>
          <table:table-cell table:formula="of:=SUMPRODUCT([.$C9:.$C$43];[.F9:.F$43])" office:value-type="float" office:value="2.76431838859541E-019" calcext:value-type="float">
            <text:p>2.76431838859541E-19</text:p>
          </table:table-cell>
          <table:table-cell table:formula="of:=SUMPRODUCT([.$C9:.$C$43];[.G9:.G$43])" office:value-type="float" office:value="0.00000000000407759581210421" calcext:value-type="float">
            <text:p>4.07759581210421E-12</text:p>
          </table:table-cell>
          <table:table-cell table:formula="of:=SUMPRODUCT([.$C9:.$C$43];[.H9:.H$43])" office:value-type="float" office:value="0.00000000223849067468831" calcext:value-type="float">
            <text:p>2.23849067468831E-09</text:p>
          </table:table-cell>
          <table:table-cell table:formula="of:=SUMPRODUCT([.$C9:.$C$43];[.I9:.I$43])" office:value-type="float" office:value="0.000000138743730104393" calcext:value-type="float">
            <text:p>1.38743730104393E-07</text:p>
          </table:table-cell>
          <table:table-cell table:formula="of:=SUMPRODUCT([.$C9:.$C$43];[.J9:.J$43])" office:value-type="float" office:value="0.00000324941395185678" calcext:value-type="float">
            <text:p>3.24941395185678E-06</text:p>
          </table:table-cell>
          <table:table-cell table:formula="of:=SUMPRODUCT([.$C9:.$C$43];[.K9:.K$43])" office:value-type="float" office:value="0.0000441002595504692" calcext:value-type="float">
            <text:p>4.41002595504692E-05</text:p>
          </table:table-cell>
          <table:table-cell table:formula="of:=SUMPRODUCT([.$C9:.$C$43];[.L9:.L$43])" office:value-type="float" office:value="0.000425148167915056" calcext:value-type="float">
            <text:p>0.000425148167915</text:p>
          </table:table-cell>
          <table:table-cell table:formula="of:=SUMPRODUCT([.$C9:.$C$43];[.M9:.M$43])" office:value-type="float" office:value="0.00326939805891662" calcext:value-type="float">
            <text:p>0.003269398058917</text:p>
          </table:table-cell>
          <table:table-cell table:formula="of:=SUMPRODUCT([.$C9:.$C$43];[.N9:.N$43])" office:value-type="float" office:value="0.0216848904457089" calcext:value-type="float">
            <text:p>0.021684890445709</text:p>
          </table:table-cell>
          <table:table-cell table:formula="of:=SUMPRODUCT([.$C9:.$C$43];[.O9:.O$43])" office:value-type="float" office:value="0.132965677037651" calcext:value-type="float">
            <text:p>0.132965677037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1-[.$A$2])/[.$A$2])^[.A10]" office:value-type="float" office:value="0.0000000000000107288614714147" calcext:value-type="float">
            <text:p>1.07288614714147E-14</text:p>
          </table:table-cell>
          <table:table-cell office:value-type="float" office:value="0" calcext:value-type="float">
            <text:p>0</text:p>
          </table:table-cell>
          <table:table-cell table:formula="of:=SUMPRODUCT([.B10:.$B$43];[.C10:.$C$43])" office:value-type="float" office:value="-5.5286367760281E-020" calcext:value-type="float">
            <text:p>-5.5286367760281E-20</text:p>
          </table:table-cell>
          <table:table-cell/>
          <table:table-cell table:formula="of:=((1-[.F$2])/[.F$2])^[.$A10]*[.$C10]" office:value-type="float" office:value="0" calcext:value-type="float">
            <text:p>0</text:p>
          </table:table-cell>
          <table:table-cell table:formula="of:=((1-[.G$2])/[.G$2])^[.$A10]*[.$C10]" office:value-type="float" office:value="0" calcext:value-type="float">
            <text:p>0</text:p>
          </table:table-cell>
          <table:table-cell table:formula="of:=((1-[.H$2])/[.H$2])^[.$A10]*[.$C10]" office:value-type="float" office:value="0" calcext:value-type="float">
            <text:p>0</text:p>
          </table:table-cell>
          <table:table-cell table:formula="of:=((1-[.I$2])/[.I$2])^[.$A10]*[.$C10]" office:value-type="float" office:value="0" calcext:value-type="float">
            <text:p>0</text:p>
          </table:table-cell>
          <table:table-cell table:formula="of:=((1-[.J$2])/[.J$2])^[.$A10]*[.$C10]" office:value-type="float" office:value="0" calcext:value-type="float">
            <text:p>0</text:p>
          </table:table-cell>
          <table:table-cell table:formula="of:=((1-[.K$2])/[.K$2])^[.$A10]*[.$C10]" office:value-type="float" office:value="0" calcext:value-type="float">
            <text:p>0</text:p>
          </table:table-cell>
          <table:table-cell table:formula="of:=((1-[.L$2])/[.L$2])^[.$A10]*[.$C10]" office:value-type="float" office:value="0" calcext:value-type="float">
            <text:p>0</text:p>
          </table:table-cell>
          <table:table-cell table:formula="of:=((1-[.M$2])/[.M$2])^[.$A10]*[.$C10]" office:value-type="float" office:value="0" calcext:value-type="float">
            <text:p>0</text:p>
          </table:table-cell>
          <table:table-cell table:formula="of:=((1-[.N$2])/[.N$2])^[.$A10]*[.$C10]" office:value-type="float" office:value="0" calcext:value-type="float">
            <text:p>0</text:p>
          </table:table-cell>
          <table:table-cell table:formula="of:=((1-[.O$2])/[.O$2])^[.$A10]*[.$C10]" office:value-type="float" office:value="0" calcext:value-type="float">
            <text:p>0</text:p>
          </table:table-cell>
          <table:table-cell/>
          <table:table-cell table:formula="of:=SUMPRODUCT([.$C10:.$C$43];[.F10:.F$43])" office:value-type="float" office:value="2.76431838859541E-019" calcext:value-type="float">
            <text:p>2.76431838859541E-19</text:p>
          </table:table-cell>
          <table:table-cell table:formula="of:=SUMPRODUCT([.$C10:.$C$43];[.G10:.G$43])" office:value-type="float" office:value="0.00000000000407759581210421" calcext:value-type="float">
            <text:p>4.07759581210421E-12</text:p>
          </table:table-cell>
          <table:table-cell table:formula="of:=SUMPRODUCT([.$C10:.$C$43];[.H10:.H$43])" office:value-type="float" office:value="0.00000000223849067468831" calcext:value-type="float">
            <text:p>2.23849067468831E-09</text:p>
          </table:table-cell>
          <table:table-cell table:formula="of:=SUMPRODUCT([.$C10:.$C$43];[.I10:.I$43])" office:value-type="float" office:value="0.000000138743730104393" calcext:value-type="float">
            <text:p>1.38743730104393E-07</text:p>
          </table:table-cell>
          <table:table-cell table:formula="of:=SUMPRODUCT([.$C10:.$C$43];[.J10:.J$43])" office:value-type="float" office:value="0.00000324941395185678" calcext:value-type="float">
            <text:p>3.24941395185678E-06</text:p>
          </table:table-cell>
          <table:table-cell table:formula="of:=SUMPRODUCT([.$C10:.$C$43];[.K10:.K$43])" office:value-type="float" office:value="0.0000441002595504692" calcext:value-type="float">
            <text:p>4.41002595504692E-05</text:p>
          </table:table-cell>
          <table:table-cell table:formula="of:=SUMPRODUCT([.$C10:.$C$43];[.L10:.L$43])" office:value-type="float" office:value="0.000425148167915056" calcext:value-type="float">
            <text:p>0.000425148167915</text:p>
          </table:table-cell>
          <table:table-cell table:formula="of:=SUMPRODUCT([.$C10:.$C$43];[.M10:.M$43])" office:value-type="float" office:value="0.00326939805891662" calcext:value-type="float">
            <text:p>0.003269398058917</text:p>
          </table:table-cell>
          <table:table-cell table:formula="of:=SUMPRODUCT([.$C10:.$C$43];[.N10:.N$43])" office:value-type="float" office:value="0.0216848904457089" calcext:value-type="float">
            <text:p>0.021684890445709</text:p>
          </table:table-cell>
          <table:table-cell table:formula="of:=SUMPRODUCT([.$C10:.$C$43];[.O10:.O$43])" office:value-type="float" office:value="0.132965677037651" calcext:value-type="float">
            <text:p>0.13296567703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1-[.$A$2])/[.$A$2])^[.A11]" office:value-type="float" office:value="1.08372338095098E-016" calcext:value-type="float">
            <text:p>1.08372338095098E-16</text:p>
          </table:table-cell>
          <table:table-cell office:value-type="float" office:value="0" calcext:value-type="float">
            <text:p>0</text:p>
          </table:table-cell>
          <table:table-cell table:formula="of:=SUMPRODUCT([.B11:.$B$43];[.C11:.$C$43])" office:value-type="float" office:value="-5.5286367760281E-020" calcext:value-type="float">
            <text:p>-5.5286367760281E-20</text:p>
          </table:table-cell>
          <table:table-cell/>
          <table:table-cell table:formula="of:=((1-[.F$2])/[.F$2])^[.$A11]*[.$C11]" office:value-type="float" office:value="0" calcext:value-type="float">
            <text:p>0</text:p>
          </table:table-cell>
          <table:table-cell table:formula="of:=((1-[.G$2])/[.G$2])^[.$A11]*[.$C11]" office:value-type="float" office:value="0" calcext:value-type="float">
            <text:p>0</text:p>
          </table:table-cell>
          <table:table-cell table:formula="of:=((1-[.H$2])/[.H$2])^[.$A11]*[.$C11]" office:value-type="float" office:value="0" calcext:value-type="float">
            <text:p>0</text:p>
          </table:table-cell>
          <table:table-cell table:formula="of:=((1-[.I$2])/[.I$2])^[.$A11]*[.$C11]" office:value-type="float" office:value="0" calcext:value-type="float">
            <text:p>0</text:p>
          </table:table-cell>
          <table:table-cell table:formula="of:=((1-[.J$2])/[.J$2])^[.$A11]*[.$C11]" office:value-type="float" office:value="0" calcext:value-type="float">
            <text:p>0</text:p>
          </table:table-cell>
          <table:table-cell table:formula="of:=((1-[.K$2])/[.K$2])^[.$A11]*[.$C11]" office:value-type="float" office:value="0" calcext:value-type="float">
            <text:p>0</text:p>
          </table:table-cell>
          <table:table-cell table:formula="of:=((1-[.L$2])/[.L$2])^[.$A11]*[.$C11]" office:value-type="float" office:value="0" calcext:value-type="float">
            <text:p>0</text:p>
          </table:table-cell>
          <table:table-cell table:formula="of:=((1-[.M$2])/[.M$2])^[.$A11]*[.$C11]" office:value-type="float" office:value="0" calcext:value-type="float">
            <text:p>0</text:p>
          </table:table-cell>
          <table:table-cell table:formula="of:=((1-[.N$2])/[.N$2])^[.$A11]*[.$C11]" office:value-type="float" office:value="0" calcext:value-type="float">
            <text:p>0</text:p>
          </table:table-cell>
          <table:table-cell table:formula="of:=((1-[.O$2])/[.O$2])^[.$A11]*[.$C11]" office:value-type="float" office:value="0" calcext:value-type="float">
            <text:p>0</text:p>
          </table:table-cell>
          <table:table-cell/>
          <table:table-cell table:formula="of:=SUMPRODUCT([.$C11:.$C$43];[.F11:.F$43])" office:value-type="float" office:value="2.76431838859541E-019" calcext:value-type="float">
            <text:p>2.76431838859541E-19</text:p>
          </table:table-cell>
          <table:table-cell table:formula="of:=SUMPRODUCT([.$C11:.$C$43];[.G11:.G$43])" office:value-type="float" office:value="0.00000000000407759581210421" calcext:value-type="float">
            <text:p>4.07759581210421E-12</text:p>
          </table:table-cell>
          <table:table-cell table:formula="of:=SUMPRODUCT([.$C11:.$C$43];[.H11:.H$43])" office:value-type="float" office:value="0.00000000223849067468831" calcext:value-type="float">
            <text:p>2.23849067468831E-09</text:p>
          </table:table-cell>
          <table:table-cell table:formula="of:=SUMPRODUCT([.$C11:.$C$43];[.I11:.I$43])" office:value-type="float" office:value="0.000000138743730104393" calcext:value-type="float">
            <text:p>1.38743730104393E-07</text:p>
          </table:table-cell>
          <table:table-cell table:formula="of:=SUMPRODUCT([.$C11:.$C$43];[.J11:.J$43])" office:value-type="float" office:value="0.00000324941395185678" calcext:value-type="float">
            <text:p>3.24941395185678E-06</text:p>
          </table:table-cell>
          <table:table-cell table:formula="of:=SUMPRODUCT([.$C11:.$C$43];[.K11:.K$43])" office:value-type="float" office:value="0.0000441002595504692" calcext:value-type="float">
            <text:p>4.41002595504692E-05</text:p>
          </table:table-cell>
          <table:table-cell table:formula="of:=SUMPRODUCT([.$C11:.$C$43];[.L11:.L$43])" office:value-type="float" office:value="0.000425148167915056" calcext:value-type="float">
            <text:p>0.000425148167915</text:p>
          </table:table-cell>
          <table:table-cell table:formula="of:=SUMPRODUCT([.$C11:.$C$43];[.M11:.M$43])" office:value-type="float" office:value="0.00326939805891662" calcext:value-type="float">
            <text:p>0.003269398058917</text:p>
          </table:table-cell>
          <table:table-cell table:formula="of:=SUMPRODUCT([.$C11:.$C$43];[.N11:.N$43])" office:value-type="float" office:value="0.0216848904457089" calcext:value-type="float">
            <text:p>0.021684890445709</text:p>
          </table:table-cell>
          <table:table-cell table:formula="of:=SUMPRODUCT([.$C11:.$C$43];[.O11:.O$43])" office:value-type="float" office:value="0.132965677037651" calcext:value-type="float">
            <text:p>0.132965677037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1-[.$A$2])/[.$A$2])^[.A12]" office:value-type="float" office:value="1.09467008176867E-018" calcext:value-type="float">
            <text:p>1.09467008176867E-18</text:p>
          </table:table-cell>
          <table:table-cell office:value-type="float" office:value="0" calcext:value-type="float">
            <text:p>0</text:p>
          </table:table-cell>
          <table:table-cell table:formula="of:=SUMPRODUCT([.B12:.$B$43];[.C12:.$C$43])" office:value-type="float" office:value="-5.5286367760281E-020" calcext:value-type="float">
            <text:p>-5.5286367760281E-20</text:p>
          </table:table-cell>
          <table:table-cell/>
          <table:table-cell table:formula="of:=((1-[.F$2])/[.F$2])^[.$A12]*[.$C12]" office:value-type="float" office:value="0" calcext:value-type="float">
            <text:p>0</text:p>
          </table:table-cell>
          <table:table-cell table:formula="of:=((1-[.G$2])/[.G$2])^[.$A12]*[.$C12]" office:value-type="float" office:value="0" calcext:value-type="float">
            <text:p>0</text:p>
          </table:table-cell>
          <table:table-cell table:formula="of:=((1-[.H$2])/[.H$2])^[.$A12]*[.$C12]" office:value-type="float" office:value="0" calcext:value-type="float">
            <text:p>0</text:p>
          </table:table-cell>
          <table:table-cell table:formula="of:=((1-[.I$2])/[.I$2])^[.$A12]*[.$C12]" office:value-type="float" office:value="0" calcext:value-type="float">
            <text:p>0</text:p>
          </table:table-cell>
          <table:table-cell table:formula="of:=((1-[.J$2])/[.J$2])^[.$A12]*[.$C12]" office:value-type="float" office:value="0" calcext:value-type="float">
            <text:p>0</text:p>
          </table:table-cell>
          <table:table-cell table:formula="of:=((1-[.K$2])/[.K$2])^[.$A12]*[.$C12]" office:value-type="float" office:value="0" calcext:value-type="float">
            <text:p>0</text:p>
          </table:table-cell>
          <table:table-cell table:formula="of:=((1-[.L$2])/[.L$2])^[.$A12]*[.$C12]" office:value-type="float" office:value="0" calcext:value-type="float">
            <text:p>0</text:p>
          </table:table-cell>
          <table:table-cell table:formula="of:=((1-[.M$2])/[.M$2])^[.$A12]*[.$C12]" office:value-type="float" office:value="0" calcext:value-type="float">
            <text:p>0</text:p>
          </table:table-cell>
          <table:table-cell table:formula="of:=((1-[.N$2])/[.N$2])^[.$A12]*[.$C12]" office:value-type="float" office:value="0" calcext:value-type="float">
            <text:p>0</text:p>
          </table:table-cell>
          <table:table-cell table:formula="of:=((1-[.O$2])/[.O$2])^[.$A12]*[.$C12]" office:value-type="float" office:value="0" calcext:value-type="float">
            <text:p>0</text:p>
          </table:table-cell>
          <table:table-cell/>
          <table:table-cell table:formula="of:=SUMPRODUCT([.$C12:.$C$43];[.F12:.F$43])" office:value-type="float" office:value="2.76431838859541E-019" calcext:value-type="float">
            <text:p>2.76431838859541E-19</text:p>
          </table:table-cell>
          <table:table-cell table:formula="of:=SUMPRODUCT([.$C12:.$C$43];[.G12:.G$43])" office:value-type="float" office:value="0.00000000000407759581210421" calcext:value-type="float">
            <text:p>4.07759581210421E-12</text:p>
          </table:table-cell>
          <table:table-cell table:formula="of:=SUMPRODUCT([.$C12:.$C$43];[.H12:.H$43])" office:value-type="float" office:value="0.00000000223849067468831" calcext:value-type="float">
            <text:p>2.23849067468831E-09</text:p>
          </table:table-cell>
          <table:table-cell table:formula="of:=SUMPRODUCT([.$C12:.$C$43];[.I12:.I$43])" office:value-type="float" office:value="0.000000138743730104393" calcext:value-type="float">
            <text:p>1.38743730104393E-07</text:p>
          </table:table-cell>
          <table:table-cell table:formula="of:=SUMPRODUCT([.$C12:.$C$43];[.J12:.J$43])" office:value-type="float" office:value="0.00000324941395185678" calcext:value-type="float">
            <text:p>3.24941395185678E-06</text:p>
          </table:table-cell>
          <table:table-cell table:formula="of:=SUMPRODUCT([.$C12:.$C$43];[.K12:.K$43])" office:value-type="float" office:value="0.0000441002595504692" calcext:value-type="float">
            <text:p>4.41002595504692E-05</text:p>
          </table:table-cell>
          <table:table-cell table:formula="of:=SUMPRODUCT([.$C12:.$C$43];[.L12:.L$43])" office:value-type="float" office:value="0.000425148167915056" calcext:value-type="float">
            <text:p>0.000425148167915</text:p>
          </table:table-cell>
          <table:table-cell table:formula="of:=SUMPRODUCT([.$C12:.$C$43];[.M12:.M$43])" office:value-type="float" office:value="0.00326939805891662" calcext:value-type="float">
            <text:p>0.003269398058917</text:p>
          </table:table-cell>
          <table:table-cell table:formula="of:=SUMPRODUCT([.$C12:.$C$43];[.N12:.N$43])" office:value-type="float" office:value="0.0216848904457089" calcext:value-type="float">
            <text:p>0.021684890445709</text:p>
          </table:table-cell>
          <table:table-cell table:formula="of:=SUMPRODUCT([.$C12:.$C$43];[.O12:.O$43])" office:value-type="float" office:value="0.132965677037651" calcext:value-type="float">
            <text:p>0.132965677037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1-[.$A$2])/[.$A$2])^[.A13]" office:value-type="float" office:value="1.10572735532189E-020" calcext:value-type="float">
            <text:p>1.10572735532189E-20</text:p>
          </table:table-cell>
          <table:table-cell office:value-type="float" office:value="-5" calcext:value-type="float">
            <text:p>-5</text:p>
          </table:table-cell>
          <table:table-cell table:formula="of:=SUMPRODUCT([.B13:.$B$43];[.C13:.$C$43])" office:value-type="float" office:value="-5.5286367760281E-020" calcext:value-type="float">
            <text:p>-5.5286367760281E-20</text:p>
          </table:table-cell>
          <table:table-cell/>
          <table:table-cell table:formula="of:=((1-[.F$2])/[.F$2])^[.$A13]*[.$C13]" office:value-type="float" office:value="-5.52863677660945E-020" calcext:value-type="float">
            <text:p>-5.52863677660945E-20</text:p>
          </table:table-cell>
          <table:table-cell table:formula="of:=((1-[.G$2])/[.G$2])^[.$A13]*[.$C13]" office:value-type="float" office:value="-0.000000000000815518833063999" calcext:value-type="float">
            <text:p>-8.15518833063999E-13</text:p>
          </table:table-cell>
          <table:table-cell table:formula="of:=((1-[.H$2])/[.H$2])^[.$A13]*[.$C13]" office:value-type="float" office:value="-0.000000000447693898476799" calcext:value-type="float">
            <text:p>-4.47693898476799E-10</text:p>
          </table:table-cell>
          <table:table-cell table:formula="of:=((1-[.I$2])/[.I$2])^[.$A13]*[.$C13]" office:value-type="float" office:value="-0.000000027746678447701" calcext:value-type="float">
            <text:p>-2.7746678447701E-08</text:p>
          </table:table-cell>
          <table:table-cell table:formula="of:=((1-[.J$2])/[.J$2])^[.$A13]*[.$C13]" office:value-type="float" office:value="-0.000000649648282098942" calcext:value-type="float">
            <text:p>-6.49648282098942E-07</text:p>
          </table:table-cell>
          <table:table-cell table:formula="of:=((1-[.K$2])/[.K$2])^[.$A13]*[.$C13]" office:value-type="float" office:value="-0.00000880829880362599" calcext:value-type="float">
            <text:p>-8.80829880362599E-06</text:p>
          </table:table-cell>
          <table:table-cell table:formula="of:=((1-[.L$2])/[.L$2])^[.$A13]*[.$C13]" office:value-type="float" office:value="-0.0000846754390421484" calcext:value-type="float">
            <text:p>-8.46754390421484E-05</text:p>
          </table:table-cell>
          <table:table-cell table:formula="of:=((1-[.M$2])/[.M$2])^[.$A13]*[.$C13]" office:value-type="float" office:value="-0.000646199319202505" calcext:value-type="float">
            <text:p>-0.000646199319203</text:p>
          </table:table-cell>
          <table:table-cell table:formula="of:=((1-[.N$2])/[.N$2])^[.$A13]*[.$C13]" office:value-type="float" office:value="-0.00420108410479508" calcext:value-type="float">
            <text:p>-0.004201084104795</text:p>
          </table:table-cell>
          <table:table-cell table:formula="of:=((1-[.O$2])/[.O$2])^[.$A13]*[.$C13]" office:value-type="float" office:value="-0.0244107852710595" calcext:value-type="float">
            <text:p>-0.02441078527106</text:p>
          </table:table-cell>
          <table:table-cell/>
          <table:table-cell table:formula="of:=SUMPRODUCT([.$C13:.$C$43];[.F13:.F$43])" office:value-type="float" office:value="2.76431838859541E-019" calcext:value-type="float">
            <text:p>2.76431838859541E-19</text:p>
          </table:table-cell>
          <table:table-cell table:formula="of:=SUMPRODUCT([.$C13:.$C$43];[.G13:.G$43])" office:value-type="float" office:value="0.00000000000407759581210421" calcext:value-type="float">
            <text:p>4.07759581210421E-12</text:p>
          </table:table-cell>
          <table:table-cell table:formula="of:=SUMPRODUCT([.$C13:.$C$43];[.H13:.H$43])" office:value-type="float" office:value="0.00000000223849067468831" calcext:value-type="float">
            <text:p>2.23849067468831E-09</text:p>
          </table:table-cell>
          <table:table-cell table:formula="of:=SUMPRODUCT([.$C13:.$C$43];[.I13:.I$43])" office:value-type="float" office:value="0.000000138743730104393" calcext:value-type="float">
            <text:p>1.38743730104393E-07</text:p>
          </table:table-cell>
          <table:table-cell table:formula="of:=SUMPRODUCT([.$C13:.$C$43];[.J13:.J$43])" office:value-type="float" office:value="0.00000324941395185678" calcext:value-type="float">
            <text:p>3.24941395185678E-06</text:p>
          </table:table-cell>
          <table:table-cell table:formula="of:=SUMPRODUCT([.$C13:.$C$43];[.K13:.K$43])" office:value-type="float" office:value="0.0000441002595504692" calcext:value-type="float">
            <text:p>4.41002595504692E-05</text:p>
          </table:table-cell>
          <table:table-cell table:formula="of:=SUMPRODUCT([.$C13:.$C$43];[.L13:.L$43])" office:value-type="float" office:value="0.000425148167915056" calcext:value-type="float">
            <text:p>0.000425148167915</text:p>
          </table:table-cell>
          <table:table-cell table:formula="of:=SUMPRODUCT([.$C13:.$C$43];[.M13:.M$43])" office:value-type="float" office:value="0.00326939805891662" calcext:value-type="float">
            <text:p>0.003269398058917</text:p>
          </table:table-cell>
          <table:table-cell table:formula="of:=SUMPRODUCT([.$C13:.$C$43];[.N13:.N$43])" office:value-type="float" office:value="0.0216848904457089" calcext:value-type="float">
            <text:p>0.021684890445709</text:p>
          </table:table-cell>
          <table:table-cell table:formula="of:=SUMPRODUCT([.$C13:.$C$43];[.O13:.O$43])" office:value-type="float" office:value="0.132965677037651" calcext:value-type="float">
            <text:p>0.132965677037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1-[.$A$2])/[.$A$2])^[.A14]" office:value-type="float" office:value="1.11689631850696E-022" calcext:value-type="float">
            <text:p>1.11689631850696E-22</text:p>
          </table:table-cell>
          <table:table-cell office:value-type="float" office:value="0" calcext:value-type="float">
            <text:p>0</text:p>
          </table:table-cell>
          <table:table-cell table:formula="of:=SUMPRODUCT([.B14:.$B$43];[.C14:.$C$43])" office:value-type="float" office:value="5.81355901255552E-030" calcext:value-type="float">
            <text:p>5.81355901255552E-30</text:p>
          </table:table-cell>
          <table:table-cell/>
          <table:table-cell table:formula="of:=((1-[.F$2])/[.F$2])^[.$A14]*[.$C14]" office:value-type="float" office:value="0" calcext:value-type="float">
            <text:p>0</text:p>
          </table:table-cell>
          <table:table-cell table:formula="of:=((1-[.G$2])/[.G$2])^[.$A14]*[.$C14]" office:value-type="float" office:value="0" calcext:value-type="float">
            <text:p>0</text:p>
          </table:table-cell>
          <table:table-cell table:formula="of:=((1-[.H$2])/[.H$2])^[.$A14]*[.$C14]" office:value-type="float" office:value="0" calcext:value-type="float">
            <text:p>0</text:p>
          </table:table-cell>
          <table:table-cell table:formula="of:=((1-[.I$2])/[.I$2])^[.$A14]*[.$C14]" office:value-type="float" office:value="0" calcext:value-type="float">
            <text:p>0</text:p>
          </table:table-cell>
          <table:table-cell table:formula="of:=((1-[.J$2])/[.J$2])^[.$A14]*[.$C14]" office:value-type="float" office:value="0" calcext:value-type="float">
            <text:p>0</text:p>
          </table:table-cell>
          <table:table-cell table:formula="of:=((1-[.K$2])/[.K$2])^[.$A14]*[.$C14]" office:value-type="float" office:value="0" calcext:value-type="float">
            <text:p>0</text:p>
          </table:table-cell>
          <table:table-cell table:formula="of:=((1-[.L$2])/[.L$2])^[.$A14]*[.$C14]" office:value-type="float" office:value="0" calcext:value-type="float">
            <text:p>0</text:p>
          </table:table-cell>
          <table:table-cell table:formula="of:=((1-[.M$2])/[.M$2])^[.$A14]*[.$C14]" office:value-type="float" office:value="0" calcext:value-type="float">
            <text:p>0</text:p>
          </table:table-cell>
          <table:table-cell table:formula="of:=((1-[.N$2])/[.N$2])^[.$A14]*[.$C14]" office:value-type="float" office:value="0" calcext:value-type="float">
            <text:p>0</text:p>
          </table:table-cell>
          <table:table-cell table:formula="of:=((1-[.O$2])/[.O$2])^[.$A14]*[.$C14]" office:value-type="float" office:value="0" calcext:value-type="float">
            <text:p>0</text:p>
          </table:table-cell>
          <table:table-cell/>
          <table:table-cell table:formula="of:=SUMPRODUCT([.$C14:.$C$43];[.F14:.F$43])" office:value-type="float" office:value="2.90677950811171E-029" calcext:value-type="float">
            <text:p>2.90677950811171E-29</text:p>
          </table:table-cell>
          <table:table-cell table:formula="of:=SUMPRODUCT([.$C14:.$C$43];[.G14:.G$43])" office:value-type="float" office:value="1.64678421680482E-018" calcext:value-type="float">
            <text:p>1.64678421680482E-18</text:p>
          </table:table-cell>
          <table:table-cell table:formula="of:=SUMPRODUCT([.$C14:.$C$43];[.H14:.H$43])" office:value-type="float" office:value="0.0000000000000211823043219653" calcext:value-type="float">
            <text:p>2.11823043219653E-14</text:p>
          </table:table-cell>
          <table:table-cell table:formula="of:=SUMPRODUCT([.$C14:.$C$43];[.I14:.I$43])" office:value-type="float" office:value="0.0000000000103378658880121" calcext:value-type="float">
            <text:p>1.03378658880121E-11</text:p>
          </table:table-cell>
          <table:table-cell table:formula="of:=SUMPRODUCT([.$C14:.$C$43];[.J14:.J$43])" office:value-type="float" office:value="0.00000000117254136206554" calcext:value-type="float">
            <text:p>1.17254136206554E-09</text:p>
          </table:table-cell>
          <table:table-cell table:formula="of:=SUMPRODUCT([.$C14:.$C$43];[.K14:.K$43])" office:value-type="float" office:value="0.0000000587655323392694" calcext:value-type="float">
            <text:p>5.87655323392694E-08</text:p>
          </table:table-cell>
          <table:table-cell table:formula="of:=SUMPRODUCT([.$C14:.$C$43];[.L14:.L$43])" office:value-type="float" office:value="0.00000177097270431424" calcext:value-type="float">
            <text:p>1.77097270431424E-06</text:p>
          </table:table-cell>
          <table:table-cell table:formula="of:=SUMPRODUCT([.$C14:.$C$43];[.M14:.M$43])" office:value-type="float" office:value="0.000038401462904099" calcext:value-type="float">
            <text:p>3.8401462904099E-05</text:p>
          </table:table-cell>
          <table:table-cell table:formula="of:=SUMPRODUCT([.$C14:.$C$43];[.N14:.N$43])" office:value-type="float" office:value="0.000679469921733489" calcext:value-type="float">
            <text:p>0.000679469921733</text:p>
          </table:table-cell>
          <table:table-cell table:formula="of:=SUMPRODUCT([.$C14:.$C$43];[.O14:.O$43])" office:value-type="float" office:value="0.0109117506823534" calcext:value-type="float">
            <text:p>0.010911750682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1-[.$A$2])/[.$A$2])^[.A15]" office:value-type="float" office:value="1.12817809950198E-024" calcext:value-type="float">
            <text:p>1.12817809950198E-24</text:p>
          </table:table-cell>
          <table:table-cell office:value-type="float" office:value="0" calcext:value-type="float">
            <text:p>0</text:p>
          </table:table-cell>
          <table:table-cell table:formula="of:=SUMPRODUCT([.B15:.$B$43];[.C15:.$C$43])" office:value-type="float" office:value="5.81355901255552E-030" calcext:value-type="float">
            <text:p>5.81355901255552E-30</text:p>
          </table:table-cell>
          <table:table-cell/>
          <table:table-cell table:formula="of:=((1-[.F$2])/[.F$2])^[.$A15]*[.$C15]" office:value-type="float" office:value="0" calcext:value-type="float">
            <text:p>0</text:p>
          </table:table-cell>
          <table:table-cell table:formula="of:=((1-[.G$2])/[.G$2])^[.$A15]*[.$C15]" office:value-type="float" office:value="0" calcext:value-type="float">
            <text:p>0</text:p>
          </table:table-cell>
          <table:table-cell table:formula="of:=((1-[.H$2])/[.H$2])^[.$A15]*[.$C15]" office:value-type="float" office:value="0" calcext:value-type="float">
            <text:p>0</text:p>
          </table:table-cell>
          <table:table-cell table:formula="of:=((1-[.I$2])/[.I$2])^[.$A15]*[.$C15]" office:value-type="float" office:value="0" calcext:value-type="float">
            <text:p>0</text:p>
          </table:table-cell>
          <table:table-cell table:formula="of:=((1-[.J$2])/[.J$2])^[.$A15]*[.$C15]" office:value-type="float" office:value="0" calcext:value-type="float">
            <text:p>0</text:p>
          </table:table-cell>
          <table:table-cell table:formula="of:=((1-[.K$2])/[.K$2])^[.$A15]*[.$C15]" office:value-type="float" office:value="0" calcext:value-type="float">
            <text:p>0</text:p>
          </table:table-cell>
          <table:table-cell table:formula="of:=((1-[.L$2])/[.L$2])^[.$A15]*[.$C15]" office:value-type="float" office:value="0" calcext:value-type="float">
            <text:p>0</text:p>
          </table:table-cell>
          <table:table-cell table:formula="of:=((1-[.M$2])/[.M$2])^[.$A15]*[.$C15]" office:value-type="float" office:value="0" calcext:value-type="float">
            <text:p>0</text:p>
          </table:table-cell>
          <table:table-cell table:formula="of:=((1-[.N$2])/[.N$2])^[.$A15]*[.$C15]" office:value-type="float" office:value="0" calcext:value-type="float">
            <text:p>0</text:p>
          </table:table-cell>
          <table:table-cell table:formula="of:=((1-[.O$2])/[.O$2])^[.$A15]*[.$C15]" office:value-type="float" office:value="0" calcext:value-type="float">
            <text:p>0</text:p>
          </table:table-cell>
          <table:table-cell/>
          <table:table-cell table:formula="of:=SUMPRODUCT([.$C15:.$C$43];[.F15:.F$43])" office:value-type="float" office:value="2.90677950811171E-029" calcext:value-type="float">
            <text:p>2.90677950811171E-29</text:p>
          </table:table-cell>
          <table:table-cell table:formula="of:=SUMPRODUCT([.$C15:.$C$43];[.G15:.G$43])" office:value-type="float" office:value="1.64678421680482E-018" calcext:value-type="float">
            <text:p>1.64678421680482E-18</text:p>
          </table:table-cell>
          <table:table-cell table:formula="of:=SUMPRODUCT([.$C15:.$C$43];[.H15:.H$43])" office:value-type="float" office:value="0.0000000000000211823043219653" calcext:value-type="float">
            <text:p>2.11823043219653E-14</text:p>
          </table:table-cell>
          <table:table-cell table:formula="of:=SUMPRODUCT([.$C15:.$C$43];[.I15:.I$43])" office:value-type="float" office:value="0.0000000000103378658880121" calcext:value-type="float">
            <text:p>1.03378658880121E-11</text:p>
          </table:table-cell>
          <table:table-cell table:formula="of:=SUMPRODUCT([.$C15:.$C$43];[.J15:.J$43])" office:value-type="float" office:value="0.00000000117254136206554" calcext:value-type="float">
            <text:p>1.17254136206554E-09</text:p>
          </table:table-cell>
          <table:table-cell table:formula="of:=SUMPRODUCT([.$C15:.$C$43];[.K15:.K$43])" office:value-type="float" office:value="0.0000000587655323392694" calcext:value-type="float">
            <text:p>5.87655323392694E-08</text:p>
          </table:table-cell>
          <table:table-cell table:formula="of:=SUMPRODUCT([.$C15:.$C$43];[.L15:.L$43])" office:value-type="float" office:value="0.00000177097270431424" calcext:value-type="float">
            <text:p>1.77097270431424E-06</text:p>
          </table:table-cell>
          <table:table-cell table:formula="of:=SUMPRODUCT([.$C15:.$C$43];[.M15:.M$43])" office:value-type="float" office:value="0.000038401462904099" calcext:value-type="float">
            <text:p>3.8401462904099E-05</text:p>
          </table:table-cell>
          <table:table-cell table:formula="of:=SUMPRODUCT([.$C15:.$C$43];[.N15:.N$43])" office:value-type="float" office:value="0.000679469921733489" calcext:value-type="float">
            <text:p>0.000679469921733</text:p>
          </table:table-cell>
          <table:table-cell table:formula="of:=SUMPRODUCT([.$C15:.$C$43];[.O15:.O$43])" office:value-type="float" office:value="0.0109117506823534" calcext:value-type="float">
            <text:p>0.0109117506823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1-[.$A$2])/[.$A$2])^[.A16]" office:value-type="float" office:value="1.13957383788079E-026" calcext:value-type="float">
            <text:p>1.13957383788079E-26</text:p>
          </table:table-cell>
          <table:table-cell office:value-type="float" office:value="0" calcext:value-type="float">
            <text:p>0</text:p>
          </table:table-cell>
          <table:table-cell table:formula="of:=SUMPRODUCT([.B16:.$B$43];[.C16:.$C$43])" office:value-type="float" office:value="5.81355901255552E-030" calcext:value-type="float">
            <text:p>5.81355901255552E-30</text:p>
          </table:table-cell>
          <table:table-cell/>
          <table:table-cell table:formula="of:=((1-[.F$2])/[.F$2])^[.$A16]*[.$C16]" office:value-type="float" office:value="0" calcext:value-type="float">
            <text:p>0</text:p>
          </table:table-cell>
          <table:table-cell table:formula="of:=((1-[.G$2])/[.G$2])^[.$A16]*[.$C16]" office:value-type="float" office:value="0" calcext:value-type="float">
            <text:p>0</text:p>
          </table:table-cell>
          <table:table-cell table:formula="of:=((1-[.H$2])/[.H$2])^[.$A16]*[.$C16]" office:value-type="float" office:value="0" calcext:value-type="float">
            <text:p>0</text:p>
          </table:table-cell>
          <table:table-cell table:formula="of:=((1-[.I$2])/[.I$2])^[.$A16]*[.$C16]" office:value-type="float" office:value="0" calcext:value-type="float">
            <text:p>0</text:p>
          </table:table-cell>
          <table:table-cell table:formula="of:=((1-[.J$2])/[.J$2])^[.$A16]*[.$C16]" office:value-type="float" office:value="0" calcext:value-type="float">
            <text:p>0</text:p>
          </table:table-cell>
          <table:table-cell table:formula="of:=((1-[.K$2])/[.K$2])^[.$A16]*[.$C16]" office:value-type="float" office:value="0" calcext:value-type="float">
            <text:p>0</text:p>
          </table:table-cell>
          <table:table-cell table:formula="of:=((1-[.L$2])/[.L$2])^[.$A16]*[.$C16]" office:value-type="float" office:value="0" calcext:value-type="float">
            <text:p>0</text:p>
          </table:table-cell>
          <table:table-cell table:formula="of:=((1-[.M$2])/[.M$2])^[.$A16]*[.$C16]" office:value-type="float" office:value="0" calcext:value-type="float">
            <text:p>0</text:p>
          </table:table-cell>
          <table:table-cell table:formula="of:=((1-[.N$2])/[.N$2])^[.$A16]*[.$C16]" office:value-type="float" office:value="0" calcext:value-type="float">
            <text:p>0</text:p>
          </table:table-cell>
          <table:table-cell table:formula="of:=((1-[.O$2])/[.O$2])^[.$A16]*[.$C16]" office:value-type="float" office:value="0" calcext:value-type="float">
            <text:p>0</text:p>
          </table:table-cell>
          <table:table-cell/>
          <table:table-cell table:formula="of:=SUMPRODUCT([.$C16:.$C$43];[.F16:.F$43])" office:value-type="float" office:value="2.90677950811171E-029" calcext:value-type="float">
            <text:p>2.90677950811171E-29</text:p>
          </table:table-cell>
          <table:table-cell table:formula="of:=SUMPRODUCT([.$C16:.$C$43];[.G16:.G$43])" office:value-type="float" office:value="1.64678421680482E-018" calcext:value-type="float">
            <text:p>1.64678421680482E-18</text:p>
          </table:table-cell>
          <table:table-cell table:formula="of:=SUMPRODUCT([.$C16:.$C$43];[.H16:.H$43])" office:value-type="float" office:value="0.0000000000000211823043219653" calcext:value-type="float">
            <text:p>2.11823043219653E-14</text:p>
          </table:table-cell>
          <table:table-cell table:formula="of:=SUMPRODUCT([.$C16:.$C$43];[.I16:.I$43])" office:value-type="float" office:value="0.0000000000103378658880121" calcext:value-type="float">
            <text:p>1.03378658880121E-11</text:p>
          </table:table-cell>
          <table:table-cell table:formula="of:=SUMPRODUCT([.$C16:.$C$43];[.J16:.J$43])" office:value-type="float" office:value="0.00000000117254136206554" calcext:value-type="float">
            <text:p>1.17254136206554E-09</text:p>
          </table:table-cell>
          <table:table-cell table:formula="of:=SUMPRODUCT([.$C16:.$C$43];[.K16:.K$43])" office:value-type="float" office:value="0.0000000587655323392694" calcext:value-type="float">
            <text:p>5.87655323392694E-08</text:p>
          </table:table-cell>
          <table:table-cell table:formula="of:=SUMPRODUCT([.$C16:.$C$43];[.L16:.L$43])" office:value-type="float" office:value="0.00000177097270431424" calcext:value-type="float">
            <text:p>1.77097270431424E-06</text:p>
          </table:table-cell>
          <table:table-cell table:formula="of:=SUMPRODUCT([.$C16:.$C$43];[.M16:.M$43])" office:value-type="float" office:value="0.000038401462904099" calcext:value-type="float">
            <text:p>3.8401462904099E-05</text:p>
          </table:table-cell>
          <table:table-cell table:formula="of:=SUMPRODUCT([.$C16:.$C$43];[.N16:.N$43])" office:value-type="float" office:value="0.000679469921733489" calcext:value-type="float">
            <text:p>0.000679469921733</text:p>
          </table:table-cell>
          <table:table-cell table:formula="of:=SUMPRODUCT([.$C16:.$C$43];[.O16:.O$43])" office:value-type="float" office:value="0.0109117506823534" calcext:value-type="float">
            <text:p>0.010911750682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1-[.$A$2])/[.$A$2])^[.A17]" office:value-type="float" office:value="1.15108468472807E-028" calcext:value-type="float">
            <text:p>1.15108468472807E-28</text:p>
          </table:table-cell>
          <table:table-cell office:value-type="float" office:value="0" calcext:value-type="float">
            <text:p>0</text:p>
          </table:table-cell>
          <table:table-cell table:formula="of:=SUMPRODUCT([.B17:.$B$43];[.C17:.$C$43])" office:value-type="float" office:value="5.81355901255552E-030" calcext:value-type="float">
            <text:p>5.81355901255552E-30</text:p>
          </table:table-cell>
          <table:table-cell/>
          <table:table-cell table:formula="of:=((1-[.F$2])/[.F$2])^[.$A17]*[.$C17]" office:value-type="float" office:value="0" calcext:value-type="float">
            <text:p>0</text:p>
          </table:table-cell>
          <table:table-cell table:formula="of:=((1-[.G$2])/[.G$2])^[.$A17]*[.$C17]" office:value-type="float" office:value="0" calcext:value-type="float">
            <text:p>0</text:p>
          </table:table-cell>
          <table:table-cell table:formula="of:=((1-[.H$2])/[.H$2])^[.$A17]*[.$C17]" office:value-type="float" office:value="0" calcext:value-type="float">
            <text:p>0</text:p>
          </table:table-cell>
          <table:table-cell table:formula="of:=((1-[.I$2])/[.I$2])^[.$A17]*[.$C17]" office:value-type="float" office:value="0" calcext:value-type="float">
            <text:p>0</text:p>
          </table:table-cell>
          <table:table-cell table:formula="of:=((1-[.J$2])/[.J$2])^[.$A17]*[.$C17]" office:value-type="float" office:value="0" calcext:value-type="float">
            <text:p>0</text:p>
          </table:table-cell>
          <table:table-cell table:formula="of:=((1-[.K$2])/[.K$2])^[.$A17]*[.$C17]" office:value-type="float" office:value="0" calcext:value-type="float">
            <text:p>0</text:p>
          </table:table-cell>
          <table:table-cell table:formula="of:=((1-[.L$2])/[.L$2])^[.$A17]*[.$C17]" office:value-type="float" office:value="0" calcext:value-type="float">
            <text:p>0</text:p>
          </table:table-cell>
          <table:table-cell table:formula="of:=((1-[.M$2])/[.M$2])^[.$A17]*[.$C17]" office:value-type="float" office:value="0" calcext:value-type="float">
            <text:p>0</text:p>
          </table:table-cell>
          <table:table-cell table:formula="of:=((1-[.N$2])/[.N$2])^[.$A17]*[.$C17]" office:value-type="float" office:value="0" calcext:value-type="float">
            <text:p>0</text:p>
          </table:table-cell>
          <table:table-cell table:formula="of:=((1-[.O$2])/[.O$2])^[.$A17]*[.$C17]" office:value-type="float" office:value="0" calcext:value-type="float">
            <text:p>0</text:p>
          </table:table-cell>
          <table:table-cell/>
          <table:table-cell table:formula="of:=SUMPRODUCT([.$C17:.$C$43];[.F17:.F$43])" office:value-type="float" office:value="2.90677950811171E-029" calcext:value-type="float">
            <text:p>2.90677950811171E-29</text:p>
          </table:table-cell>
          <table:table-cell table:formula="of:=SUMPRODUCT([.$C17:.$C$43];[.G17:.G$43])" office:value-type="float" office:value="1.64678421680482E-018" calcext:value-type="float">
            <text:p>1.64678421680482E-18</text:p>
          </table:table-cell>
          <table:table-cell table:formula="of:=SUMPRODUCT([.$C17:.$C$43];[.H17:.H$43])" office:value-type="float" office:value="0.0000000000000211823043219653" calcext:value-type="float">
            <text:p>2.11823043219653E-14</text:p>
          </table:table-cell>
          <table:table-cell table:formula="of:=SUMPRODUCT([.$C17:.$C$43];[.I17:.I$43])" office:value-type="float" office:value="0.0000000000103378658880121" calcext:value-type="float">
            <text:p>1.03378658880121E-11</text:p>
          </table:table-cell>
          <table:table-cell table:formula="of:=SUMPRODUCT([.$C17:.$C$43];[.J17:.J$43])" office:value-type="float" office:value="0.00000000117254136206554" calcext:value-type="float">
            <text:p>1.17254136206554E-09</text:p>
          </table:table-cell>
          <table:table-cell table:formula="of:=SUMPRODUCT([.$C17:.$C$43];[.K17:.K$43])" office:value-type="float" office:value="0.0000000587655323392694" calcext:value-type="float">
            <text:p>5.87655323392694E-08</text:p>
          </table:table-cell>
          <table:table-cell table:formula="of:=SUMPRODUCT([.$C17:.$C$43];[.L17:.L$43])" office:value-type="float" office:value="0.00000177097270431424" calcext:value-type="float">
            <text:p>1.77097270431424E-06</text:p>
          </table:table-cell>
          <table:table-cell table:formula="of:=SUMPRODUCT([.$C17:.$C$43];[.M17:.M$43])" office:value-type="float" office:value="0.000038401462904099" calcext:value-type="float">
            <text:p>3.8401462904099E-05</text:p>
          </table:table-cell>
          <table:table-cell table:formula="of:=SUMPRODUCT([.$C17:.$C$43];[.N17:.N$43])" office:value-type="float" office:value="0.000679469921733489" calcext:value-type="float">
            <text:p>0.000679469921733</text:p>
          </table:table-cell>
          <table:table-cell table:formula="of:=SUMPRODUCT([.$C17:.$C$43];[.O17:.O$43])" office:value-type="float" office:value="0.0109117506823534" calcext:value-type="float">
            <text:p>0.0109117506823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1-[.$A$2])/[.$A$2])^[.A18]" office:value-type="float" office:value="1.16271180275563E-030" calcext:value-type="float">
            <text:p>1.16271180275563E-30</text:p>
          </table:table-cell>
          <table:table-cell office:value-type="float" office:value="5" calcext:value-type="float">
            <text:p>5</text:p>
          </table:table-cell>
          <table:table-cell table:formula="of:=SUMPRODUCT([.B18:.$B$43];[.C18:.$C$43])" office:value-type="float" office:value="5.81355901255552E-030" calcext:value-type="float">
            <text:p>5.81355901255552E-30</text:p>
          </table:table-cell>
          <table:table-cell/>
          <table:table-cell table:formula="of:=((1-[.F$2])/[.F$2])^[.$A18]*[.$C18]" office:value-type="float" office:value="5.81355901377815E-030" calcext:value-type="float">
            <text:p>5.81355901377815E-30</text:p>
          </table:table-cell>
          <table:table-cell table:formula="of:=((1-[.G$2])/[.G$2])^[.$A18]*[.$C18]" office:value-type="float" office:value="3.2935631130419E-019" calcext:value-type="float">
            <text:p>3.2935631130419E-19</text:p>
          </table:table-cell>
          <table:table-cell table:formula="of:=((1-[.H$2])/[.H$2])^[.$A18]*[.$C18]" office:value-type="float" office:value="4.23630052053167E-015" calcext:value-type="float">
            <text:p>4.23630052053167E-15</text:p>
          </table:table-cell>
          <table:table-cell table:formula="of:=((1-[.I$2])/[.I$2])^[.$A18]*[.$C18]" office:value-type="float" office:value="0.00000000000206695727507051" calcext:value-type="float">
            <text:p>2.06695727507051E-12</text:p>
          </table:table-cell>
          <table:table-cell table:formula="of:=((1-[.J$2])/[.J$2])^[.$A18]*[.$C18]" office:value-type="float" office:value="0.000000000234170638100762" calcext:value-type="float">
            <text:p>2.34170638100762E-10</text:p>
          </table:table-cell>
          <table:table-cell table:formula="of:=((1-[.K$2])/[.K$2])^[.$A18]*[.$C18]" office:value-type="float" office:value="0.0000000116910375656027" calcext:value-type="float">
            <text:p>1.16910375656027E-08</text:p>
          </table:table-cell>
          <table:table-cell table:formula="of:=((1-[.L$2])/[.L$2])^[.$A18]*[.$C18]" office:value-type="float" office:value="0.000000348458596881263" calcext:value-type="float">
            <text:p>3.48458596881263E-07</text:p>
          </table:table-cell>
          <table:table-cell table:formula="of:=((1-[.M$2])/[.M$2])^[.$A18]*[.$C18]" office:value-type="float" office:value="0.00000734623373270957" calcext:value-type="float">
            <text:p>7.34623373270957E-06</text:p>
          </table:table-cell>
          <table:table-cell table:formula="of:=((1-[.N$2])/[.N$2])^[.$A18]*[.$C18]" office:value-type="float" office:value="0.000121774698222248" calcext:value-type="float">
            <text:p>0.000121774698222</text:p>
          </table:table-cell>
          <table:table-cell table:formula="of:=((1-[.O$2])/[.O$2])^[.$A18]*[.$C18]" office:value-type="float" office:value="0.00170564098643086" calcext:value-type="float">
            <text:p>0.001705640986431</text:p>
          </table:table-cell>
          <table:table-cell/>
          <table:table-cell table:formula="of:=SUMPRODUCT([.$C18:.$C$43];[.F18:.F$43])" office:value-type="float" office:value="2.90677950811171E-029" calcext:value-type="float">
            <text:p>2.90677950811171E-29</text:p>
          </table:table-cell>
          <table:table-cell table:formula="of:=SUMPRODUCT([.$C18:.$C$43];[.G18:.G$43])" office:value-type="float" office:value="1.64678421680482E-018" calcext:value-type="float">
            <text:p>1.64678421680482E-18</text:p>
          </table:table-cell>
          <table:table-cell table:formula="of:=SUMPRODUCT([.$C18:.$C$43];[.H18:.H$43])" office:value-type="float" office:value="0.0000000000000211823043219653" calcext:value-type="float">
            <text:p>2.11823043219653E-14</text:p>
          </table:table-cell>
          <table:table-cell table:formula="of:=SUMPRODUCT([.$C18:.$C$43];[.I18:.I$43])" office:value-type="float" office:value="0.0000000000103378658880121" calcext:value-type="float">
            <text:p>1.03378658880121E-11</text:p>
          </table:table-cell>
          <table:table-cell table:formula="of:=SUMPRODUCT([.$C18:.$C$43];[.J18:.J$43])" office:value-type="float" office:value="0.00000000117254136206554" calcext:value-type="float">
            <text:p>1.17254136206554E-09</text:p>
          </table:table-cell>
          <table:table-cell table:formula="of:=SUMPRODUCT([.$C18:.$C$43];[.K18:.K$43])" office:value-type="float" office:value="0.0000000587655323392694" calcext:value-type="float">
            <text:p>5.87655323392694E-08</text:p>
          </table:table-cell>
          <table:table-cell table:formula="of:=SUMPRODUCT([.$C18:.$C$43];[.L18:.L$43])" office:value-type="float" office:value="0.00000177097270431424" calcext:value-type="float">
            <text:p>1.77097270431424E-06</text:p>
          </table:table-cell>
          <table:table-cell table:formula="of:=SUMPRODUCT([.$C18:.$C$43];[.M18:.M$43])" office:value-type="float" office:value="0.000038401462904099" calcext:value-type="float">
            <text:p>3.8401462904099E-05</text:p>
          </table:table-cell>
          <table:table-cell table:formula="of:=SUMPRODUCT([.$C18:.$C$43];[.N18:.N$43])" office:value-type="float" office:value="0.000679469921733489" calcext:value-type="float">
            <text:p>0.000679469921733</text:p>
          </table:table-cell>
          <table:table-cell table:formula="of:=SUMPRODUCT([.$C18:.$C$43];[.O18:.O$43])" office:value-type="float" office:value="0.0109117506823534" calcext:value-type="float">
            <text:p>0.010911750682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1-[.$A$2])/[.$A$2])^[.A19]" office:value-type="float" office:value="1.17445636641983E-032" calcext:value-type="float">
            <text:p>1.17445636641983E-32</text:p>
          </table:table-cell>
          <table:table-cell office:value-type="float" office:value="0" calcext:value-type="float">
            <text:p>0</text:p>
          </table:table-cell>
          <table:table-cell table:formula="of:=SUMPRODUCT([.B19:.$B$43];[.C19:.$C$43])" office:value-type="float" office:value="-1.22263298430714E-039" calcext:value-type="float">
            <text:p>-1.22263298430714E-39</text:p>
          </table:table-cell>
          <table:table-cell/>
          <table:table-cell table:formula="of:=((1-[.F$2])/[.F$2])^[.$A19]*[.$C19]" office:value-type="float" office:value="0" calcext:value-type="float">
            <text:p>0</text:p>
          </table:table-cell>
          <table:table-cell table:formula="of:=((1-[.G$2])/[.G$2])^[.$A19]*[.$C19]" office:value-type="float" office:value="0" calcext:value-type="float">
            <text:p>0</text:p>
          </table:table-cell>
          <table:table-cell table:formula="of:=((1-[.H$2])/[.H$2])^[.$A19]*[.$C19]" office:value-type="float" office:value="0" calcext:value-type="float">
            <text:p>0</text:p>
          </table:table-cell>
          <table:table-cell table:formula="of:=((1-[.I$2])/[.I$2])^[.$A19]*[.$C19]" office:value-type="float" office:value="0" calcext:value-type="float">
            <text:p>0</text:p>
          </table:table-cell>
          <table:table-cell table:formula="of:=((1-[.J$2])/[.J$2])^[.$A19]*[.$C19]" office:value-type="float" office:value="0" calcext:value-type="float">
            <text:p>0</text:p>
          </table:table-cell>
          <table:table-cell table:formula="of:=((1-[.K$2])/[.K$2])^[.$A19]*[.$C19]" office:value-type="float" office:value="0" calcext:value-type="float">
            <text:p>0</text:p>
          </table:table-cell>
          <table:table-cell table:formula="of:=((1-[.L$2])/[.L$2])^[.$A19]*[.$C19]" office:value-type="float" office:value="0" calcext:value-type="float">
            <text:p>0</text:p>
          </table:table-cell>
          <table:table-cell table:formula="of:=((1-[.M$2])/[.M$2])^[.$A19]*[.$C19]" office:value-type="float" office:value="0" calcext:value-type="float">
            <text:p>0</text:p>
          </table:table-cell>
          <table:table-cell table:formula="of:=((1-[.N$2])/[.N$2])^[.$A19]*[.$C19]" office:value-type="float" office:value="0" calcext:value-type="float">
            <text:p>0</text:p>
          </table:table-cell>
          <table:table-cell table:formula="of:=((1-[.O$2])/[.O$2])^[.$A19]*[.$C19]" office:value-type="float" office:value="0" calcext:value-type="float">
            <text:p>0</text:p>
          </table:table-cell>
          <table:table-cell/>
          <table:table-cell table:formula="of:=SUMPRODUCT([.$C19:.$C$43];[.F19:.F$43])" office:value-type="float" office:value="1.22263298430714E-038" calcext:value-type="float">
            <text:p>1.22263298430714E-38</text:p>
          </table:table-cell>
          <table:table-cell table:formula="of:=SUMPRODUCT([.$C19:.$C$43];[.G19:.G$43])" office:value-type="float" office:value="2.66028386832827E-024" calcext:value-type="float">
            <text:p>2.66028386832827E-24</text:p>
          </table:table-cell>
          <table:table-cell table:formula="of:=SUMPRODUCT([.$C19:.$C$43];[.H19:.H$43])" office:value-type="float" office:value="8.01719306933416E-019" calcext:value-type="float">
            <text:p>8.01719306933416E-19</text:p>
          </table:table-cell>
          <table:table-cell table:formula="of:=SUMPRODUCT([.$C19:.$C$43];[.I19:.I$43])" office:value-type="float" office:value="3.07951265952045E-015" calcext:value-type="float">
            <text:p>3.07951265952045E-15</text:p>
          </table:table-cell>
          <table:table-cell table:formula="of:=SUMPRODUCT([.$C19:.$C$43];[.J19:.J$43])" office:value-type="float" office:value="0.00000000000168817156173643" calcext:value-type="float">
            <text:p>1.68817156173643E-12</text:p>
          </table:table-cell>
          <table:table-cell table:formula="of:=SUMPRODUCT([.$C19:.$C$43];[.K19:.K$43])" office:value-type="float" office:value="0.000000000310344511255836" calcext:value-type="float">
            <text:p>3.10344511255836E-10</text:p>
          </table:table-cell>
          <table:table-cell table:formula="of:=SUMPRODUCT([.$C19:.$C$43];[.L19:.L$43])" office:value-type="float" office:value="0.0000000286797199079224" calcext:value-type="float">
            <text:p>2.86797199079224E-08</text:p>
          </table:table-cell>
          <table:table-cell table:formula="of:=SUMPRODUCT([.$C19:.$C$43];[.M19:.M$43])" office:value-type="float" office:value="0.00000167029424055112" calcext:value-type="float">
            <text:p>1.67029424055112E-06</text:p>
          </table:table-cell>
          <table:table-cell table:formula="of:=SUMPRODUCT([.$C19:.$C$43];[.N19:.N$43])" office:value-type="float" office:value="0.0000705964306222475" calcext:value-type="float">
            <text:p>7.05964306222475E-05</text:p>
          </table:table-cell>
          <table:table-cell table:formula="of:=SUMPRODUCT([.$C19:.$C$43];[.O19:.O$43])" office:value-type="float" office:value="0.0023835457501991" calcext:value-type="float">
            <text:p>0.002383545750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1-[.$A$2])/[.$A$2])^[.A20]" office:value-type="float" office:value="1.18631956204023E-034" calcext:value-type="float">
            <text:p>1.18631956204023E-34</text:p>
          </table:table-cell>
          <table:table-cell office:value-type="float" office:value="0" calcext:value-type="float">
            <text:p>0</text:p>
          </table:table-cell>
          <table:table-cell table:formula="of:=SUMPRODUCT([.B20:.$B$43];[.C20:.$C$43])" office:value-type="float" office:value="-1.22263298430714E-039" calcext:value-type="float">
            <text:p>-1.22263298430714E-39</text:p>
          </table:table-cell>
          <table:table-cell/>
          <table:table-cell table:formula="of:=((1-[.F$2])/[.F$2])^[.$A20]*[.$C20]" office:value-type="float" office:value="0" calcext:value-type="float">
            <text:p>0</text:p>
          </table:table-cell>
          <table:table-cell table:formula="of:=((1-[.G$2])/[.G$2])^[.$A20]*[.$C20]" office:value-type="float" office:value="0" calcext:value-type="float">
            <text:p>0</text:p>
          </table:table-cell>
          <table:table-cell table:formula="of:=((1-[.H$2])/[.H$2])^[.$A20]*[.$C20]" office:value-type="float" office:value="0" calcext:value-type="float">
            <text:p>0</text:p>
          </table:table-cell>
          <table:table-cell table:formula="of:=((1-[.I$2])/[.I$2])^[.$A20]*[.$C20]" office:value-type="float" office:value="0" calcext:value-type="float">
            <text:p>0</text:p>
          </table:table-cell>
          <table:table-cell table:formula="of:=((1-[.J$2])/[.J$2])^[.$A20]*[.$C20]" office:value-type="float" office:value="0" calcext:value-type="float">
            <text:p>0</text:p>
          </table:table-cell>
          <table:table-cell table:formula="of:=((1-[.K$2])/[.K$2])^[.$A20]*[.$C20]" office:value-type="float" office:value="0" calcext:value-type="float">
            <text:p>0</text:p>
          </table:table-cell>
          <table:table-cell table:formula="of:=((1-[.L$2])/[.L$2])^[.$A20]*[.$C20]" office:value-type="float" office:value="0" calcext:value-type="float">
            <text:p>0</text:p>
          </table:table-cell>
          <table:table-cell table:formula="of:=((1-[.M$2])/[.M$2])^[.$A20]*[.$C20]" office:value-type="float" office:value="0" calcext:value-type="float">
            <text:p>0</text:p>
          </table:table-cell>
          <table:table-cell table:formula="of:=((1-[.N$2])/[.N$2])^[.$A20]*[.$C20]" office:value-type="float" office:value="0" calcext:value-type="float">
            <text:p>0</text:p>
          </table:table-cell>
          <table:table-cell table:formula="of:=((1-[.O$2])/[.O$2])^[.$A20]*[.$C20]" office:value-type="float" office:value="0" calcext:value-type="float">
            <text:p>0</text:p>
          </table:table-cell>
          <table:table-cell/>
          <table:table-cell table:formula="of:=SUMPRODUCT([.$C20:.$C$43];[.F20:.F$43])" office:value-type="float" office:value="1.22263298430714E-038" calcext:value-type="float">
            <text:p>1.22263298430714E-38</text:p>
          </table:table-cell>
          <table:table-cell table:formula="of:=SUMPRODUCT([.$C20:.$C$43];[.G20:.G$43])" office:value-type="float" office:value="2.66028386832827E-024" calcext:value-type="float">
            <text:p>2.66028386832827E-24</text:p>
          </table:table-cell>
          <table:table-cell table:formula="of:=SUMPRODUCT([.$C20:.$C$43];[.H20:.H$43])" office:value-type="float" office:value="8.01719306933416E-019" calcext:value-type="float">
            <text:p>8.01719306933416E-19</text:p>
          </table:table-cell>
          <table:table-cell table:formula="of:=SUMPRODUCT([.$C20:.$C$43];[.I20:.I$43])" office:value-type="float" office:value="3.07951265952045E-015" calcext:value-type="float">
            <text:p>3.07951265952045E-15</text:p>
          </table:table-cell>
          <table:table-cell table:formula="of:=SUMPRODUCT([.$C20:.$C$43];[.J20:.J$43])" office:value-type="float" office:value="0.00000000000168817156173643" calcext:value-type="float">
            <text:p>1.68817156173643E-12</text:p>
          </table:table-cell>
          <table:table-cell table:formula="of:=SUMPRODUCT([.$C20:.$C$43];[.K20:.K$43])" office:value-type="float" office:value="0.000000000310344511255836" calcext:value-type="float">
            <text:p>3.10344511255836E-10</text:p>
          </table:table-cell>
          <table:table-cell table:formula="of:=SUMPRODUCT([.$C20:.$C$43];[.L20:.L$43])" office:value-type="float" office:value="0.0000000286797199079224" calcext:value-type="float">
            <text:p>2.86797199079224E-08</text:p>
          </table:table-cell>
          <table:table-cell table:formula="of:=SUMPRODUCT([.$C20:.$C$43];[.M20:.M$43])" office:value-type="float" office:value="0.00000167029424055112" calcext:value-type="float">
            <text:p>1.67029424055112E-06</text:p>
          </table:table-cell>
          <table:table-cell table:formula="of:=SUMPRODUCT([.$C20:.$C$43];[.N20:.N$43])" office:value-type="float" office:value="0.0000705964306222475" calcext:value-type="float">
            <text:p>7.05964306222475E-05</text:p>
          </table:table-cell>
          <table:table-cell table:formula="of:=SUMPRODUCT([.$C20:.$C$43];[.O20:.O$43])" office:value-type="float" office:value="0.0023835457501991" calcext:value-type="float">
            <text:p>0.0023835457501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1-[.$A$2])/[.$A$2])^[.A21]" office:value-type="float" office:value="1.19830258791943E-036" calcext:value-type="float">
            <text:p>1.19830258791943E-36</text:p>
          </table:table-cell>
          <table:table-cell office:value-type="float" office:value="0" calcext:value-type="float">
            <text:p>0</text:p>
          </table:table-cell>
          <table:table-cell table:formula="of:=SUMPRODUCT([.B21:.$B$43];[.C21:.$C$43])" office:value-type="float" office:value="-1.22263298430714E-039" calcext:value-type="float">
            <text:p>-1.22263298430714E-39</text:p>
          </table:table-cell>
          <table:table-cell/>
          <table:table-cell table:formula="of:=((1-[.F$2])/[.F$2])^[.$A21]*[.$C21]" office:value-type="float" office:value="0" calcext:value-type="float">
            <text:p>0</text:p>
          </table:table-cell>
          <table:table-cell table:formula="of:=((1-[.G$2])/[.G$2])^[.$A21]*[.$C21]" office:value-type="float" office:value="0" calcext:value-type="float">
            <text:p>0</text:p>
          </table:table-cell>
          <table:table-cell table:formula="of:=((1-[.H$2])/[.H$2])^[.$A21]*[.$C21]" office:value-type="float" office:value="0" calcext:value-type="float">
            <text:p>0</text:p>
          </table:table-cell>
          <table:table-cell table:formula="of:=((1-[.I$2])/[.I$2])^[.$A21]*[.$C21]" office:value-type="float" office:value="0" calcext:value-type="float">
            <text:p>0</text:p>
          </table:table-cell>
          <table:table-cell table:formula="of:=((1-[.J$2])/[.J$2])^[.$A21]*[.$C21]" office:value-type="float" office:value="0" calcext:value-type="float">
            <text:p>0</text:p>
          </table:table-cell>
          <table:table-cell table:formula="of:=((1-[.K$2])/[.K$2])^[.$A21]*[.$C21]" office:value-type="float" office:value="0" calcext:value-type="float">
            <text:p>0</text:p>
          </table:table-cell>
          <table:table-cell table:formula="of:=((1-[.L$2])/[.L$2])^[.$A21]*[.$C21]" office:value-type="float" office:value="0" calcext:value-type="float">
            <text:p>0</text:p>
          </table:table-cell>
          <table:table-cell table:formula="of:=((1-[.M$2])/[.M$2])^[.$A21]*[.$C21]" office:value-type="float" office:value="0" calcext:value-type="float">
            <text:p>0</text:p>
          </table:table-cell>
          <table:table-cell table:formula="of:=((1-[.N$2])/[.N$2])^[.$A21]*[.$C21]" office:value-type="float" office:value="0" calcext:value-type="float">
            <text:p>0</text:p>
          </table:table-cell>
          <table:table-cell table:formula="of:=((1-[.O$2])/[.O$2])^[.$A21]*[.$C21]" office:value-type="float" office:value="0" calcext:value-type="float">
            <text:p>0</text:p>
          </table:table-cell>
          <table:table-cell/>
          <table:table-cell table:formula="of:=SUMPRODUCT([.$C21:.$C$43];[.F21:.F$43])" office:value-type="float" office:value="1.22263298430714E-038" calcext:value-type="float">
            <text:p>1.22263298430714E-38</text:p>
          </table:table-cell>
          <table:table-cell table:formula="of:=SUMPRODUCT([.$C21:.$C$43];[.G21:.G$43])" office:value-type="float" office:value="2.66028386832827E-024" calcext:value-type="float">
            <text:p>2.66028386832827E-24</text:p>
          </table:table-cell>
          <table:table-cell table:formula="of:=SUMPRODUCT([.$C21:.$C$43];[.H21:.H$43])" office:value-type="float" office:value="8.01719306933416E-019" calcext:value-type="float">
            <text:p>8.01719306933416E-19</text:p>
          </table:table-cell>
          <table:table-cell table:formula="of:=SUMPRODUCT([.$C21:.$C$43];[.I21:.I$43])" office:value-type="float" office:value="3.07951265952045E-015" calcext:value-type="float">
            <text:p>3.07951265952045E-15</text:p>
          </table:table-cell>
          <table:table-cell table:formula="of:=SUMPRODUCT([.$C21:.$C$43];[.J21:.J$43])" office:value-type="float" office:value="0.00000000000168817156173643" calcext:value-type="float">
            <text:p>1.68817156173643E-12</text:p>
          </table:table-cell>
          <table:table-cell table:formula="of:=SUMPRODUCT([.$C21:.$C$43];[.K21:.K$43])" office:value-type="float" office:value="0.000000000310344511255836" calcext:value-type="float">
            <text:p>3.10344511255836E-10</text:p>
          </table:table-cell>
          <table:table-cell table:formula="of:=SUMPRODUCT([.$C21:.$C$43];[.L21:.L$43])" office:value-type="float" office:value="0.0000000286797199079224" calcext:value-type="float">
            <text:p>2.86797199079224E-08</text:p>
          </table:table-cell>
          <table:table-cell table:formula="of:=SUMPRODUCT([.$C21:.$C$43];[.M21:.M$43])" office:value-type="float" office:value="0.00000167029424055112" calcext:value-type="float">
            <text:p>1.67029424055112E-06</text:p>
          </table:table-cell>
          <table:table-cell table:formula="of:=SUMPRODUCT([.$C21:.$C$43];[.N21:.N$43])" office:value-type="float" office:value="0.0000705964306222475" calcext:value-type="float">
            <text:p>7.05964306222475E-05</text:p>
          </table:table-cell>
          <table:table-cell table:formula="of:=SUMPRODUCT([.$C21:.$C$43];[.O21:.O$43])" office:value-type="float" office:value="0.0023835457501991" calcext:value-type="float">
            <text:p>0.002383545750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1-[.$A$2])/[.$A$2])^[.A22]" office:value-type="float" office:value="1.21040665446407E-038" calcext:value-type="float">
            <text:p>1.21040665446407E-38</text:p>
          </table:table-cell>
          <table:table-cell office:value-type="float" office:value="0" calcext:value-type="float">
            <text:p>0</text:p>
          </table:table-cell>
          <table:table-cell table:formula="of:=SUMPRODUCT([.B22:.$B$43];[.C22:.$C$43])" office:value-type="float" office:value="-1.22263298430714E-039" calcext:value-type="float">
            <text:p>-1.22263298430714E-39</text:p>
          </table:table-cell>
          <table:table-cell/>
          <table:table-cell table:formula="of:=((1-[.F$2])/[.F$2])^[.$A22]*[.$C22]" office:value-type="float" office:value="0" calcext:value-type="float">
            <text:p>0</text:p>
          </table:table-cell>
          <table:table-cell table:formula="of:=((1-[.G$2])/[.G$2])^[.$A22]*[.$C22]" office:value-type="float" office:value="0" calcext:value-type="float">
            <text:p>0</text:p>
          </table:table-cell>
          <table:table-cell table:formula="of:=((1-[.H$2])/[.H$2])^[.$A22]*[.$C22]" office:value-type="float" office:value="0" calcext:value-type="float">
            <text:p>0</text:p>
          </table:table-cell>
          <table:table-cell table:formula="of:=((1-[.I$2])/[.I$2])^[.$A22]*[.$C22]" office:value-type="float" office:value="0" calcext:value-type="float">
            <text:p>0</text:p>
          </table:table-cell>
          <table:table-cell table:formula="of:=((1-[.J$2])/[.J$2])^[.$A22]*[.$C22]" office:value-type="float" office:value="0" calcext:value-type="float">
            <text:p>0</text:p>
          </table:table-cell>
          <table:table-cell table:formula="of:=((1-[.K$2])/[.K$2])^[.$A22]*[.$C22]" office:value-type="float" office:value="0" calcext:value-type="float">
            <text:p>0</text:p>
          </table:table-cell>
          <table:table-cell table:formula="of:=((1-[.L$2])/[.L$2])^[.$A22]*[.$C22]" office:value-type="float" office:value="0" calcext:value-type="float">
            <text:p>0</text:p>
          </table:table-cell>
          <table:table-cell table:formula="of:=((1-[.M$2])/[.M$2])^[.$A22]*[.$C22]" office:value-type="float" office:value="0" calcext:value-type="float">
            <text:p>0</text:p>
          </table:table-cell>
          <table:table-cell table:formula="of:=((1-[.N$2])/[.N$2])^[.$A22]*[.$C22]" office:value-type="float" office:value="0" calcext:value-type="float">
            <text:p>0</text:p>
          </table:table-cell>
          <table:table-cell table:formula="of:=((1-[.O$2])/[.O$2])^[.$A22]*[.$C22]" office:value-type="float" office:value="0" calcext:value-type="float">
            <text:p>0</text:p>
          </table:table-cell>
          <table:table-cell/>
          <table:table-cell table:formula="of:=SUMPRODUCT([.$C22:.$C$43];[.F22:.F$43])" office:value-type="float" office:value="1.22263298430714E-038" calcext:value-type="float">
            <text:p>1.22263298430714E-38</text:p>
          </table:table-cell>
          <table:table-cell table:formula="of:=SUMPRODUCT([.$C22:.$C$43];[.G22:.G$43])" office:value-type="float" office:value="2.66028386832827E-024" calcext:value-type="float">
            <text:p>2.66028386832827E-24</text:p>
          </table:table-cell>
          <table:table-cell table:formula="of:=SUMPRODUCT([.$C22:.$C$43];[.H22:.H$43])" office:value-type="float" office:value="8.01719306933416E-019" calcext:value-type="float">
            <text:p>8.01719306933416E-19</text:p>
          </table:table-cell>
          <table:table-cell table:formula="of:=SUMPRODUCT([.$C22:.$C$43];[.I22:.I$43])" office:value-type="float" office:value="3.07951265952045E-015" calcext:value-type="float">
            <text:p>3.07951265952045E-15</text:p>
          </table:table-cell>
          <table:table-cell table:formula="of:=SUMPRODUCT([.$C22:.$C$43];[.J22:.J$43])" office:value-type="float" office:value="0.00000000000168817156173643" calcext:value-type="float">
            <text:p>1.68817156173643E-12</text:p>
          </table:table-cell>
          <table:table-cell table:formula="of:=SUMPRODUCT([.$C22:.$C$43];[.K22:.K$43])" office:value-type="float" office:value="0.000000000310344511255836" calcext:value-type="float">
            <text:p>3.10344511255836E-10</text:p>
          </table:table-cell>
          <table:table-cell table:formula="of:=SUMPRODUCT([.$C22:.$C$43];[.L22:.L$43])" office:value-type="float" office:value="0.0000000286797199079224" calcext:value-type="float">
            <text:p>2.86797199079224E-08</text:p>
          </table:table-cell>
          <table:table-cell table:formula="of:=SUMPRODUCT([.$C22:.$C$43];[.M22:.M$43])" office:value-type="float" office:value="0.00000167029424055112" calcext:value-type="float">
            <text:p>1.67029424055112E-06</text:p>
          </table:table-cell>
          <table:table-cell table:formula="of:=SUMPRODUCT([.$C22:.$C$43];[.N22:.N$43])" office:value-type="float" office:value="0.0000705964306222475" calcext:value-type="float">
            <text:p>7.05964306222475E-05</text:p>
          </table:table-cell>
          <table:table-cell table:formula="of:=SUMPRODUCT([.$C22:.$C$43];[.O22:.O$43])" office:value-type="float" office:value="0.0023835457501991" calcext:value-type="float">
            <text:p>0.002383545750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1-[.$A$2])/[.$A$2])^[.A23]" office:value-type="float" office:value="1.22263298430714E-040" calcext:value-type="float">
            <text:p>1.22263298430714E-40</text:p>
          </table:table-cell>
          <table:table-cell office:value-type="float" office:value="-10" calcext:value-type="float">
            <text:p>-10</text:p>
          </table:table-cell>
          <table:table-cell table:formula="of:=SUMPRODUCT([.B23:.$B$43];[.C23:.$C$43])" office:value-type="float" office:value="-1.22263298430714E-039" calcext:value-type="float">
            <text:p>-1.22263298430714E-39</text:p>
          </table:table-cell>
          <table:table-cell/>
          <table:table-cell table:formula="of:=((1-[.F$2])/[.F$2])^[.$A23]*[.$C23]" office:value-type="float" office:value="-1.22263298430714E-039" calcext:value-type="float">
            <text:p>-1.22263298430714E-39</text:p>
          </table:table-cell>
          <table:table-cell table:formula="of:=((1-[.G$2])/[.G$2])^[.$A23]*[.$C23]" office:value-type="float" office:value="-2.66028386832827E-025" calcext:value-type="float">
            <text:p>-2.66028386832827E-25</text:p>
          </table:table-cell>
          <table:table-cell table:formula="of:=((1-[.H$2])/[.H$2])^[.$A23]*[.$C23]" office:value-type="float" office:value="-8.01719306933416E-020" calcext:value-type="float">
            <text:p>-8.01719306933416E-20</text:p>
          </table:table-cell>
          <table:table-cell table:formula="of:=((1-[.I$2])/[.I$2])^[.$A23]*[.$C23]" office:value-type="float" office:value="-3.07951265952045E-016" calcext:value-type="float">
            <text:p>-3.07951265952045E-16</text:p>
          </table:table-cell>
          <table:table-cell table:formula="of:=((1-[.J$2])/[.J$2])^[.$A23]*[.$C23]" office:value-type="float" office:value="-0.000000000000168817156173643" calcext:value-type="float">
            <text:p>-1.68817156173643E-13</text:p>
          </table:table-cell>
          <table:table-cell table:formula="of:=((1-[.K$2])/[.K$2])^[.$A23]*[.$C23]" office:value-type="float" office:value="-0.0000000000310344511255836" calcext:value-type="float">
            <text:p>-3.10344511255836E-11</text:p>
          </table:table-cell>
          <table:table-cell table:formula="of:=((1-[.L$2])/[.L$2])^[.$A23]*[.$C23]" office:value-type="float" office:value="-0.00000000286797199079224" calcext:value-type="float">
            <text:p>-2.86797199079224E-09</text:p>
          </table:table-cell>
          <table:table-cell table:formula="of:=((1-[.M$2])/[.M$2])^[.$A23]*[.$C23]" office:value-type="float" office:value="-0.000000167029424055112" calcext:value-type="float">
            <text:p>-1.67029424055112E-07</text:p>
          </table:table-cell>
          <table:table-cell table:formula="of:=((1-[.N$2])/[.N$2])^[.$A23]*[.$C23]" office:value-type="float" office:value="-0.00000705964306222475" calcext:value-type="float">
            <text:p>-7.05964306222475E-06</text:p>
          </table:table-cell>
          <table:table-cell table:formula="of:=((1-[.O$2])/[.O$2])^[.$A23]*[.$C23]" office:value-type="float" office:value="-0.00023835457501991" calcext:value-type="float">
            <text:p>-0.00023835457502</text:p>
          </table:table-cell>
          <table:table-cell/>
          <table:table-cell table:formula="of:=SUMPRODUCT([.$C23:.$C$43];[.F23:.F$43])" office:value-type="float" office:value="1.22263298430714E-038" calcext:value-type="float">
            <text:p>1.22263298430714E-38</text:p>
          </table:table-cell>
          <table:table-cell table:formula="of:=SUMPRODUCT([.$C23:.$C$43];[.G23:.G$43])" office:value-type="float" office:value="2.66028386832827E-024" calcext:value-type="float">
            <text:p>2.66028386832827E-24</text:p>
          </table:table-cell>
          <table:table-cell table:formula="of:=SUMPRODUCT([.$C23:.$C$43];[.H23:.H$43])" office:value-type="float" office:value="8.01719306933416E-019" calcext:value-type="float">
            <text:p>8.01719306933416E-19</text:p>
          </table:table-cell>
          <table:table-cell table:formula="of:=SUMPRODUCT([.$C23:.$C$43];[.I23:.I$43])" office:value-type="float" office:value="3.07951265952045E-015" calcext:value-type="float">
            <text:p>3.07951265952045E-15</text:p>
          </table:table-cell>
          <table:table-cell table:formula="of:=SUMPRODUCT([.$C23:.$C$43];[.J23:.J$43])" office:value-type="float" office:value="0.00000000000168817156173643" calcext:value-type="float">
            <text:p>1.68817156173643E-12</text:p>
          </table:table-cell>
          <table:table-cell table:formula="of:=SUMPRODUCT([.$C23:.$C$43];[.K23:.K$43])" office:value-type="float" office:value="0.000000000310344511255836" calcext:value-type="float">
            <text:p>3.10344511255836E-10</text:p>
          </table:table-cell>
          <table:table-cell table:formula="of:=SUMPRODUCT([.$C23:.$C$43];[.L23:.L$43])" office:value-type="float" office:value="0.0000000286797199079224" calcext:value-type="float">
            <text:p>2.86797199079224E-08</text:p>
          </table:table-cell>
          <table:table-cell table:formula="of:=SUMPRODUCT([.$C23:.$C$43];[.M23:.M$43])" office:value-type="float" office:value="0.00000167029424055112" calcext:value-type="float">
            <text:p>1.67029424055112E-06</text:p>
          </table:table-cell>
          <table:table-cell table:formula="of:=SUMPRODUCT([.$C23:.$C$43];[.N23:.N$43])" office:value-type="float" office:value="0.0000705964306222475" calcext:value-type="float">
            <text:p>7.05964306222475E-05</text:p>
          </table:table-cell>
          <table:table-cell table:formula="of:=SUMPRODUCT([.$C23:.$C$43];[.O23:.O$43])" office:value-type="float" office:value="0.0023835457501991" calcext:value-type="float">
            <text:p>0.0023835457501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1-[.$A$2])/[.$A$2])^[.A24]" office:value-type="float" office:value="1.23498281243146E-042" calcext:value-type="float">
            <text:p>1.23498281243146E-42</text:p>
          </table:table-cell>
          <table:table-cell office:value-type="float" office:value="0" calcext:value-type="float">
            <text:p>0</text:p>
          </table:table-cell>
          <table:table-cell table:formula="of:=SUMPRODUCT([.B24:.$B$43];[.C24:.$C$43])" office:value-type="float" office:value="0" calcext:value-type="float">
            <text:p>0</text:p>
          </table:table-cell>
          <table:table-cell/>
          <table:table-cell table:formula="of:=((1-[.F$2])/[.F$2])^[.$A24]*[.$C24]" office:value-type="float" office:value="0" calcext:value-type="float">
            <text:p>0</text:p>
          </table:table-cell>
          <table:table-cell table:formula="of:=((1-[.G$2])/[.G$2])^[.$A24]*[.$C24]" office:value-type="float" office:value="0" calcext:value-type="float">
            <text:p>0</text:p>
          </table:table-cell>
          <table:table-cell table:formula="of:=((1-[.H$2])/[.H$2])^[.$A24]*[.$C24]" office:value-type="float" office:value="0" calcext:value-type="float">
            <text:p>0</text:p>
          </table:table-cell>
          <table:table-cell table:formula="of:=((1-[.I$2])/[.I$2])^[.$A24]*[.$C24]" office:value-type="float" office:value="0" calcext:value-type="float">
            <text:p>0</text:p>
          </table:table-cell>
          <table:table-cell table:formula="of:=((1-[.J$2])/[.J$2])^[.$A24]*[.$C24]" office:value-type="float" office:value="0" calcext:value-type="float">
            <text:p>0</text:p>
          </table:table-cell>
          <table:table-cell table:formula="of:=((1-[.K$2])/[.K$2])^[.$A24]*[.$C24]" office:value-type="float" office:value="0" calcext:value-type="float">
            <text:p>0</text:p>
          </table:table-cell>
          <table:table-cell table:formula="of:=((1-[.L$2])/[.L$2])^[.$A24]*[.$C24]" office:value-type="float" office:value="0" calcext:value-type="float">
            <text:p>0</text:p>
          </table:table-cell>
          <table:table-cell table:formula="of:=((1-[.M$2])/[.M$2])^[.$A24]*[.$C24]" office:value-type="float" office:value="0" calcext:value-type="float">
            <text:p>0</text:p>
          </table:table-cell>
          <table:table-cell table:formula="of:=((1-[.N$2])/[.N$2])^[.$A24]*[.$C24]" office:value-type="float" office:value="0" calcext:value-type="float">
            <text:p>0</text:p>
          </table:table-cell>
          <table:table-cell table:formula="of:=((1-[.O$2])/[.O$2])^[.$A24]*[.$C24]" office:value-type="float" office:value="0" calcext:value-type="float">
            <text:p>0</text:p>
          </table:table-cell>
          <table:table-cell/>
          <table:table-cell table:formula="of:=SUMPRODUCT([.$C24:.$C$43];[.F24:.F$43])" office:value-type="float" office:value="0" calcext:value-type="float">
            <text:p>0</text:p>
          </table:table-cell>
          <table:table-cell table:formula="of:=SUMPRODUCT([.$C24:.$C$43];[.G24:.G$43])" office:value-type="float" office:value="0" calcext:value-type="float">
            <text:p>0</text:p>
          </table:table-cell>
          <table:table-cell table:formula="of:=SUMPRODUCT([.$C24:.$C$43];[.H24:.H$43])" office:value-type="float" office:value="0" calcext:value-type="float">
            <text:p>0</text:p>
          </table:table-cell>
          <table:table-cell table:formula="of:=SUMPRODUCT([.$C24:.$C$43];[.I24:.I$43])" office:value-type="float" office:value="0" calcext:value-type="float">
            <text:p>0</text:p>
          </table:table-cell>
          <table:table-cell table:formula="of:=SUMPRODUCT([.$C24:.$C$43];[.J24:.J$43])" office:value-type="float" office:value="0" calcext:value-type="float">
            <text:p>0</text:p>
          </table:table-cell>
          <table:table-cell table:formula="of:=SUMPRODUCT([.$C24:.$C$43];[.K24:.K$43])" office:value-type="float" office:value="0" calcext:value-type="float">
            <text:p>0</text:p>
          </table:table-cell>
          <table:table-cell table:formula="of:=SUMPRODUCT([.$C24:.$C$43];[.L24:.L$43])" office:value-type="float" office:value="0" calcext:value-type="float">
            <text:p>0</text:p>
          </table:table-cell>
          <table:table-cell table:formula="of:=SUMPRODUCT([.$C24:.$C$43];[.M24:.M$43])" office:value-type="float" office:value="0" calcext:value-type="float">
            <text:p>0</text:p>
          </table:table-cell>
          <table:table-cell table:formula="of:=SUMPRODUCT([.$C24:.$C$43];[.N24:.N$43])" office:value-type="float" office:value="0" calcext:value-type="float">
            <text:p>0</text:p>
          </table:table-cell>
          <table:table-cell table:formula="of:=SUMPRODUCT([.$C24:.$C$43];[.O24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1-[.$A$2])/[.$A$2])^[.A25]" office:value-type="float" office:value="1.2474573862944E-044" calcext:value-type="float">
            <text:p>1.2474573862944E-44</text:p>
          </table:table-cell>
          <table:table-cell office:value-type="float" office:value="0" calcext:value-type="float">
            <text:p>0</text:p>
          </table:table-cell>
          <table:table-cell table:formula="of:=SUMPRODUCT([.B25:.$B$43];[.C25:.$C$43])" office:value-type="float" office:value="0" calcext:value-type="float">
            <text:p>0</text:p>
          </table:table-cell>
          <table:table-cell/>
          <table:table-cell table:formula="of:=((1-[.F$2])/[.F$2])^[.$A25]*[.$C25]" office:value-type="float" office:value="0" calcext:value-type="float">
            <text:p>0</text:p>
          </table:table-cell>
          <table:table-cell table:formula="of:=((1-[.G$2])/[.G$2])^[.$A25]*[.$C25]" office:value-type="float" office:value="0" calcext:value-type="float">
            <text:p>0</text:p>
          </table:table-cell>
          <table:table-cell table:formula="of:=((1-[.H$2])/[.H$2])^[.$A25]*[.$C25]" office:value-type="float" office:value="0" calcext:value-type="float">
            <text:p>0</text:p>
          </table:table-cell>
          <table:table-cell table:formula="of:=((1-[.I$2])/[.I$2])^[.$A25]*[.$C25]" office:value-type="float" office:value="0" calcext:value-type="float">
            <text:p>0</text:p>
          </table:table-cell>
          <table:table-cell table:formula="of:=((1-[.J$2])/[.J$2])^[.$A25]*[.$C25]" office:value-type="float" office:value="0" calcext:value-type="float">
            <text:p>0</text:p>
          </table:table-cell>
          <table:table-cell table:formula="of:=((1-[.K$2])/[.K$2])^[.$A25]*[.$C25]" office:value-type="float" office:value="0" calcext:value-type="float">
            <text:p>0</text:p>
          </table:table-cell>
          <table:table-cell table:formula="of:=((1-[.L$2])/[.L$2])^[.$A25]*[.$C25]" office:value-type="float" office:value="0" calcext:value-type="float">
            <text:p>0</text:p>
          </table:table-cell>
          <table:table-cell table:formula="of:=((1-[.M$2])/[.M$2])^[.$A25]*[.$C25]" office:value-type="float" office:value="0" calcext:value-type="float">
            <text:p>0</text:p>
          </table:table-cell>
          <table:table-cell table:formula="of:=((1-[.N$2])/[.N$2])^[.$A25]*[.$C25]" office:value-type="float" office:value="0" calcext:value-type="float">
            <text:p>0</text:p>
          </table:table-cell>
          <table:table-cell table:formula="of:=((1-[.O$2])/[.O$2])^[.$A25]*[.$C25]" office:value-type="float" office:value="0" calcext:value-type="float">
            <text:p>0</text:p>
          </table:table-cell>
          <table:table-cell/>
          <table:table-cell table:formula="of:=SUMPRODUCT([.$C25:.$C$43];[.F25:.F$43])" office:value-type="float" office:value="0" calcext:value-type="float">
            <text:p>0</text:p>
          </table:table-cell>
          <table:table-cell table:formula="of:=SUMPRODUCT([.$C25:.$C$43];[.G25:.G$43])" office:value-type="float" office:value="0" calcext:value-type="float">
            <text:p>0</text:p>
          </table:table-cell>
          <table:table-cell table:formula="of:=SUMPRODUCT([.$C25:.$C$43];[.H25:.H$43])" office:value-type="float" office:value="0" calcext:value-type="float">
            <text:p>0</text:p>
          </table:table-cell>
          <table:table-cell table:formula="of:=SUMPRODUCT([.$C25:.$C$43];[.I25:.I$43])" office:value-type="float" office:value="0" calcext:value-type="float">
            <text:p>0</text:p>
          </table:table-cell>
          <table:table-cell table:formula="of:=SUMPRODUCT([.$C25:.$C$43];[.J25:.J$43])" office:value-type="float" office:value="0" calcext:value-type="float">
            <text:p>0</text:p>
          </table:table-cell>
          <table:table-cell table:formula="of:=SUMPRODUCT([.$C25:.$C$43];[.K25:.K$43])" office:value-type="float" office:value="0" calcext:value-type="float">
            <text:p>0</text:p>
          </table:table-cell>
          <table:table-cell table:formula="of:=SUMPRODUCT([.$C25:.$C$43];[.L25:.L$43])" office:value-type="float" office:value="0" calcext:value-type="float">
            <text:p>0</text:p>
          </table:table-cell>
          <table:table-cell table:formula="of:=SUMPRODUCT([.$C25:.$C$43];[.M25:.M$43])" office:value-type="float" office:value="0" calcext:value-type="float">
            <text:p>0</text:p>
          </table:table-cell>
          <table:table-cell table:formula="of:=SUMPRODUCT([.$C25:.$C$43];[.N25:.N$43])" office:value-type="float" office:value="0" calcext:value-type="float">
            <text:p>0</text:p>
          </table:table-cell>
          <table:table-cell table:formula="of:=SUMPRODUCT([.$C25:.$C$43];[.O25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1-[.$A$2])/[.$A$2])^[.A26]" office:value-type="float" office:value="1.26005796595395E-046" calcext:value-type="float">
            <text:p>1.26005796595395E-46</text:p>
          </table:table-cell>
          <table:table-cell office:value-type="float" office:value="0" calcext:value-type="float">
            <text:p>0</text:p>
          </table:table-cell>
          <table:table-cell table:formula="of:=SUMPRODUCT([.B26:.$B$43];[.C26:.$C$43])" office:value-type="float" office:value="0" calcext:value-type="float">
            <text:p>0</text:p>
          </table:table-cell>
          <table:table-cell/>
          <table:table-cell table:formula="of:=((1-[.F$2])/[.F$2])^[.$A26]*[.$C26]" office:value-type="float" office:value="0" calcext:value-type="float">
            <text:p>0</text:p>
          </table:table-cell>
          <table:table-cell table:formula="of:=((1-[.G$2])/[.G$2])^[.$A26]*[.$C26]" office:value-type="float" office:value="0" calcext:value-type="float">
            <text:p>0</text:p>
          </table:table-cell>
          <table:table-cell table:formula="of:=((1-[.H$2])/[.H$2])^[.$A26]*[.$C26]" office:value-type="float" office:value="0" calcext:value-type="float">
            <text:p>0</text:p>
          </table:table-cell>
          <table:table-cell table:formula="of:=((1-[.I$2])/[.I$2])^[.$A26]*[.$C26]" office:value-type="float" office:value="0" calcext:value-type="float">
            <text:p>0</text:p>
          </table:table-cell>
          <table:table-cell table:formula="of:=((1-[.J$2])/[.J$2])^[.$A26]*[.$C26]" office:value-type="float" office:value="0" calcext:value-type="float">
            <text:p>0</text:p>
          </table:table-cell>
          <table:table-cell table:formula="of:=((1-[.K$2])/[.K$2])^[.$A26]*[.$C26]" office:value-type="float" office:value="0" calcext:value-type="float">
            <text:p>0</text:p>
          </table:table-cell>
          <table:table-cell table:formula="of:=((1-[.L$2])/[.L$2])^[.$A26]*[.$C26]" office:value-type="float" office:value="0" calcext:value-type="float">
            <text:p>0</text:p>
          </table:table-cell>
          <table:table-cell table:formula="of:=((1-[.M$2])/[.M$2])^[.$A26]*[.$C26]" office:value-type="float" office:value="0" calcext:value-type="float">
            <text:p>0</text:p>
          </table:table-cell>
          <table:table-cell table:formula="of:=((1-[.N$2])/[.N$2])^[.$A26]*[.$C26]" office:value-type="float" office:value="0" calcext:value-type="float">
            <text:p>0</text:p>
          </table:table-cell>
          <table:table-cell table:formula="of:=((1-[.O$2])/[.O$2])^[.$A26]*[.$C26]" office:value-type="float" office:value="0" calcext:value-type="float">
            <text:p>0</text:p>
          </table:table-cell>
          <table:table-cell/>
          <table:table-cell table:formula="of:=SUMPRODUCT([.$C26:.$C$43];[.F26:.F$43])" office:value-type="float" office:value="0" calcext:value-type="float">
            <text:p>0</text:p>
          </table:table-cell>
          <table:table-cell table:formula="of:=SUMPRODUCT([.$C26:.$C$43];[.G26:.G$43])" office:value-type="float" office:value="0" calcext:value-type="float">
            <text:p>0</text:p>
          </table:table-cell>
          <table:table-cell table:formula="of:=SUMPRODUCT([.$C26:.$C$43];[.H26:.H$43])" office:value-type="float" office:value="0" calcext:value-type="float">
            <text:p>0</text:p>
          </table:table-cell>
          <table:table-cell table:formula="of:=SUMPRODUCT([.$C26:.$C$43];[.I26:.I$43])" office:value-type="float" office:value="0" calcext:value-type="float">
            <text:p>0</text:p>
          </table:table-cell>
          <table:table-cell table:formula="of:=SUMPRODUCT([.$C26:.$C$43];[.J26:.J$43])" office:value-type="float" office:value="0" calcext:value-type="float">
            <text:p>0</text:p>
          </table:table-cell>
          <table:table-cell table:formula="of:=SUMPRODUCT([.$C26:.$C$43];[.K26:.K$43])" office:value-type="float" office:value="0" calcext:value-type="float">
            <text:p>0</text:p>
          </table:table-cell>
          <table:table-cell table:formula="of:=SUMPRODUCT([.$C26:.$C$43];[.L26:.L$43])" office:value-type="float" office:value="0" calcext:value-type="float">
            <text:p>0</text:p>
          </table:table-cell>
          <table:table-cell table:formula="of:=SUMPRODUCT([.$C26:.$C$43];[.M26:.M$43])" office:value-type="float" office:value="0" calcext:value-type="float">
            <text:p>0</text:p>
          </table:table-cell>
          <table:table-cell table:formula="of:=SUMPRODUCT([.$C26:.$C$43];[.N26:.N$43])" office:value-type="float" office:value="0" calcext:value-type="float">
            <text:p>0</text:p>
          </table:table-cell>
          <table:table-cell table:formula="of:=SUMPRODUCT([.$C26:.$C$43];[.O26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1-[.$A$2])/[.$A$2])^[.A27]" office:value-type="float" office:value="1.27278582419591E-048" calcext:value-type="float">
            <text:p>1.27278582419591E-48</text:p>
          </table:table-cell>
          <table:table-cell office:value-type="float" office:value="0" calcext:value-type="float">
            <text:p>0</text:p>
          </table:table-cell>
          <table:table-cell table:formula="of:=SUMPRODUCT([.B27:.$B$43];[.C27:.$C$43])" office:value-type="float" office:value="0" calcext:value-type="float">
            <text:p>0</text:p>
          </table:table-cell>
          <table:table-cell/>
          <table:table-cell table:formula="of:=((1-[.F$2])/[.F$2])^[.$A27]*[.$C27]" office:value-type="float" office:value="0" calcext:value-type="float">
            <text:p>0</text:p>
          </table:table-cell>
          <table:table-cell table:formula="of:=((1-[.G$2])/[.G$2])^[.$A27]*[.$C27]" office:value-type="float" office:value="0" calcext:value-type="float">
            <text:p>0</text:p>
          </table:table-cell>
          <table:table-cell table:formula="of:=((1-[.H$2])/[.H$2])^[.$A27]*[.$C27]" office:value-type="float" office:value="0" calcext:value-type="float">
            <text:p>0</text:p>
          </table:table-cell>
          <table:table-cell table:formula="of:=((1-[.I$2])/[.I$2])^[.$A27]*[.$C27]" office:value-type="float" office:value="0" calcext:value-type="float">
            <text:p>0</text:p>
          </table:table-cell>
          <table:table-cell table:formula="of:=((1-[.J$2])/[.J$2])^[.$A27]*[.$C27]" office:value-type="float" office:value="0" calcext:value-type="float">
            <text:p>0</text:p>
          </table:table-cell>
          <table:table-cell table:formula="of:=((1-[.K$2])/[.K$2])^[.$A27]*[.$C27]" office:value-type="float" office:value="0" calcext:value-type="float">
            <text:p>0</text:p>
          </table:table-cell>
          <table:table-cell table:formula="of:=((1-[.L$2])/[.L$2])^[.$A27]*[.$C27]" office:value-type="float" office:value="0" calcext:value-type="float">
            <text:p>0</text:p>
          </table:table-cell>
          <table:table-cell table:formula="of:=((1-[.M$2])/[.M$2])^[.$A27]*[.$C27]" office:value-type="float" office:value="0" calcext:value-type="float">
            <text:p>0</text:p>
          </table:table-cell>
          <table:table-cell table:formula="of:=((1-[.N$2])/[.N$2])^[.$A27]*[.$C27]" office:value-type="float" office:value="0" calcext:value-type="float">
            <text:p>0</text:p>
          </table:table-cell>
          <table:table-cell table:formula="of:=((1-[.O$2])/[.O$2])^[.$A27]*[.$C27]" office:value-type="float" office:value="0" calcext:value-type="float">
            <text:p>0</text:p>
          </table:table-cell>
          <table:table-cell/>
          <table:table-cell table:formula="of:=SUMPRODUCT([.$C27:.$C$43];[.F27:.F$43])" office:value-type="float" office:value="0" calcext:value-type="float">
            <text:p>0</text:p>
          </table:table-cell>
          <table:table-cell table:formula="of:=SUMPRODUCT([.$C27:.$C$43];[.G27:.G$43])" office:value-type="float" office:value="0" calcext:value-type="float">
            <text:p>0</text:p>
          </table:table-cell>
          <table:table-cell table:formula="of:=SUMPRODUCT([.$C27:.$C$43];[.H27:.H$43])" office:value-type="float" office:value="0" calcext:value-type="float">
            <text:p>0</text:p>
          </table:table-cell>
          <table:table-cell table:formula="of:=SUMPRODUCT([.$C27:.$C$43];[.I27:.I$43])" office:value-type="float" office:value="0" calcext:value-type="float">
            <text:p>0</text:p>
          </table:table-cell>
          <table:table-cell table:formula="of:=SUMPRODUCT([.$C27:.$C$43];[.J27:.J$43])" office:value-type="float" office:value="0" calcext:value-type="float">
            <text:p>0</text:p>
          </table:table-cell>
          <table:table-cell table:formula="of:=SUMPRODUCT([.$C27:.$C$43];[.K27:.K$43])" office:value-type="float" office:value="0" calcext:value-type="float">
            <text:p>0</text:p>
          </table:table-cell>
          <table:table-cell table:formula="of:=SUMPRODUCT([.$C27:.$C$43];[.L27:.L$43])" office:value-type="float" office:value="0" calcext:value-type="float">
            <text:p>0</text:p>
          </table:table-cell>
          <table:table-cell table:formula="of:=SUMPRODUCT([.$C27:.$C$43];[.M27:.M$43])" office:value-type="float" office:value="0" calcext:value-type="float">
            <text:p>0</text:p>
          </table:table-cell>
          <table:table-cell table:formula="of:=SUMPRODUCT([.$C27:.$C$43];[.N27:.N$43])" office:value-type="float" office:value="0" calcext:value-type="float">
            <text:p>0</text:p>
          </table:table-cell>
          <table:table-cell table:formula="of:=SUMPRODUCT([.$C27:.$C$43];[.O27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1-[.$A$2])/[.$A$2])^[.A28]" office:value-type="float" office:value="1.28564224666253E-050" calcext:value-type="float">
            <text:p>1.28564224666253E-50</text:p>
          </table:table-cell>
          <table:table-cell office:value-type="float" office:value="0" calcext:value-type="float">
            <text:p>0</text:p>
          </table:table-cell>
          <table:table-cell table:formula="of:=SUMPRODUCT([.B28:.$B$43];[.C28:.$C$43])" office:value-type="float" office:value="0" calcext:value-type="float">
            <text:p>0</text:p>
          </table:table-cell>
          <table:table-cell/>
          <table:table-cell table:formula="of:=((1-[.F$2])/[.F$2])^[.$A28]*[.$C28]" office:value-type="float" office:value="0" calcext:value-type="float">
            <text:p>0</text:p>
          </table:table-cell>
          <table:table-cell table:formula="of:=((1-[.G$2])/[.G$2])^[.$A28]*[.$C28]" office:value-type="float" office:value="0" calcext:value-type="float">
            <text:p>0</text:p>
          </table:table-cell>
          <table:table-cell table:formula="of:=((1-[.H$2])/[.H$2])^[.$A28]*[.$C28]" office:value-type="float" office:value="0" calcext:value-type="float">
            <text:p>0</text:p>
          </table:table-cell>
          <table:table-cell table:formula="of:=((1-[.I$2])/[.I$2])^[.$A28]*[.$C28]" office:value-type="float" office:value="0" calcext:value-type="float">
            <text:p>0</text:p>
          </table:table-cell>
          <table:table-cell table:formula="of:=((1-[.J$2])/[.J$2])^[.$A28]*[.$C28]" office:value-type="float" office:value="0" calcext:value-type="float">
            <text:p>0</text:p>
          </table:table-cell>
          <table:table-cell table:formula="of:=((1-[.K$2])/[.K$2])^[.$A28]*[.$C28]" office:value-type="float" office:value="0" calcext:value-type="float">
            <text:p>0</text:p>
          </table:table-cell>
          <table:table-cell table:formula="of:=((1-[.L$2])/[.L$2])^[.$A28]*[.$C28]" office:value-type="float" office:value="0" calcext:value-type="float">
            <text:p>0</text:p>
          </table:table-cell>
          <table:table-cell table:formula="of:=((1-[.M$2])/[.M$2])^[.$A28]*[.$C28]" office:value-type="float" office:value="0" calcext:value-type="float">
            <text:p>0</text:p>
          </table:table-cell>
          <table:table-cell table:formula="of:=((1-[.N$2])/[.N$2])^[.$A28]*[.$C28]" office:value-type="float" office:value="0" calcext:value-type="float">
            <text:p>0</text:p>
          </table:table-cell>
          <table:table-cell table:formula="of:=((1-[.O$2])/[.O$2])^[.$A28]*[.$C28]" office:value-type="float" office:value="0" calcext:value-type="float">
            <text:p>0</text:p>
          </table:table-cell>
          <table:table-cell/>
          <table:table-cell table:formula="of:=SUMPRODUCT([.$C28:.$C$43];[.F28:.F$43])" office:value-type="float" office:value="0" calcext:value-type="float">
            <text:p>0</text:p>
          </table:table-cell>
          <table:table-cell table:formula="of:=SUMPRODUCT([.$C28:.$C$43];[.G28:.G$43])" office:value-type="float" office:value="0" calcext:value-type="float">
            <text:p>0</text:p>
          </table:table-cell>
          <table:table-cell table:formula="of:=SUMPRODUCT([.$C28:.$C$43];[.H28:.H$43])" office:value-type="float" office:value="0" calcext:value-type="float">
            <text:p>0</text:p>
          </table:table-cell>
          <table:table-cell table:formula="of:=SUMPRODUCT([.$C28:.$C$43];[.I28:.I$43])" office:value-type="float" office:value="0" calcext:value-type="float">
            <text:p>0</text:p>
          </table:table-cell>
          <table:table-cell table:formula="of:=SUMPRODUCT([.$C28:.$C$43];[.J28:.J$43])" office:value-type="float" office:value="0" calcext:value-type="float">
            <text:p>0</text:p>
          </table:table-cell>
          <table:table-cell table:formula="of:=SUMPRODUCT([.$C28:.$C$43];[.K28:.K$43])" office:value-type="float" office:value="0" calcext:value-type="float">
            <text:p>0</text:p>
          </table:table-cell>
          <table:table-cell table:formula="of:=SUMPRODUCT([.$C28:.$C$43];[.L28:.L$43])" office:value-type="float" office:value="0" calcext:value-type="float">
            <text:p>0</text:p>
          </table:table-cell>
          <table:table-cell table:formula="of:=SUMPRODUCT([.$C28:.$C$43];[.M28:.M$43])" office:value-type="float" office:value="0" calcext:value-type="float">
            <text:p>0</text:p>
          </table:table-cell>
          <table:table-cell table:formula="of:=SUMPRODUCT([.$C28:.$C$43];[.N28:.N$43])" office:value-type="float" office:value="0" calcext:value-type="float">
            <text:p>0</text:p>
          </table:table-cell>
          <table:table-cell table:formula="of:=SUMPRODUCT([.$C28:.$C$43];[.O28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1-[.$A$2])/[.$A$2])^[.A29]" office:value-type="float" office:value="1.29862853198236E-052" calcext:value-type="float">
            <text:p>1.29862853198236E-52</text:p>
          </table:table-cell>
          <table:table-cell office:value-type="float" office:value="0" calcext:value-type="float">
            <text:p>0</text:p>
          </table:table-cell>
          <table:table-cell table:formula="of:=SUMPRODUCT([.B29:.$B$43];[.C29:.$C$43])" office:value-type="float" office:value="0" calcext:value-type="float">
            <text:p>0</text:p>
          </table:table-cell>
          <table:table-cell/>
          <table:table-cell table:formula="of:=((1-[.F$2])/[.F$2])^[.$A29]*[.$C29]" office:value-type="float" office:value="0" calcext:value-type="float">
            <text:p>0</text:p>
          </table:table-cell>
          <table:table-cell table:formula="of:=((1-[.G$2])/[.G$2])^[.$A29]*[.$C29]" office:value-type="float" office:value="0" calcext:value-type="float">
            <text:p>0</text:p>
          </table:table-cell>
          <table:table-cell table:formula="of:=((1-[.H$2])/[.H$2])^[.$A29]*[.$C29]" office:value-type="float" office:value="0" calcext:value-type="float">
            <text:p>0</text:p>
          </table:table-cell>
          <table:table-cell table:formula="of:=((1-[.I$2])/[.I$2])^[.$A29]*[.$C29]" office:value-type="float" office:value="0" calcext:value-type="float">
            <text:p>0</text:p>
          </table:table-cell>
          <table:table-cell table:formula="of:=((1-[.J$2])/[.J$2])^[.$A29]*[.$C29]" office:value-type="float" office:value="0" calcext:value-type="float">
            <text:p>0</text:p>
          </table:table-cell>
          <table:table-cell table:formula="of:=((1-[.K$2])/[.K$2])^[.$A29]*[.$C29]" office:value-type="float" office:value="0" calcext:value-type="float">
            <text:p>0</text:p>
          </table:table-cell>
          <table:table-cell table:formula="of:=((1-[.L$2])/[.L$2])^[.$A29]*[.$C29]" office:value-type="float" office:value="0" calcext:value-type="float">
            <text:p>0</text:p>
          </table:table-cell>
          <table:table-cell table:formula="of:=((1-[.M$2])/[.M$2])^[.$A29]*[.$C29]" office:value-type="float" office:value="0" calcext:value-type="float">
            <text:p>0</text:p>
          </table:table-cell>
          <table:table-cell table:formula="of:=((1-[.N$2])/[.N$2])^[.$A29]*[.$C29]" office:value-type="float" office:value="0" calcext:value-type="float">
            <text:p>0</text:p>
          </table:table-cell>
          <table:table-cell table:formula="of:=((1-[.O$2])/[.O$2])^[.$A29]*[.$C29]" office:value-type="float" office:value="0" calcext:value-type="float">
            <text:p>0</text:p>
          </table:table-cell>
          <table:table-cell/>
          <table:table-cell table:formula="of:=SUMPRODUCT([.$C29:.$C$43];[.F29:.F$43])" office:value-type="float" office:value="0" calcext:value-type="float">
            <text:p>0</text:p>
          </table:table-cell>
          <table:table-cell table:formula="of:=SUMPRODUCT([.$C29:.$C$43];[.G29:.G$43])" office:value-type="float" office:value="0" calcext:value-type="float">
            <text:p>0</text:p>
          </table:table-cell>
          <table:table-cell table:formula="of:=SUMPRODUCT([.$C29:.$C$43];[.H29:.H$43])" office:value-type="float" office:value="0" calcext:value-type="float">
            <text:p>0</text:p>
          </table:table-cell>
          <table:table-cell table:formula="of:=SUMPRODUCT([.$C29:.$C$43];[.I29:.I$43])" office:value-type="float" office:value="0" calcext:value-type="float">
            <text:p>0</text:p>
          </table:table-cell>
          <table:table-cell table:formula="of:=SUMPRODUCT([.$C29:.$C$43];[.J29:.J$43])" office:value-type="float" office:value="0" calcext:value-type="float">
            <text:p>0</text:p>
          </table:table-cell>
          <table:table-cell table:formula="of:=SUMPRODUCT([.$C29:.$C$43];[.K29:.K$43])" office:value-type="float" office:value="0" calcext:value-type="float">
            <text:p>0</text:p>
          </table:table-cell>
          <table:table-cell table:formula="of:=SUMPRODUCT([.$C29:.$C$43];[.L29:.L$43])" office:value-type="float" office:value="0" calcext:value-type="float">
            <text:p>0</text:p>
          </table:table-cell>
          <table:table-cell table:formula="of:=SUMPRODUCT([.$C29:.$C$43];[.M29:.M$43])" office:value-type="float" office:value="0" calcext:value-type="float">
            <text:p>0</text:p>
          </table:table-cell>
          <table:table-cell table:formula="of:=SUMPRODUCT([.$C29:.$C$43];[.N29:.N$43])" office:value-type="float" office:value="0" calcext:value-type="float">
            <text:p>0</text:p>
          </table:table-cell>
          <table:table-cell table:formula="of:=SUMPRODUCT([.$C29:.$C$43];[.O29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1-[.$A$2])/[.$A$2])^[.A30]" office:value-type="float" office:value="1.31174599190137E-054" calcext:value-type="float">
            <text:p>1.31174599190137E-54</text:p>
          </table:table-cell>
          <table:table-cell office:value-type="float" office:value="0" calcext:value-type="float">
            <text:p>0</text:p>
          </table:table-cell>
          <table:table-cell table:formula="of:=SUMPRODUCT([.B30:.$B$43];[.C30:.$C$43])" office:value-type="float" office:value="0" calcext:value-type="float">
            <text:p>0</text:p>
          </table:table-cell>
          <table:table-cell/>
          <table:table-cell table:formula="of:=((1-[.F$2])/[.F$2])^[.$A30]*[.$C30]" office:value-type="float" office:value="0" calcext:value-type="float">
            <text:p>0</text:p>
          </table:table-cell>
          <table:table-cell table:formula="of:=((1-[.G$2])/[.G$2])^[.$A30]*[.$C30]" office:value-type="float" office:value="0" calcext:value-type="float">
            <text:p>0</text:p>
          </table:table-cell>
          <table:table-cell table:formula="of:=((1-[.H$2])/[.H$2])^[.$A30]*[.$C30]" office:value-type="float" office:value="0" calcext:value-type="float">
            <text:p>0</text:p>
          </table:table-cell>
          <table:table-cell table:formula="of:=((1-[.I$2])/[.I$2])^[.$A30]*[.$C30]" office:value-type="float" office:value="0" calcext:value-type="float">
            <text:p>0</text:p>
          </table:table-cell>
          <table:table-cell table:formula="of:=((1-[.J$2])/[.J$2])^[.$A30]*[.$C30]" office:value-type="float" office:value="0" calcext:value-type="float">
            <text:p>0</text:p>
          </table:table-cell>
          <table:table-cell table:formula="of:=((1-[.K$2])/[.K$2])^[.$A30]*[.$C30]" office:value-type="float" office:value="0" calcext:value-type="float">
            <text:p>0</text:p>
          </table:table-cell>
          <table:table-cell table:formula="of:=((1-[.L$2])/[.L$2])^[.$A30]*[.$C30]" office:value-type="float" office:value="0" calcext:value-type="float">
            <text:p>0</text:p>
          </table:table-cell>
          <table:table-cell table:formula="of:=((1-[.M$2])/[.M$2])^[.$A30]*[.$C30]" office:value-type="float" office:value="0" calcext:value-type="float">
            <text:p>0</text:p>
          </table:table-cell>
          <table:table-cell table:formula="of:=((1-[.N$2])/[.N$2])^[.$A30]*[.$C30]" office:value-type="float" office:value="0" calcext:value-type="float">
            <text:p>0</text:p>
          </table:table-cell>
          <table:table-cell table:formula="of:=((1-[.O$2])/[.O$2])^[.$A30]*[.$C30]" office:value-type="float" office:value="0" calcext:value-type="float">
            <text:p>0</text:p>
          </table:table-cell>
          <table:table-cell/>
          <table:table-cell table:formula="of:=SUMPRODUCT([.$C30:.$C$43];[.F30:.F$43])" office:value-type="float" office:value="0" calcext:value-type="float">
            <text:p>0</text:p>
          </table:table-cell>
          <table:table-cell table:formula="of:=SUMPRODUCT([.$C30:.$C$43];[.G30:.G$43])" office:value-type="float" office:value="0" calcext:value-type="float">
            <text:p>0</text:p>
          </table:table-cell>
          <table:table-cell table:formula="of:=SUMPRODUCT([.$C30:.$C$43];[.H30:.H$43])" office:value-type="float" office:value="0" calcext:value-type="float">
            <text:p>0</text:p>
          </table:table-cell>
          <table:table-cell table:formula="of:=SUMPRODUCT([.$C30:.$C$43];[.I30:.I$43])" office:value-type="float" office:value="0" calcext:value-type="float">
            <text:p>0</text:p>
          </table:table-cell>
          <table:table-cell table:formula="of:=SUMPRODUCT([.$C30:.$C$43];[.J30:.J$43])" office:value-type="float" office:value="0" calcext:value-type="float">
            <text:p>0</text:p>
          </table:table-cell>
          <table:table-cell table:formula="of:=SUMPRODUCT([.$C30:.$C$43];[.K30:.K$43])" office:value-type="float" office:value="0" calcext:value-type="float">
            <text:p>0</text:p>
          </table:table-cell>
          <table:table-cell table:formula="of:=SUMPRODUCT([.$C30:.$C$43];[.L30:.L$43])" office:value-type="float" office:value="0" calcext:value-type="float">
            <text:p>0</text:p>
          </table:table-cell>
          <table:table-cell table:formula="of:=SUMPRODUCT([.$C30:.$C$43];[.M30:.M$43])" office:value-type="float" office:value="0" calcext:value-type="float">
            <text:p>0</text:p>
          </table:table-cell>
          <table:table-cell table:formula="of:=SUMPRODUCT([.$C30:.$C$43];[.N30:.N$43])" office:value-type="float" office:value="0" calcext:value-type="float">
            <text:p>0</text:p>
          </table:table-cell>
          <table:table-cell table:formula="of:=SUMPRODUCT([.$C30:.$C$43];[.O30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1-[.$A$2])/[.$A$2])^[.A31]" office:value-type="float" office:value="1.32499595141553E-056" calcext:value-type="float">
            <text:p>1.32499595141553E-56</text:p>
          </table:table-cell>
          <table:table-cell office:value-type="float" office:value="0" calcext:value-type="float">
            <text:p>0</text:p>
          </table:table-cell>
          <table:table-cell table:formula="of:=SUMPRODUCT([.B31:.$B$43];[.C31:.$C$43])" office:value-type="float" office:value="0" calcext:value-type="float">
            <text:p>0</text:p>
          </table:table-cell>
          <table:table-cell/>
          <table:table-cell table:formula="of:=((1-[.F$2])/[.F$2])^[.$A31]*[.$C31]" office:value-type="float" office:value="0" calcext:value-type="float">
            <text:p>0</text:p>
          </table:table-cell>
          <table:table-cell table:formula="of:=((1-[.G$2])/[.G$2])^[.$A31]*[.$C31]" office:value-type="float" office:value="0" calcext:value-type="float">
            <text:p>0</text:p>
          </table:table-cell>
          <table:table-cell table:formula="of:=((1-[.H$2])/[.H$2])^[.$A31]*[.$C31]" office:value-type="float" office:value="0" calcext:value-type="float">
            <text:p>0</text:p>
          </table:table-cell>
          <table:table-cell table:formula="of:=((1-[.I$2])/[.I$2])^[.$A31]*[.$C31]" office:value-type="float" office:value="0" calcext:value-type="float">
            <text:p>0</text:p>
          </table:table-cell>
          <table:table-cell table:formula="of:=((1-[.J$2])/[.J$2])^[.$A31]*[.$C31]" office:value-type="float" office:value="0" calcext:value-type="float">
            <text:p>0</text:p>
          </table:table-cell>
          <table:table-cell table:formula="of:=((1-[.K$2])/[.K$2])^[.$A31]*[.$C31]" office:value-type="float" office:value="0" calcext:value-type="float">
            <text:p>0</text:p>
          </table:table-cell>
          <table:table-cell table:formula="of:=((1-[.L$2])/[.L$2])^[.$A31]*[.$C31]" office:value-type="float" office:value="0" calcext:value-type="float">
            <text:p>0</text:p>
          </table:table-cell>
          <table:table-cell table:formula="of:=((1-[.M$2])/[.M$2])^[.$A31]*[.$C31]" office:value-type="float" office:value="0" calcext:value-type="float">
            <text:p>0</text:p>
          </table:table-cell>
          <table:table-cell table:formula="of:=((1-[.N$2])/[.N$2])^[.$A31]*[.$C31]" office:value-type="float" office:value="0" calcext:value-type="float">
            <text:p>0</text:p>
          </table:table-cell>
          <table:table-cell table:formula="of:=((1-[.O$2])/[.O$2])^[.$A31]*[.$C31]" office:value-type="float" office:value="0" calcext:value-type="float">
            <text:p>0</text:p>
          </table:table-cell>
          <table:table-cell/>
          <table:table-cell table:formula="of:=SUMPRODUCT([.$C31:.$C$43];[.F31:.F$43])" office:value-type="float" office:value="0" calcext:value-type="float">
            <text:p>0</text:p>
          </table:table-cell>
          <table:table-cell table:formula="of:=SUMPRODUCT([.$C31:.$C$43];[.G31:.G$43])" office:value-type="float" office:value="0" calcext:value-type="float">
            <text:p>0</text:p>
          </table:table-cell>
          <table:table-cell table:formula="of:=SUMPRODUCT([.$C31:.$C$43];[.H31:.H$43])" office:value-type="float" office:value="0" calcext:value-type="float">
            <text:p>0</text:p>
          </table:table-cell>
          <table:table-cell table:formula="of:=SUMPRODUCT([.$C31:.$C$43];[.I31:.I$43])" office:value-type="float" office:value="0" calcext:value-type="float">
            <text:p>0</text:p>
          </table:table-cell>
          <table:table-cell table:formula="of:=SUMPRODUCT([.$C31:.$C$43];[.J31:.J$43])" office:value-type="float" office:value="0" calcext:value-type="float">
            <text:p>0</text:p>
          </table:table-cell>
          <table:table-cell table:formula="of:=SUMPRODUCT([.$C31:.$C$43];[.K31:.K$43])" office:value-type="float" office:value="0" calcext:value-type="float">
            <text:p>0</text:p>
          </table:table-cell>
          <table:table-cell table:formula="of:=SUMPRODUCT([.$C31:.$C$43];[.L31:.L$43])" office:value-type="float" office:value="0" calcext:value-type="float">
            <text:p>0</text:p>
          </table:table-cell>
          <table:table-cell table:formula="of:=SUMPRODUCT([.$C31:.$C$43];[.M31:.M$43])" office:value-type="float" office:value="0" calcext:value-type="float">
            <text:p>0</text:p>
          </table:table-cell>
          <table:table-cell table:formula="of:=SUMPRODUCT([.$C31:.$C$43];[.N31:.N$43])" office:value-type="float" office:value="0" calcext:value-type="float">
            <text:p>0</text:p>
          </table:table-cell>
          <table:table-cell table:formula="of:=SUMPRODUCT([.$C31:.$C$43];[.O31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1-[.$A$2])/[.$A$2])^[.A32]" office:value-type="float" office:value="1.33837974890458E-058" calcext:value-type="float">
            <text:p>1.33837974890458E-58</text:p>
          </table:table-cell>
          <table:table-cell office:value-type="float" office:value="0" calcext:value-type="float">
            <text:p>0</text:p>
          </table:table-cell>
          <table:table-cell table:formula="of:=SUMPRODUCT([.B32:.$B$43];[.C32:.$C$43])" office:value-type="float" office:value="0" calcext:value-type="float">
            <text:p>0</text:p>
          </table:table-cell>
          <table:table-cell/>
          <table:table-cell table:formula="of:=((1-[.F$2])/[.F$2])^[.$A32]*[.$C32]" office:value-type="float" office:value="0" calcext:value-type="float">
            <text:p>0</text:p>
          </table:table-cell>
          <table:table-cell table:formula="of:=((1-[.G$2])/[.G$2])^[.$A32]*[.$C32]" office:value-type="float" office:value="0" calcext:value-type="float">
            <text:p>0</text:p>
          </table:table-cell>
          <table:table-cell table:formula="of:=((1-[.H$2])/[.H$2])^[.$A32]*[.$C32]" office:value-type="float" office:value="0" calcext:value-type="float">
            <text:p>0</text:p>
          </table:table-cell>
          <table:table-cell table:formula="of:=((1-[.I$2])/[.I$2])^[.$A32]*[.$C32]" office:value-type="float" office:value="0" calcext:value-type="float">
            <text:p>0</text:p>
          </table:table-cell>
          <table:table-cell table:formula="of:=((1-[.J$2])/[.J$2])^[.$A32]*[.$C32]" office:value-type="float" office:value="0" calcext:value-type="float">
            <text:p>0</text:p>
          </table:table-cell>
          <table:table-cell table:formula="of:=((1-[.K$2])/[.K$2])^[.$A32]*[.$C32]" office:value-type="float" office:value="0" calcext:value-type="float">
            <text:p>0</text:p>
          </table:table-cell>
          <table:table-cell table:formula="of:=((1-[.L$2])/[.L$2])^[.$A32]*[.$C32]" office:value-type="float" office:value="0" calcext:value-type="float">
            <text:p>0</text:p>
          </table:table-cell>
          <table:table-cell table:formula="of:=((1-[.M$2])/[.M$2])^[.$A32]*[.$C32]" office:value-type="float" office:value="0" calcext:value-type="float">
            <text:p>0</text:p>
          </table:table-cell>
          <table:table-cell table:formula="of:=((1-[.N$2])/[.N$2])^[.$A32]*[.$C32]" office:value-type="float" office:value="0" calcext:value-type="float">
            <text:p>0</text:p>
          </table:table-cell>
          <table:table-cell table:formula="of:=((1-[.O$2])/[.O$2])^[.$A32]*[.$C32]" office:value-type="float" office:value="0" calcext:value-type="float">
            <text:p>0</text:p>
          </table:table-cell>
          <table:table-cell/>
          <table:table-cell table:formula="of:=SUMPRODUCT([.$C32:.$C$43];[.F32:.F$43])" office:value-type="float" office:value="0" calcext:value-type="float">
            <text:p>0</text:p>
          </table:table-cell>
          <table:table-cell table:formula="of:=SUMPRODUCT([.$C32:.$C$43];[.G32:.G$43])" office:value-type="float" office:value="0" calcext:value-type="float">
            <text:p>0</text:p>
          </table:table-cell>
          <table:table-cell table:formula="of:=SUMPRODUCT([.$C32:.$C$43];[.H32:.H$43])" office:value-type="float" office:value="0" calcext:value-type="float">
            <text:p>0</text:p>
          </table:table-cell>
          <table:table-cell table:formula="of:=SUMPRODUCT([.$C32:.$C$43];[.I32:.I$43])" office:value-type="float" office:value="0" calcext:value-type="float">
            <text:p>0</text:p>
          </table:table-cell>
          <table:table-cell table:formula="of:=SUMPRODUCT([.$C32:.$C$43];[.J32:.J$43])" office:value-type="float" office:value="0" calcext:value-type="float">
            <text:p>0</text:p>
          </table:table-cell>
          <table:table-cell table:formula="of:=SUMPRODUCT([.$C32:.$C$43];[.K32:.K$43])" office:value-type="float" office:value="0" calcext:value-type="float">
            <text:p>0</text:p>
          </table:table-cell>
          <table:table-cell table:formula="of:=SUMPRODUCT([.$C32:.$C$43];[.L32:.L$43])" office:value-type="float" office:value="0" calcext:value-type="float">
            <text:p>0</text:p>
          </table:table-cell>
          <table:table-cell table:formula="of:=SUMPRODUCT([.$C32:.$C$43];[.M32:.M$43])" office:value-type="float" office:value="0" calcext:value-type="float">
            <text:p>0</text:p>
          </table:table-cell>
          <table:table-cell table:formula="of:=SUMPRODUCT([.$C32:.$C$43];[.N32:.N$43])" office:value-type="float" office:value="0" calcext:value-type="float">
            <text:p>0</text:p>
          </table:table-cell>
          <table:table-cell table:formula="of:=SUMPRODUCT([.$C32:.$C$43];[.O32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1-[.$A$2])/[.$A$2])^[.A33]" office:value-type="float" office:value="1.35189873626725E-060" calcext:value-type="float">
            <text:p>1.35189873626725E-60</text:p>
          </table:table-cell>
          <table:table-cell office:value-type="float" office:value="0" calcext:value-type="float">
            <text:p>0</text:p>
          </table:table-cell>
          <table:table-cell table:formula="of:=SUMPRODUCT([.B33:.$B$43];[.C33:.$C$43])" office:value-type="float" office:value="0" calcext:value-type="float">
            <text:p>0</text:p>
          </table:table-cell>
          <table:table-cell/>
          <table:table-cell table:formula="of:=((1-[.F$2])/[.F$2])^[.$A33]*[.$C33]" office:value-type="float" office:value="0" calcext:value-type="float">
            <text:p>0</text:p>
          </table:table-cell>
          <table:table-cell table:formula="of:=((1-[.G$2])/[.G$2])^[.$A33]*[.$C33]" office:value-type="float" office:value="0" calcext:value-type="float">
            <text:p>0</text:p>
          </table:table-cell>
          <table:table-cell table:formula="of:=((1-[.H$2])/[.H$2])^[.$A33]*[.$C33]" office:value-type="float" office:value="0" calcext:value-type="float">
            <text:p>0</text:p>
          </table:table-cell>
          <table:table-cell table:formula="of:=((1-[.I$2])/[.I$2])^[.$A33]*[.$C33]" office:value-type="float" office:value="0" calcext:value-type="float">
            <text:p>0</text:p>
          </table:table-cell>
          <table:table-cell table:formula="of:=((1-[.J$2])/[.J$2])^[.$A33]*[.$C33]" office:value-type="float" office:value="0" calcext:value-type="float">
            <text:p>0</text:p>
          </table:table-cell>
          <table:table-cell table:formula="of:=((1-[.K$2])/[.K$2])^[.$A33]*[.$C33]" office:value-type="float" office:value="0" calcext:value-type="float">
            <text:p>0</text:p>
          </table:table-cell>
          <table:table-cell table:formula="of:=((1-[.L$2])/[.L$2])^[.$A33]*[.$C33]" office:value-type="float" office:value="0" calcext:value-type="float">
            <text:p>0</text:p>
          </table:table-cell>
          <table:table-cell table:formula="of:=((1-[.M$2])/[.M$2])^[.$A33]*[.$C33]" office:value-type="float" office:value="0" calcext:value-type="float">
            <text:p>0</text:p>
          </table:table-cell>
          <table:table-cell table:formula="of:=((1-[.N$2])/[.N$2])^[.$A33]*[.$C33]" office:value-type="float" office:value="0" calcext:value-type="float">
            <text:p>0</text:p>
          </table:table-cell>
          <table:table-cell table:formula="of:=((1-[.O$2])/[.O$2])^[.$A33]*[.$C33]" office:value-type="float" office:value="0" calcext:value-type="float">
            <text:p>0</text:p>
          </table:table-cell>
          <table:table-cell/>
          <table:table-cell table:formula="of:=SUMPRODUCT([.$C33:.$C$43];[.F33:.F$43])" office:value-type="float" office:value="0" calcext:value-type="float">
            <text:p>0</text:p>
          </table:table-cell>
          <table:table-cell table:formula="of:=SUMPRODUCT([.$C33:.$C$43];[.G33:.G$43])" office:value-type="float" office:value="0" calcext:value-type="float">
            <text:p>0</text:p>
          </table:table-cell>
          <table:table-cell table:formula="of:=SUMPRODUCT([.$C33:.$C$43];[.H33:.H$43])" office:value-type="float" office:value="0" calcext:value-type="float">
            <text:p>0</text:p>
          </table:table-cell>
          <table:table-cell table:formula="of:=SUMPRODUCT([.$C33:.$C$43];[.I33:.I$43])" office:value-type="float" office:value="0" calcext:value-type="float">
            <text:p>0</text:p>
          </table:table-cell>
          <table:table-cell table:formula="of:=SUMPRODUCT([.$C33:.$C$43];[.J33:.J$43])" office:value-type="float" office:value="0" calcext:value-type="float">
            <text:p>0</text:p>
          </table:table-cell>
          <table:table-cell table:formula="of:=SUMPRODUCT([.$C33:.$C$43];[.K33:.K$43])" office:value-type="float" office:value="0" calcext:value-type="float">
            <text:p>0</text:p>
          </table:table-cell>
          <table:table-cell table:formula="of:=SUMPRODUCT([.$C33:.$C$43];[.L33:.L$43])" office:value-type="float" office:value="0" calcext:value-type="float">
            <text:p>0</text:p>
          </table:table-cell>
          <table:table-cell table:formula="of:=SUMPRODUCT([.$C33:.$C$43];[.M33:.M$43])" office:value-type="float" office:value="0" calcext:value-type="float">
            <text:p>0</text:p>
          </table:table-cell>
          <table:table-cell table:formula="of:=SUMPRODUCT([.$C33:.$C$43];[.N33:.N$43])" office:value-type="float" office:value="0" calcext:value-type="float">
            <text:p>0</text:p>
          </table:table-cell>
          <table:table-cell table:formula="of:=SUMPRODUCT([.$C33:.$C$43];[.O33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1-[.$A$2])/[.$A$2])^[.A34]" office:value-type="float" office:value="1.36555427905783E-062" calcext:value-type="float">
            <text:p>1.36555427905783E-62</text:p>
          </table:table-cell>
          <table:table-cell office:value-type="float" office:value="0" calcext:value-type="float">
            <text:p>0</text:p>
          </table:table-cell>
          <table:table-cell table:formula="of:=SUMPRODUCT([.B34:.$B$43];[.C34:.$C$43])" office:value-type="float" office:value="0" calcext:value-type="float">
            <text:p>0</text:p>
          </table:table-cell>
          <table:table-cell/>
          <table:table-cell table:formula="of:=((1-[.F$2])/[.F$2])^[.$A34]*[.$C34]" office:value-type="float" office:value="0" calcext:value-type="float">
            <text:p>0</text:p>
          </table:table-cell>
          <table:table-cell table:formula="of:=((1-[.G$2])/[.G$2])^[.$A34]*[.$C34]" office:value-type="float" office:value="0" calcext:value-type="float">
            <text:p>0</text:p>
          </table:table-cell>
          <table:table-cell table:formula="of:=((1-[.H$2])/[.H$2])^[.$A34]*[.$C34]" office:value-type="float" office:value="0" calcext:value-type="float">
            <text:p>0</text:p>
          </table:table-cell>
          <table:table-cell table:formula="of:=((1-[.I$2])/[.I$2])^[.$A34]*[.$C34]" office:value-type="float" office:value="0" calcext:value-type="float">
            <text:p>0</text:p>
          </table:table-cell>
          <table:table-cell table:formula="of:=((1-[.J$2])/[.J$2])^[.$A34]*[.$C34]" office:value-type="float" office:value="0" calcext:value-type="float">
            <text:p>0</text:p>
          </table:table-cell>
          <table:table-cell table:formula="of:=((1-[.K$2])/[.K$2])^[.$A34]*[.$C34]" office:value-type="float" office:value="0" calcext:value-type="float">
            <text:p>0</text:p>
          </table:table-cell>
          <table:table-cell table:formula="of:=((1-[.L$2])/[.L$2])^[.$A34]*[.$C34]" office:value-type="float" office:value="0" calcext:value-type="float">
            <text:p>0</text:p>
          </table:table-cell>
          <table:table-cell table:formula="of:=((1-[.M$2])/[.M$2])^[.$A34]*[.$C34]" office:value-type="float" office:value="0" calcext:value-type="float">
            <text:p>0</text:p>
          </table:table-cell>
          <table:table-cell table:formula="of:=((1-[.N$2])/[.N$2])^[.$A34]*[.$C34]" office:value-type="float" office:value="0" calcext:value-type="float">
            <text:p>0</text:p>
          </table:table-cell>
          <table:table-cell table:formula="of:=((1-[.O$2])/[.O$2])^[.$A34]*[.$C34]" office:value-type="float" office:value="0" calcext:value-type="float">
            <text:p>0</text:p>
          </table:table-cell>
          <table:table-cell/>
          <table:table-cell table:formula="of:=SUMPRODUCT([.$C34:.$C$43];[.F34:.F$43])" office:value-type="float" office:value="0" calcext:value-type="float">
            <text:p>0</text:p>
          </table:table-cell>
          <table:table-cell table:formula="of:=SUMPRODUCT([.$C34:.$C$43];[.G34:.G$43])" office:value-type="float" office:value="0" calcext:value-type="float">
            <text:p>0</text:p>
          </table:table-cell>
          <table:table-cell table:formula="of:=SUMPRODUCT([.$C34:.$C$43];[.H34:.H$43])" office:value-type="float" office:value="0" calcext:value-type="float">
            <text:p>0</text:p>
          </table:table-cell>
          <table:table-cell table:formula="of:=SUMPRODUCT([.$C34:.$C$43];[.I34:.I$43])" office:value-type="float" office:value="0" calcext:value-type="float">
            <text:p>0</text:p>
          </table:table-cell>
          <table:table-cell table:formula="of:=SUMPRODUCT([.$C34:.$C$43];[.J34:.J$43])" office:value-type="float" office:value="0" calcext:value-type="float">
            <text:p>0</text:p>
          </table:table-cell>
          <table:table-cell table:formula="of:=SUMPRODUCT([.$C34:.$C$43];[.K34:.K$43])" office:value-type="float" office:value="0" calcext:value-type="float">
            <text:p>0</text:p>
          </table:table-cell>
          <table:table-cell table:formula="of:=SUMPRODUCT([.$C34:.$C$43];[.L34:.L$43])" office:value-type="float" office:value="0" calcext:value-type="float">
            <text:p>0</text:p>
          </table:table-cell>
          <table:table-cell table:formula="of:=SUMPRODUCT([.$C34:.$C$43];[.M34:.M$43])" office:value-type="float" office:value="0" calcext:value-type="float">
            <text:p>0</text:p>
          </table:table-cell>
          <table:table-cell table:formula="of:=SUMPRODUCT([.$C34:.$C$43];[.N34:.N$43])" office:value-type="float" office:value="0" calcext:value-type="float">
            <text:p>0</text:p>
          </table:table-cell>
          <table:table-cell table:formula="of:=SUMPRODUCT([.$C34:.$C$43];[.O34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1-[.$A$2])/[.$A$2])^[.A35]" office:value-type="float" office:value="1.37934775662407E-064" calcext:value-type="float">
            <text:p>1.37934775662407E-64</text:p>
          </table:table-cell>
          <table:table-cell office:value-type="float" office:value="0" calcext:value-type="float">
            <text:p>0</text:p>
          </table:table-cell>
          <table:table-cell table:formula="of:=SUMPRODUCT([.B35:.$B$43];[.C35:.$C$43])" office:value-type="float" office:value="0" calcext:value-type="float">
            <text:p>0</text:p>
          </table:table-cell>
          <table:table-cell/>
          <table:table-cell table:formula="of:=((1-[.F$2])/[.F$2])^[.$A35]*[.$C35]" office:value-type="float" office:value="0" calcext:value-type="float">
            <text:p>0</text:p>
          </table:table-cell>
          <table:table-cell table:formula="of:=((1-[.G$2])/[.G$2])^[.$A35]*[.$C35]" office:value-type="float" office:value="0" calcext:value-type="float">
            <text:p>0</text:p>
          </table:table-cell>
          <table:table-cell table:formula="of:=((1-[.H$2])/[.H$2])^[.$A35]*[.$C35]" office:value-type="float" office:value="0" calcext:value-type="float">
            <text:p>0</text:p>
          </table:table-cell>
          <table:table-cell table:formula="of:=((1-[.I$2])/[.I$2])^[.$A35]*[.$C35]" office:value-type="float" office:value="0" calcext:value-type="float">
            <text:p>0</text:p>
          </table:table-cell>
          <table:table-cell table:formula="of:=((1-[.J$2])/[.J$2])^[.$A35]*[.$C35]" office:value-type="float" office:value="0" calcext:value-type="float">
            <text:p>0</text:p>
          </table:table-cell>
          <table:table-cell table:formula="of:=((1-[.K$2])/[.K$2])^[.$A35]*[.$C35]" office:value-type="float" office:value="0" calcext:value-type="float">
            <text:p>0</text:p>
          </table:table-cell>
          <table:table-cell table:formula="of:=((1-[.L$2])/[.L$2])^[.$A35]*[.$C35]" office:value-type="float" office:value="0" calcext:value-type="float">
            <text:p>0</text:p>
          </table:table-cell>
          <table:table-cell table:formula="of:=((1-[.M$2])/[.M$2])^[.$A35]*[.$C35]" office:value-type="float" office:value="0" calcext:value-type="float">
            <text:p>0</text:p>
          </table:table-cell>
          <table:table-cell table:formula="of:=((1-[.N$2])/[.N$2])^[.$A35]*[.$C35]" office:value-type="float" office:value="0" calcext:value-type="float">
            <text:p>0</text:p>
          </table:table-cell>
          <table:table-cell table:formula="of:=((1-[.O$2])/[.O$2])^[.$A35]*[.$C35]" office:value-type="float" office:value="0" calcext:value-type="float">
            <text:p>0</text:p>
          </table:table-cell>
          <table:table-cell/>
          <table:table-cell table:formula="of:=SUMPRODUCT([.$C35:.$C$43];[.F35:.F$43])" office:value-type="float" office:value="0" calcext:value-type="float">
            <text:p>0</text:p>
          </table:table-cell>
          <table:table-cell table:formula="of:=SUMPRODUCT([.$C35:.$C$43];[.G35:.G$43])" office:value-type="float" office:value="0" calcext:value-type="float">
            <text:p>0</text:p>
          </table:table-cell>
          <table:table-cell table:formula="of:=SUMPRODUCT([.$C35:.$C$43];[.H35:.H$43])" office:value-type="float" office:value="0" calcext:value-type="float">
            <text:p>0</text:p>
          </table:table-cell>
          <table:table-cell table:formula="of:=SUMPRODUCT([.$C35:.$C$43];[.I35:.I$43])" office:value-type="float" office:value="0" calcext:value-type="float">
            <text:p>0</text:p>
          </table:table-cell>
          <table:table-cell table:formula="of:=SUMPRODUCT([.$C35:.$C$43];[.J35:.J$43])" office:value-type="float" office:value="0" calcext:value-type="float">
            <text:p>0</text:p>
          </table:table-cell>
          <table:table-cell table:formula="of:=SUMPRODUCT([.$C35:.$C$43];[.K35:.K$43])" office:value-type="float" office:value="0" calcext:value-type="float">
            <text:p>0</text:p>
          </table:table-cell>
          <table:table-cell table:formula="of:=SUMPRODUCT([.$C35:.$C$43];[.L35:.L$43])" office:value-type="float" office:value="0" calcext:value-type="float">
            <text:p>0</text:p>
          </table:table-cell>
          <table:table-cell table:formula="of:=SUMPRODUCT([.$C35:.$C$43];[.M35:.M$43])" office:value-type="float" office:value="0" calcext:value-type="float">
            <text:p>0</text:p>
          </table:table-cell>
          <table:table-cell table:formula="of:=SUMPRODUCT([.$C35:.$C$43];[.N35:.N$43])" office:value-type="float" office:value="0" calcext:value-type="float">
            <text:p>0</text:p>
          </table:table-cell>
          <table:table-cell table:formula="of:=SUMPRODUCT([.$C35:.$C$43];[.O35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1-[.$A$2])/[.$A$2])^[.A36]" office:value-type="float" office:value="1.39328056224654E-066" calcext:value-type="float">
            <text:p>1.39328056224654E-66</text:p>
          </table:table-cell>
          <table:table-cell office:value-type="float" office:value="0" calcext:value-type="float">
            <text:p>0</text:p>
          </table:table-cell>
          <table:table-cell table:formula="of:=SUMPRODUCT([.B36:.$B$43];[.C36:.$C$43])" office:value-type="float" office:value="0" calcext:value-type="float">
            <text:p>0</text:p>
          </table:table-cell>
          <table:table-cell/>
          <table:table-cell table:formula="of:=((1-[.F$2])/[.F$2])^[.$A36]*[.$C36]" office:value-type="float" office:value="0" calcext:value-type="float">
            <text:p>0</text:p>
          </table:table-cell>
          <table:table-cell table:formula="of:=((1-[.G$2])/[.G$2])^[.$A36]*[.$C36]" office:value-type="float" office:value="0" calcext:value-type="float">
            <text:p>0</text:p>
          </table:table-cell>
          <table:table-cell table:formula="of:=((1-[.H$2])/[.H$2])^[.$A36]*[.$C36]" office:value-type="float" office:value="0" calcext:value-type="float">
            <text:p>0</text:p>
          </table:table-cell>
          <table:table-cell table:formula="of:=((1-[.I$2])/[.I$2])^[.$A36]*[.$C36]" office:value-type="float" office:value="0" calcext:value-type="float">
            <text:p>0</text:p>
          </table:table-cell>
          <table:table-cell table:formula="of:=((1-[.J$2])/[.J$2])^[.$A36]*[.$C36]" office:value-type="float" office:value="0" calcext:value-type="float">
            <text:p>0</text:p>
          </table:table-cell>
          <table:table-cell table:formula="of:=((1-[.K$2])/[.K$2])^[.$A36]*[.$C36]" office:value-type="float" office:value="0" calcext:value-type="float">
            <text:p>0</text:p>
          </table:table-cell>
          <table:table-cell table:formula="of:=((1-[.L$2])/[.L$2])^[.$A36]*[.$C36]" office:value-type="float" office:value="0" calcext:value-type="float">
            <text:p>0</text:p>
          </table:table-cell>
          <table:table-cell table:formula="of:=((1-[.M$2])/[.M$2])^[.$A36]*[.$C36]" office:value-type="float" office:value="0" calcext:value-type="float">
            <text:p>0</text:p>
          </table:table-cell>
          <table:table-cell table:formula="of:=((1-[.N$2])/[.N$2])^[.$A36]*[.$C36]" office:value-type="float" office:value="0" calcext:value-type="float">
            <text:p>0</text:p>
          </table:table-cell>
          <table:table-cell table:formula="of:=((1-[.O$2])/[.O$2])^[.$A36]*[.$C36]" office:value-type="float" office:value="0" calcext:value-type="float">
            <text:p>0</text:p>
          </table:table-cell>
          <table:table-cell/>
          <table:table-cell table:formula="of:=SUMPRODUCT([.$C36:.$C$43];[.F36:.F$43])" office:value-type="float" office:value="0" calcext:value-type="float">
            <text:p>0</text:p>
          </table:table-cell>
          <table:table-cell table:formula="of:=SUMPRODUCT([.$C36:.$C$43];[.G36:.G$43])" office:value-type="float" office:value="0" calcext:value-type="float">
            <text:p>0</text:p>
          </table:table-cell>
          <table:table-cell table:formula="of:=SUMPRODUCT([.$C36:.$C$43];[.H36:.H$43])" office:value-type="float" office:value="0" calcext:value-type="float">
            <text:p>0</text:p>
          </table:table-cell>
          <table:table-cell table:formula="of:=SUMPRODUCT([.$C36:.$C$43];[.I36:.I$43])" office:value-type="float" office:value="0" calcext:value-type="float">
            <text:p>0</text:p>
          </table:table-cell>
          <table:table-cell table:formula="of:=SUMPRODUCT([.$C36:.$C$43];[.J36:.J$43])" office:value-type="float" office:value="0" calcext:value-type="float">
            <text:p>0</text:p>
          </table:table-cell>
          <table:table-cell table:formula="of:=SUMPRODUCT([.$C36:.$C$43];[.K36:.K$43])" office:value-type="float" office:value="0" calcext:value-type="float">
            <text:p>0</text:p>
          </table:table-cell>
          <table:table-cell table:formula="of:=SUMPRODUCT([.$C36:.$C$43];[.L36:.L$43])" office:value-type="float" office:value="0" calcext:value-type="float">
            <text:p>0</text:p>
          </table:table-cell>
          <table:table-cell table:formula="of:=SUMPRODUCT([.$C36:.$C$43];[.M36:.M$43])" office:value-type="float" office:value="0" calcext:value-type="float">
            <text:p>0</text:p>
          </table:table-cell>
          <table:table-cell table:formula="of:=SUMPRODUCT([.$C36:.$C$43];[.N36:.N$43])" office:value-type="float" office:value="0" calcext:value-type="float">
            <text:p>0</text:p>
          </table:table-cell>
          <table:table-cell table:formula="of:=SUMPRODUCT([.$C36:.$C$43];[.O36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1-[.$A$2])/[.$A$2])^[.A37]" office:value-type="float" office:value="1.40735410327933E-068" calcext:value-type="float">
            <text:p>1.40735410327933E-68</text:p>
          </table:table-cell>
          <table:table-cell office:value-type="float" office:value="0" calcext:value-type="float">
            <text:p>0</text:p>
          </table:table-cell>
          <table:table-cell table:formula="of:=SUMPRODUCT([.B37:.$B$43];[.C37:.$C$43])" office:value-type="float" office:value="0" calcext:value-type="float">
            <text:p>0</text:p>
          </table:table-cell>
          <table:table-cell/>
          <table:table-cell table:formula="of:=((1-[.F$2])/[.F$2])^[.$A37]*[.$C37]" office:value-type="float" office:value="0" calcext:value-type="float">
            <text:p>0</text:p>
          </table:table-cell>
          <table:table-cell table:formula="of:=((1-[.G$2])/[.G$2])^[.$A37]*[.$C37]" office:value-type="float" office:value="0" calcext:value-type="float">
            <text:p>0</text:p>
          </table:table-cell>
          <table:table-cell table:formula="of:=((1-[.H$2])/[.H$2])^[.$A37]*[.$C37]" office:value-type="float" office:value="0" calcext:value-type="float">
            <text:p>0</text:p>
          </table:table-cell>
          <table:table-cell table:formula="of:=((1-[.I$2])/[.I$2])^[.$A37]*[.$C37]" office:value-type="float" office:value="0" calcext:value-type="float">
            <text:p>0</text:p>
          </table:table-cell>
          <table:table-cell table:formula="of:=((1-[.J$2])/[.J$2])^[.$A37]*[.$C37]" office:value-type="float" office:value="0" calcext:value-type="float">
            <text:p>0</text:p>
          </table:table-cell>
          <table:table-cell table:formula="of:=((1-[.K$2])/[.K$2])^[.$A37]*[.$C37]" office:value-type="float" office:value="0" calcext:value-type="float">
            <text:p>0</text:p>
          </table:table-cell>
          <table:table-cell table:formula="of:=((1-[.L$2])/[.L$2])^[.$A37]*[.$C37]" office:value-type="float" office:value="0" calcext:value-type="float">
            <text:p>0</text:p>
          </table:table-cell>
          <table:table-cell table:formula="of:=((1-[.M$2])/[.M$2])^[.$A37]*[.$C37]" office:value-type="float" office:value="0" calcext:value-type="float">
            <text:p>0</text:p>
          </table:table-cell>
          <table:table-cell table:formula="of:=((1-[.N$2])/[.N$2])^[.$A37]*[.$C37]" office:value-type="float" office:value="0" calcext:value-type="float">
            <text:p>0</text:p>
          </table:table-cell>
          <table:table-cell table:formula="of:=((1-[.O$2])/[.O$2])^[.$A37]*[.$C37]" office:value-type="float" office:value="0" calcext:value-type="float">
            <text:p>0</text:p>
          </table:table-cell>
          <table:table-cell/>
          <table:table-cell table:formula="of:=SUMPRODUCT([.$C37:.$C$43];[.F37:.F$43])" office:value-type="float" office:value="0" calcext:value-type="float">
            <text:p>0</text:p>
          </table:table-cell>
          <table:table-cell table:formula="of:=SUMPRODUCT([.$C37:.$C$43];[.G37:.G$43])" office:value-type="float" office:value="0" calcext:value-type="float">
            <text:p>0</text:p>
          </table:table-cell>
          <table:table-cell table:formula="of:=SUMPRODUCT([.$C37:.$C$43];[.H37:.H$43])" office:value-type="float" office:value="0" calcext:value-type="float">
            <text:p>0</text:p>
          </table:table-cell>
          <table:table-cell table:formula="of:=SUMPRODUCT([.$C37:.$C$43];[.I37:.I$43])" office:value-type="float" office:value="0" calcext:value-type="float">
            <text:p>0</text:p>
          </table:table-cell>
          <table:table-cell table:formula="of:=SUMPRODUCT([.$C37:.$C$43];[.J37:.J$43])" office:value-type="float" office:value="0" calcext:value-type="float">
            <text:p>0</text:p>
          </table:table-cell>
          <table:table-cell table:formula="of:=SUMPRODUCT([.$C37:.$C$43];[.K37:.K$43])" office:value-type="float" office:value="0" calcext:value-type="float">
            <text:p>0</text:p>
          </table:table-cell>
          <table:table-cell table:formula="of:=SUMPRODUCT([.$C37:.$C$43];[.L37:.L$43])" office:value-type="float" office:value="0" calcext:value-type="float">
            <text:p>0</text:p>
          </table:table-cell>
          <table:table-cell table:formula="of:=SUMPRODUCT([.$C37:.$C$43];[.M37:.M$43])" office:value-type="float" office:value="0" calcext:value-type="float">
            <text:p>0</text:p>
          </table:table-cell>
          <table:table-cell table:formula="of:=SUMPRODUCT([.$C37:.$C$43];[.N37:.N$43])" office:value-type="float" office:value="0" calcext:value-type="float">
            <text:p>0</text:p>
          </table:table-cell>
          <table:table-cell table:formula="of:=SUMPRODUCT([.$C37:.$C$43];[.O37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1-[.$A$2])/[.$A$2])^[.A38]" office:value-type="float" office:value="1.42156980129226E-070" calcext:value-type="float">
            <text:p>1.42156980129226E-70</text:p>
          </table:table-cell>
          <table:table-cell office:value-type="float" office:value="0" calcext:value-type="float">
            <text:p>0</text:p>
          </table:table-cell>
          <table:table-cell table:formula="of:=SUMPRODUCT([.B38:.$B$43];[.C38:.$C$43])" office:value-type="float" office:value="0" calcext:value-type="float">
            <text:p>0</text:p>
          </table:table-cell>
          <table:table-cell/>
          <table:table-cell table:formula="of:=((1-[.F$2])/[.F$2])^[.$A38]*[.$C38]" office:value-type="float" office:value="0" calcext:value-type="float">
            <text:p>0</text:p>
          </table:table-cell>
          <table:table-cell table:formula="of:=((1-[.G$2])/[.G$2])^[.$A38]*[.$C38]" office:value-type="float" office:value="0" calcext:value-type="float">
            <text:p>0</text:p>
          </table:table-cell>
          <table:table-cell table:formula="of:=((1-[.H$2])/[.H$2])^[.$A38]*[.$C38]" office:value-type="float" office:value="0" calcext:value-type="float">
            <text:p>0</text:p>
          </table:table-cell>
          <table:table-cell table:formula="of:=((1-[.I$2])/[.I$2])^[.$A38]*[.$C38]" office:value-type="float" office:value="0" calcext:value-type="float">
            <text:p>0</text:p>
          </table:table-cell>
          <table:table-cell table:formula="of:=((1-[.J$2])/[.J$2])^[.$A38]*[.$C38]" office:value-type="float" office:value="0" calcext:value-type="float">
            <text:p>0</text:p>
          </table:table-cell>
          <table:table-cell table:formula="of:=((1-[.K$2])/[.K$2])^[.$A38]*[.$C38]" office:value-type="float" office:value="0" calcext:value-type="float">
            <text:p>0</text:p>
          </table:table-cell>
          <table:table-cell table:formula="of:=((1-[.L$2])/[.L$2])^[.$A38]*[.$C38]" office:value-type="float" office:value="0" calcext:value-type="float">
            <text:p>0</text:p>
          </table:table-cell>
          <table:table-cell table:formula="of:=((1-[.M$2])/[.M$2])^[.$A38]*[.$C38]" office:value-type="float" office:value="0" calcext:value-type="float">
            <text:p>0</text:p>
          </table:table-cell>
          <table:table-cell table:formula="of:=((1-[.N$2])/[.N$2])^[.$A38]*[.$C38]" office:value-type="float" office:value="0" calcext:value-type="float">
            <text:p>0</text:p>
          </table:table-cell>
          <table:table-cell table:formula="of:=((1-[.O$2])/[.O$2])^[.$A38]*[.$C38]" office:value-type="float" office:value="0" calcext:value-type="float">
            <text:p>0</text:p>
          </table:table-cell>
          <table:table-cell/>
          <table:table-cell table:formula="of:=SUMPRODUCT([.$C38:.$C$43];[.F38:.F$43])" office:value-type="float" office:value="0" calcext:value-type="float">
            <text:p>0</text:p>
          </table:table-cell>
          <table:table-cell table:formula="of:=SUMPRODUCT([.$C38:.$C$43];[.G38:.G$43])" office:value-type="float" office:value="0" calcext:value-type="float">
            <text:p>0</text:p>
          </table:table-cell>
          <table:table-cell table:formula="of:=SUMPRODUCT([.$C38:.$C$43];[.H38:.H$43])" office:value-type="float" office:value="0" calcext:value-type="float">
            <text:p>0</text:p>
          </table:table-cell>
          <table:table-cell table:formula="of:=SUMPRODUCT([.$C38:.$C$43];[.I38:.I$43])" office:value-type="float" office:value="0" calcext:value-type="float">
            <text:p>0</text:p>
          </table:table-cell>
          <table:table-cell table:formula="of:=SUMPRODUCT([.$C38:.$C$43];[.J38:.J$43])" office:value-type="float" office:value="0" calcext:value-type="float">
            <text:p>0</text:p>
          </table:table-cell>
          <table:table-cell table:formula="of:=SUMPRODUCT([.$C38:.$C$43];[.K38:.K$43])" office:value-type="float" office:value="0" calcext:value-type="float">
            <text:p>0</text:p>
          </table:table-cell>
          <table:table-cell table:formula="of:=SUMPRODUCT([.$C38:.$C$43];[.L38:.L$43])" office:value-type="float" office:value="0" calcext:value-type="float">
            <text:p>0</text:p>
          </table:table-cell>
          <table:table-cell table:formula="of:=SUMPRODUCT([.$C38:.$C$43];[.M38:.M$43])" office:value-type="float" office:value="0" calcext:value-type="float">
            <text:p>0</text:p>
          </table:table-cell>
          <table:table-cell table:formula="of:=SUMPRODUCT([.$C38:.$C$43];[.N38:.N$43])" office:value-type="float" office:value="0" calcext:value-type="float">
            <text:p>0</text:p>
          </table:table-cell>
          <table:table-cell table:formula="of:=SUMPRODUCT([.$C38:.$C$43];[.O38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1-[.$A$2])/[.$A$2])^[.A39]" office:value-type="float" office:value="1.4359290922144E-072" calcext:value-type="float">
            <text:p>1.4359290922144E-72</text:p>
          </table:table-cell>
          <table:table-cell office:value-type="float" office:value="0" calcext:value-type="float">
            <text:p>0</text:p>
          </table:table-cell>
          <table:table-cell table:formula="of:=SUMPRODUCT([.B39:.$B$43];[.C39:.$C$43])" office:value-type="float" office:value="0" calcext:value-type="float">
            <text:p>0</text:p>
          </table:table-cell>
          <table:table-cell/>
          <table:table-cell table:formula="of:=((1-[.F$2])/[.F$2])^[.$A39]*[.$C39]" office:value-type="float" office:value="0" calcext:value-type="float">
            <text:p>0</text:p>
          </table:table-cell>
          <table:table-cell table:formula="of:=((1-[.G$2])/[.G$2])^[.$A39]*[.$C39]" office:value-type="float" office:value="0" calcext:value-type="float">
            <text:p>0</text:p>
          </table:table-cell>
          <table:table-cell table:formula="of:=((1-[.H$2])/[.H$2])^[.$A39]*[.$C39]" office:value-type="float" office:value="0" calcext:value-type="float">
            <text:p>0</text:p>
          </table:table-cell>
          <table:table-cell table:formula="of:=((1-[.I$2])/[.I$2])^[.$A39]*[.$C39]" office:value-type="float" office:value="0" calcext:value-type="float">
            <text:p>0</text:p>
          </table:table-cell>
          <table:table-cell table:formula="of:=((1-[.J$2])/[.J$2])^[.$A39]*[.$C39]" office:value-type="float" office:value="0" calcext:value-type="float">
            <text:p>0</text:p>
          </table:table-cell>
          <table:table-cell table:formula="of:=((1-[.K$2])/[.K$2])^[.$A39]*[.$C39]" office:value-type="float" office:value="0" calcext:value-type="float">
            <text:p>0</text:p>
          </table:table-cell>
          <table:table-cell table:formula="of:=((1-[.L$2])/[.L$2])^[.$A39]*[.$C39]" office:value-type="float" office:value="0" calcext:value-type="float">
            <text:p>0</text:p>
          </table:table-cell>
          <table:table-cell table:formula="of:=((1-[.M$2])/[.M$2])^[.$A39]*[.$C39]" office:value-type="float" office:value="0" calcext:value-type="float">
            <text:p>0</text:p>
          </table:table-cell>
          <table:table-cell table:formula="of:=((1-[.N$2])/[.N$2])^[.$A39]*[.$C39]" office:value-type="float" office:value="0" calcext:value-type="float">
            <text:p>0</text:p>
          </table:table-cell>
          <table:table-cell table:formula="of:=((1-[.O$2])/[.O$2])^[.$A39]*[.$C39]" office:value-type="float" office:value="0" calcext:value-type="float">
            <text:p>0</text:p>
          </table:table-cell>
          <table:table-cell/>
          <table:table-cell table:formula="of:=SUMPRODUCT([.$C39:.$C$43];[.F39:.F$43])" office:value-type="float" office:value="0" calcext:value-type="float">
            <text:p>0</text:p>
          </table:table-cell>
          <table:table-cell table:formula="of:=SUMPRODUCT([.$C39:.$C$43];[.G39:.G$43])" office:value-type="float" office:value="0" calcext:value-type="float">
            <text:p>0</text:p>
          </table:table-cell>
          <table:table-cell table:formula="of:=SUMPRODUCT([.$C39:.$C$43];[.H39:.H$43])" office:value-type="float" office:value="0" calcext:value-type="float">
            <text:p>0</text:p>
          </table:table-cell>
          <table:table-cell table:formula="of:=SUMPRODUCT([.$C39:.$C$43];[.I39:.I$43])" office:value-type="float" office:value="0" calcext:value-type="float">
            <text:p>0</text:p>
          </table:table-cell>
          <table:table-cell table:formula="of:=SUMPRODUCT([.$C39:.$C$43];[.J39:.J$43])" office:value-type="float" office:value="0" calcext:value-type="float">
            <text:p>0</text:p>
          </table:table-cell>
          <table:table-cell table:formula="of:=SUMPRODUCT([.$C39:.$C$43];[.K39:.K$43])" office:value-type="float" office:value="0" calcext:value-type="float">
            <text:p>0</text:p>
          </table:table-cell>
          <table:table-cell table:formula="of:=SUMPRODUCT([.$C39:.$C$43];[.L39:.L$43])" office:value-type="float" office:value="0" calcext:value-type="float">
            <text:p>0</text:p>
          </table:table-cell>
          <table:table-cell table:formula="of:=SUMPRODUCT([.$C39:.$C$43];[.M39:.M$43])" office:value-type="float" office:value="0" calcext:value-type="float">
            <text:p>0</text:p>
          </table:table-cell>
          <table:table-cell table:formula="of:=SUMPRODUCT([.$C39:.$C$43];[.N39:.N$43])" office:value-type="float" office:value="0" calcext:value-type="float">
            <text:p>0</text:p>
          </table:table-cell>
          <table:table-cell table:formula="of:=SUMPRODUCT([.$C39:.$C$43];[.O39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1-[.$A$2])/[.$A$2])^[.A40]" office:value-type="float" office:value="1.45043342647919E-074" calcext:value-type="float">
            <text:p>1.45043342647919E-74</text:p>
          </table:table-cell>
          <table:table-cell office:value-type="float" office:value="0" calcext:value-type="float">
            <text:p>0</text:p>
          </table:table-cell>
          <table:table-cell table:formula="of:=SUMPRODUCT([.B40:.$B$43];[.C40:.$C$43])" office:value-type="float" office:value="0" calcext:value-type="float">
            <text:p>0</text:p>
          </table:table-cell>
          <table:table-cell/>
          <table:table-cell table:formula="of:=((1-[.F$2])/[.F$2])^[.$A40]*[.$C40]" office:value-type="float" office:value="0" calcext:value-type="float">
            <text:p>0</text:p>
          </table:table-cell>
          <table:table-cell table:formula="of:=((1-[.G$2])/[.G$2])^[.$A40]*[.$C40]" office:value-type="float" office:value="0" calcext:value-type="float">
            <text:p>0</text:p>
          </table:table-cell>
          <table:table-cell table:formula="of:=((1-[.H$2])/[.H$2])^[.$A40]*[.$C40]" office:value-type="float" office:value="0" calcext:value-type="float">
            <text:p>0</text:p>
          </table:table-cell>
          <table:table-cell table:formula="of:=((1-[.I$2])/[.I$2])^[.$A40]*[.$C40]" office:value-type="float" office:value="0" calcext:value-type="float">
            <text:p>0</text:p>
          </table:table-cell>
          <table:table-cell table:formula="of:=((1-[.J$2])/[.J$2])^[.$A40]*[.$C40]" office:value-type="float" office:value="0" calcext:value-type="float">
            <text:p>0</text:p>
          </table:table-cell>
          <table:table-cell table:formula="of:=((1-[.K$2])/[.K$2])^[.$A40]*[.$C40]" office:value-type="float" office:value="0" calcext:value-type="float">
            <text:p>0</text:p>
          </table:table-cell>
          <table:table-cell table:formula="of:=((1-[.L$2])/[.L$2])^[.$A40]*[.$C40]" office:value-type="float" office:value="0" calcext:value-type="float">
            <text:p>0</text:p>
          </table:table-cell>
          <table:table-cell table:formula="of:=((1-[.M$2])/[.M$2])^[.$A40]*[.$C40]" office:value-type="float" office:value="0" calcext:value-type="float">
            <text:p>0</text:p>
          </table:table-cell>
          <table:table-cell table:formula="of:=((1-[.N$2])/[.N$2])^[.$A40]*[.$C40]" office:value-type="float" office:value="0" calcext:value-type="float">
            <text:p>0</text:p>
          </table:table-cell>
          <table:table-cell table:formula="of:=((1-[.O$2])/[.O$2])^[.$A40]*[.$C40]" office:value-type="float" office:value="0" calcext:value-type="float">
            <text:p>0</text:p>
          </table:table-cell>
          <table:table-cell/>
          <table:table-cell table:formula="of:=SUMPRODUCT([.$C40:.$C$43];[.F40:.F$43])" office:value-type="float" office:value="0" calcext:value-type="float">
            <text:p>0</text:p>
          </table:table-cell>
          <table:table-cell table:formula="of:=SUMPRODUCT([.$C40:.$C$43];[.G40:.G$43])" office:value-type="float" office:value="0" calcext:value-type="float">
            <text:p>0</text:p>
          </table:table-cell>
          <table:table-cell table:formula="of:=SUMPRODUCT([.$C40:.$C$43];[.H40:.H$43])" office:value-type="float" office:value="0" calcext:value-type="float">
            <text:p>0</text:p>
          </table:table-cell>
          <table:table-cell table:formula="of:=SUMPRODUCT([.$C40:.$C$43];[.I40:.I$43])" office:value-type="float" office:value="0" calcext:value-type="float">
            <text:p>0</text:p>
          </table:table-cell>
          <table:table-cell table:formula="of:=SUMPRODUCT([.$C40:.$C$43];[.J40:.J$43])" office:value-type="float" office:value="0" calcext:value-type="float">
            <text:p>0</text:p>
          </table:table-cell>
          <table:table-cell table:formula="of:=SUMPRODUCT([.$C40:.$C$43];[.K40:.K$43])" office:value-type="float" office:value="0" calcext:value-type="float">
            <text:p>0</text:p>
          </table:table-cell>
          <table:table-cell table:formula="of:=SUMPRODUCT([.$C40:.$C$43];[.L40:.L$43])" office:value-type="float" office:value="0" calcext:value-type="float">
            <text:p>0</text:p>
          </table:table-cell>
          <table:table-cell table:formula="of:=SUMPRODUCT([.$C40:.$C$43];[.M40:.M$43])" office:value-type="float" office:value="0" calcext:value-type="float">
            <text:p>0</text:p>
          </table:table-cell>
          <table:table-cell table:formula="of:=SUMPRODUCT([.$C40:.$C$43];[.N40:.N$43])" office:value-type="float" office:value="0" calcext:value-type="float">
            <text:p>0</text:p>
          </table:table-cell>
          <table:table-cell table:formula="of:=SUMPRODUCT([.$C40:.$C$43];[.O40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1-[.$A$2])/[.$A$2])^[.A41]" office:value-type="float" office:value="1.4650842691709E-076" calcext:value-type="float">
            <text:p>1.4650842691709E-76</text:p>
          </table:table-cell>
          <table:table-cell office:value-type="float" office:value="0" calcext:value-type="float">
            <text:p>0</text:p>
          </table:table-cell>
          <table:table-cell table:formula="of:=SUMPRODUCT([.B41:.$B$43];[.C41:.$C$43])" office:value-type="float" office:value="0" calcext:value-type="float">
            <text:p>0</text:p>
          </table:table-cell>
          <table:table-cell/>
          <table:table-cell table:formula="of:=((1-[.F$2])/[.F$2])^[.$A41]*[.$C41]" office:value-type="float" office:value="0" calcext:value-type="float">
            <text:p>0</text:p>
          </table:table-cell>
          <table:table-cell table:formula="of:=((1-[.G$2])/[.G$2])^[.$A41]*[.$C41]" office:value-type="float" office:value="0" calcext:value-type="float">
            <text:p>0</text:p>
          </table:table-cell>
          <table:table-cell table:formula="of:=((1-[.H$2])/[.H$2])^[.$A41]*[.$C41]" office:value-type="float" office:value="0" calcext:value-type="float">
            <text:p>0</text:p>
          </table:table-cell>
          <table:table-cell table:formula="of:=((1-[.I$2])/[.I$2])^[.$A41]*[.$C41]" office:value-type="float" office:value="0" calcext:value-type="float">
            <text:p>0</text:p>
          </table:table-cell>
          <table:table-cell table:formula="of:=((1-[.J$2])/[.J$2])^[.$A41]*[.$C41]" office:value-type="float" office:value="0" calcext:value-type="float">
            <text:p>0</text:p>
          </table:table-cell>
          <table:table-cell table:formula="of:=((1-[.K$2])/[.K$2])^[.$A41]*[.$C41]" office:value-type="float" office:value="0" calcext:value-type="float">
            <text:p>0</text:p>
          </table:table-cell>
          <table:table-cell table:formula="of:=((1-[.L$2])/[.L$2])^[.$A41]*[.$C41]" office:value-type="float" office:value="0" calcext:value-type="float">
            <text:p>0</text:p>
          </table:table-cell>
          <table:table-cell table:formula="of:=((1-[.M$2])/[.M$2])^[.$A41]*[.$C41]" office:value-type="float" office:value="0" calcext:value-type="float">
            <text:p>0</text:p>
          </table:table-cell>
          <table:table-cell table:formula="of:=((1-[.N$2])/[.N$2])^[.$A41]*[.$C41]" office:value-type="float" office:value="0" calcext:value-type="float">
            <text:p>0</text:p>
          </table:table-cell>
          <table:table-cell table:formula="of:=((1-[.O$2])/[.O$2])^[.$A41]*[.$C41]" office:value-type="float" office:value="0" calcext:value-type="float">
            <text:p>0</text:p>
          </table:table-cell>
          <table:table-cell/>
          <table:table-cell table:formula="of:=SUMPRODUCT([.$C41:.$C$43];[.F41:.F$43])" office:value-type="float" office:value="0" calcext:value-type="float">
            <text:p>0</text:p>
          </table:table-cell>
          <table:table-cell table:formula="of:=SUMPRODUCT([.$C41:.$C$43];[.G41:.G$43])" office:value-type="float" office:value="0" calcext:value-type="float">
            <text:p>0</text:p>
          </table:table-cell>
          <table:table-cell table:formula="of:=SUMPRODUCT([.$C41:.$C$43];[.H41:.H$43])" office:value-type="float" office:value="0" calcext:value-type="float">
            <text:p>0</text:p>
          </table:table-cell>
          <table:table-cell table:formula="of:=SUMPRODUCT([.$C41:.$C$43];[.I41:.I$43])" office:value-type="float" office:value="0" calcext:value-type="float">
            <text:p>0</text:p>
          </table:table-cell>
          <table:table-cell table:formula="of:=SUMPRODUCT([.$C41:.$C$43];[.J41:.J$43])" office:value-type="float" office:value="0" calcext:value-type="float">
            <text:p>0</text:p>
          </table:table-cell>
          <table:table-cell table:formula="of:=SUMPRODUCT([.$C41:.$C$43];[.K41:.K$43])" office:value-type="float" office:value="0" calcext:value-type="float">
            <text:p>0</text:p>
          </table:table-cell>
          <table:table-cell table:formula="of:=SUMPRODUCT([.$C41:.$C$43];[.L41:.L$43])" office:value-type="float" office:value="0" calcext:value-type="float">
            <text:p>0</text:p>
          </table:table-cell>
          <table:table-cell table:formula="of:=SUMPRODUCT([.$C41:.$C$43];[.M41:.M$43])" office:value-type="float" office:value="0" calcext:value-type="float">
            <text:p>0</text:p>
          </table:table-cell>
          <table:table-cell table:formula="of:=SUMPRODUCT([.$C41:.$C$43];[.N41:.N$43])" office:value-type="float" office:value="0" calcext:value-type="float">
            <text:p>0</text:p>
          </table:table-cell>
          <table:table-cell table:formula="of:=SUMPRODUCT([.$C41:.$C$43];[.O41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1-[.$A$2])/[.$A$2])^[.A42]" office:value-type="float" office:value="1.47988310017263E-078" calcext:value-type="float">
            <text:p>1.47988310017263E-78</text:p>
          </table:table-cell>
          <table:table-cell office:value-type="float" office:value="0" calcext:value-type="float">
            <text:p>0</text:p>
          </table:table-cell>
          <table:table-cell table:formula="of:=SUMPRODUCT([.B42:.$B$43];[.C42:.$C$43])" office:value-type="float" office:value="0" calcext:value-type="float">
            <text:p>0</text:p>
          </table:table-cell>
          <table:table-cell/>
          <table:table-cell table:formula="of:=((1-[.F$2])/[.F$2])^[.$A42]*[.$C42]" office:value-type="float" office:value="0" calcext:value-type="float">
            <text:p>0</text:p>
          </table:table-cell>
          <table:table-cell table:formula="of:=((1-[.G$2])/[.G$2])^[.$A42]*[.$C42]" office:value-type="float" office:value="0" calcext:value-type="float">
            <text:p>0</text:p>
          </table:table-cell>
          <table:table-cell table:formula="of:=((1-[.H$2])/[.H$2])^[.$A42]*[.$C42]" office:value-type="float" office:value="0" calcext:value-type="float">
            <text:p>0</text:p>
          </table:table-cell>
          <table:table-cell table:formula="of:=((1-[.I$2])/[.I$2])^[.$A42]*[.$C42]" office:value-type="float" office:value="0" calcext:value-type="float">
            <text:p>0</text:p>
          </table:table-cell>
          <table:table-cell table:formula="of:=((1-[.J$2])/[.J$2])^[.$A42]*[.$C42]" office:value-type="float" office:value="0" calcext:value-type="float">
            <text:p>0</text:p>
          </table:table-cell>
          <table:table-cell table:formula="of:=((1-[.K$2])/[.K$2])^[.$A42]*[.$C42]" office:value-type="float" office:value="0" calcext:value-type="float">
            <text:p>0</text:p>
          </table:table-cell>
          <table:table-cell table:formula="of:=((1-[.L$2])/[.L$2])^[.$A42]*[.$C42]" office:value-type="float" office:value="0" calcext:value-type="float">
            <text:p>0</text:p>
          </table:table-cell>
          <table:table-cell table:formula="of:=((1-[.M$2])/[.M$2])^[.$A42]*[.$C42]" office:value-type="float" office:value="0" calcext:value-type="float">
            <text:p>0</text:p>
          </table:table-cell>
          <table:table-cell table:formula="of:=((1-[.N$2])/[.N$2])^[.$A42]*[.$C42]" office:value-type="float" office:value="0" calcext:value-type="float">
            <text:p>0</text:p>
          </table:table-cell>
          <table:table-cell table:formula="of:=((1-[.O$2])/[.O$2])^[.$A42]*[.$C42]" office:value-type="float" office:value="0" calcext:value-type="float">
            <text:p>0</text:p>
          </table:table-cell>
          <table:table-cell/>
          <table:table-cell table:formula="of:=SUMPRODUCT([.$C42:.$C$43];[.F42:.F$43])" office:value-type="float" office:value="0" calcext:value-type="float">
            <text:p>0</text:p>
          </table:table-cell>
          <table:table-cell table:formula="of:=SUMPRODUCT([.$C42:.$C$43];[.G42:.G$43])" office:value-type="float" office:value="0" calcext:value-type="float">
            <text:p>0</text:p>
          </table:table-cell>
          <table:table-cell table:formula="of:=SUMPRODUCT([.$C42:.$C$43];[.H42:.H$43])" office:value-type="float" office:value="0" calcext:value-type="float">
            <text:p>0</text:p>
          </table:table-cell>
          <table:table-cell table:formula="of:=SUMPRODUCT([.$C42:.$C$43];[.I42:.I$43])" office:value-type="float" office:value="0" calcext:value-type="float">
            <text:p>0</text:p>
          </table:table-cell>
          <table:table-cell table:formula="of:=SUMPRODUCT([.$C42:.$C$43];[.J42:.J$43])" office:value-type="float" office:value="0" calcext:value-type="float">
            <text:p>0</text:p>
          </table:table-cell>
          <table:table-cell table:formula="of:=SUMPRODUCT([.$C42:.$C$43];[.K42:.K$43])" office:value-type="float" office:value="0" calcext:value-type="float">
            <text:p>0</text:p>
          </table:table-cell>
          <table:table-cell table:formula="of:=SUMPRODUCT([.$C42:.$C$43];[.L42:.L$43])" office:value-type="float" office:value="0" calcext:value-type="float">
            <text:p>0</text:p>
          </table:table-cell>
          <table:table-cell table:formula="of:=SUMPRODUCT([.$C42:.$C$43];[.M42:.M$43])" office:value-type="float" office:value="0" calcext:value-type="float">
            <text:p>0</text:p>
          </table:table-cell>
          <table:table-cell table:formula="of:=SUMPRODUCT([.$C42:.$C$43];[.N42:.N$43])" office:value-type="float" office:value="0" calcext:value-type="float">
            <text:p>0</text:p>
          </table:table-cell>
          <table:table-cell table:formula="of:=SUMPRODUCT([.$C42:.$C$43];[.O42:.O$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1-[.$A$2])/[.$A$2])^[.A43]" office:value-type="float" office:value="1.49483141431579E-080" calcext:value-type="float">
            <text:p>1.49483141431579E-80</text:p>
          </table:table-cell>
          <table:table-cell office:value-type="float" office:value="0" calcext:value-type="float">
            <text:p>0</text:p>
          </table:table-cell>
          <table:table-cell table:formula="of:=SUMPRODUCT([.B43:.$B$43];[.C43:.$C$43])" office:value-type="float" office:value="0" calcext:value-type="float">
            <text:p>0</text:p>
          </table:table-cell>
          <table:table-cell/>
          <table:table-cell table:formula="of:=((1-[.F$2])/[.F$2])^[.$A43]*[.$C43]" office:value-type="float" office:value="0" calcext:value-type="float">
            <text:p>0</text:p>
          </table:table-cell>
          <table:table-cell table:formula="of:=((1-[.G$2])/[.G$2])^[.$A43]*[.$C43]" office:value-type="float" office:value="0" calcext:value-type="float">
            <text:p>0</text:p>
          </table:table-cell>
          <table:table-cell table:formula="of:=((1-[.H$2])/[.H$2])^[.$A43]*[.$C43]" office:value-type="float" office:value="0" calcext:value-type="float">
            <text:p>0</text:p>
          </table:table-cell>
          <table:table-cell table:formula="of:=((1-[.I$2])/[.I$2])^[.$A43]*[.$C43]" office:value-type="float" office:value="0" calcext:value-type="float">
            <text:p>0</text:p>
          </table:table-cell>
          <table:table-cell table:formula="of:=((1-[.J$2])/[.J$2])^[.$A43]*[.$C43]" office:value-type="float" office:value="0" calcext:value-type="float">
            <text:p>0</text:p>
          </table:table-cell>
          <table:table-cell table:formula="of:=((1-[.K$2])/[.K$2])^[.$A43]*[.$C43]" office:value-type="float" office:value="0" calcext:value-type="float">
            <text:p>0</text:p>
          </table:table-cell>
          <table:table-cell table:formula="of:=((1-[.L$2])/[.L$2])^[.$A43]*[.$C43]" office:value-type="float" office:value="0" calcext:value-type="float">
            <text:p>0</text:p>
          </table:table-cell>
          <table:table-cell table:formula="of:=((1-[.M$2])/[.M$2])^[.$A43]*[.$C43]" office:value-type="float" office:value="0" calcext:value-type="float">
            <text:p>0</text:p>
          </table:table-cell>
          <table:table-cell table:formula="of:=((1-[.N$2])/[.N$2])^[.$A43]*[.$C43]" office:value-type="float" office:value="0" calcext:value-type="float">
            <text:p>0</text:p>
          </table:table-cell>
          <table:table-cell table:formula="of:=((1-[.O$2])/[.O$2])^[.$A43]*[.$C43]" office:value-type="float" office:value="0" calcext:value-type="float">
            <text:p>0</text:p>
          </table:table-cell>
          <table:table-cell/>
          <table:table-cell table:formula="of:=SUMPRODUCT([.$C43:.$C$43];[.F43:.F$43])" office:value-type="float" office:value="0" calcext:value-type="float">
            <text:p>0</text:p>
          </table:table-cell>
          <table:table-cell table:formula="of:=SUMPRODUCT([.$C43:.$C$43];[.G43:.G$43])" office:value-type="float" office:value="0" calcext:value-type="float">
            <text:p>0</text:p>
          </table:table-cell>
          <table:table-cell table:formula="of:=SUMPRODUCT([.$C43:.$C$43];[.H43:.H$43])" office:value-type="float" office:value="0" calcext:value-type="float">
            <text:p>0</text:p>
          </table:table-cell>
          <table:table-cell table:formula="of:=SUMPRODUCT([.$C43:.$C$43];[.I43:.I$43])" office:value-type="float" office:value="0" calcext:value-type="float">
            <text:p>0</text:p>
          </table:table-cell>
          <table:table-cell table:formula="of:=SUMPRODUCT([.$C43:.$C$43];[.J43:.J$43])" office:value-type="float" office:value="0" calcext:value-type="float">
            <text:p>0</text:p>
          </table:table-cell>
          <table:table-cell table:formula="of:=SUMPRODUCT([.$C43:.$C$43];[.K43:.K$43])" office:value-type="float" office:value="0" calcext:value-type="float">
            <text:p>0</text:p>
          </table:table-cell>
          <table:table-cell table:formula="of:=SUMPRODUCT([.$C43:.$C$43];[.L43:.L$43])" office:value-type="float" office:value="0" calcext:value-type="float">
            <text:p>0</text:p>
          </table:table-cell>
          <table:table-cell table:formula="of:=SUMPRODUCT([.$C43:.$C$43];[.M43:.M$43])" office:value-type="float" office:value="0" calcext:value-type="float">
            <text:p>0</text:p>
          </table:table-cell>
          <table:table-cell table:formula="of:=SUMPRODUCT([.$C43:.$C$43];[.N43:.N$43])" office:value-type="float" office:value="0" calcext:value-type="float">
            <text:p>0</text:p>
          </table:table-cell>
          <table:table-cell table:formula="of:=SUMPRODUCT([.$C43:.$C$43];[.O43:.O$4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09:52:09.431169386</meta:creation-date>
    <dc:date>2020-02-13T14:21:44.081813077</dc:date>
    <meta:editing-duration>PT11S</meta:editing-duration>
    <meta:editing-cycles>1</meta:editing-cycles>
    <meta:document-statistic meta:table-count="1" meta:cell-count="984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98cm" svg:height="19.417cm" xlink:href=".." xlink:type="simple" chart:class="chart:line" chart:style-name="ch1">
        <chart:legend chart:legend-position="end" svg:x="24.301cm" svg:y="9.409cm" style:legend-expansion="high" chart:style-name="ch2"/>
        <chart:plot-area chart:style-name="ch3" table:cell-range-address="Sheet1.Q3:Sheet1.Z4" chart:data-source-has-labels="row" svg:x="0.531cm" svg:y="0.388cm" svg:width="23.239cm" svg:height="18.641cm">
          <chartooo:coordinate-region svg:x="1.258cm" svg:y="0.388cm" svg:width="22.372cm" svg:height="15.742cm"/>
          <chart:axis chart:dimension="x" chart:name="primary-x" chart:style-name="ch4" chartooo:axis-type="auto">
            <chartooo:date-scale/>
            <chart:categories table:cell-range-address="Sheet1.Q3:Sheet1.Z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Z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99">
                <text:p>0.99</text:p>
                <draw:g>
                  <svg:desc>Sheet1.Q3:Sheet1.Z3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630000000000001">
                <text:p>0.63000000000000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00000262883928230982">
                <text:p>0.00000000262883928230982</text:p>
                <draw:g>
                  <svg:desc>Sheet1.Q4:Sheet1.Z4</svg:desc>
                </draw:g>
              </table:table-cell>
              <table:table-cell office:value-type="float" office:value="0.0000100965309127506">
                <text:p>0.0000100965309127506</text:p>
              </table:table-cell>
              <table:table-cell office:value-type="float" office:value="0.000236564571311434">
                <text:p>0.000236564571311434</text:p>
              </table:table-cell>
              <table:table-cell office:value-type="float" office:value="0.00186248532961648">
                <text:p>0.00186248532961648</text:p>
              </table:table-cell>
              <table:table-cell office:value-type="float" office:value="0.00901468854776216">
                <text:p>0.00901468854776216</text:p>
              </table:table-cell>
              <table:table-cell office:value-type="float" office:value="0.0332259831243496">
                <text:p>0.0332259831243496</text:p>
              </table:table-cell>
              <table:table-cell office:value-type="float" office:value="0.103305806604127">
                <text:p>0.103305806604127</text:p>
              </table:table-cell>
              <table:table-cell office:value-type="float" office:value="0.287478678168334">
                <text:p>0.287478678168334</text:p>
              </table:table-cell>
              <table:table-cell office:value-type="float" office:value="0.746347234644292">
                <text:p>0.746347234644292</text:p>
              </table:table-cell>
              <table:table-cell office:value-type="float" office:value="1.87977653081731">
                <text:p>1.87977653081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